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161in"/>
    </style:style>
    <style:style style:name="co2" style:family="table-column">
      <style:table-column-properties fo:break-before="auto" style:column-width="2.6264in"/>
    </style:style>
    <style:style style:name="co3" style:family="table-column">
      <style:table-column-properties fo:break-before="auto" style:column-width="10.239in"/>
    </style:style>
    <style:style style:name="co4" style:family="table-column">
      <style:table-column-properties fo:break-before="auto" style:column-width="0.889in"/>
    </style:style>
    <style:style style:name="co5" style:family="table-column">
      <style:table-column-properties fo:break-before="auto" style:column-width="1.3165in"/>
    </style:style>
    <style:style style:name="ro1" style:family="table-row">
      <style:table-row-properties style:row-height="0.178in" fo:break-before="auto" style:use-optimal-row-height="true"/>
    </style:style>
    <style:style style:name="ro2" style:family="table-row">
      <style:table-row-properties style:row-height="1.5752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2.0417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6634in" fo:break-before="auto" style:use-optimal-row-height="true"/>
    </style:style>
    <style:style style:name="ro15" style:family="table-row">
      <style:table-row-properties style:row-height="2.352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5" style:family="table-cell" style:parent-style-name="Default">
      <style:table-cell-properties fo:wrap-option="wrap" style:vertical-align="middle"/>
    </style:style>
    <style:style style:name="ce6" style:family="table-cell" style:parent-style-name="Default" style:data-style-name="N99">
      <style:table-cell-properties fo:wrap-option="wrap" style:vertical-align="middle"/>
    </style:style>
  </office:automatic-styles>
  <office:body>
    <office:spreadsheet>
      <table:calculation-settings table:automatic-find-labels="false" table:use-regular-expressions="false" table:use-wildcards="true"/>
      <table:table table:name="resul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4" table:number-columns-repeated="1019" table:default-cell-style-name="ce5"/>
        <table:table-row table:style-name="ro1">
          <table:table-cell office:value-type="string" calcext:value-type="string">
            <text:p>Title</text:p>
          </table:table-cell>
          <table:table-cell office:value-type="string" calcext:value-type="string">
            <text:p>Published_In</text:p>
          </table:table-cell>
          <table:table-cell office:value-type="string" calcext:value-type="string">
            <text:p>Abstract</text:p>
          </table:table-cell>
          <table:table-cell office:value-type="string" calcext:value-type="string">
            <text:p>USE</text:p>
          </table:table-cell>
          <table:table-cell office:value-type="string" calcext:value-type="string">
            <text:p>Comment</text:p>
          </table:table-cell>
          <table:table-cell table:number-columns-repeated="1019"/>
        </table:table-row>
        <table:table-row table:style-name="ro2">
          <table:table-cell office:value-type="string" calcext:value-type="string">
            <text:p>A comparative study of coarse- and fine-grained safe regression test-selection techniques</text:p>
          </table:table-cell>
          <table:table-cell office:value-type="string" calcext:value-type="string">
            <text:p>ACM Transactions on Software Engineering and Methodology</text:p>
          </table:table-cell>
          <table:table-cell office:value-type="string" calcext:value-type="string">
            <text:p>Regression test-selection techniques reduce the cost of regression testing by selecting a subset of an existing test suite to use in retesting a modified program. Over the past two decades, numerous regression test-selection techniques have been described in the literature. Initial empirical studies of some of these techniques have suggested that they can indeed benefit testers, but so far, few studies have empirically compared different techniques. In this paper, we present the results of a comparative empirical study of two safe regression test-selection techniques. The techniques we studied have been implemented as the tools DejaVu and TestTube; we compared these tools in terms of a cost model incorporating precision (ability to eliminate <text:s/>unnecessary test cases), analysis cost, and test execution cost. Our results indicate, that in many instances, despite its relative lack of precision, TestTube can reduce the time required for regression testing as much as the more precise DejaVu. In other instances, particularly where the time required to execute test cases is long, DejaVu's superior precision gives it a clear advantage over TestTube. Such variations in relative performance can complicate a tester's choice of which tool to use. Our experimental results suggest that a hybrid regression test-selection tool that combines features of TestTube and DejaVu may be an answer to these complications; we present an initial case study that demonstrates the potential benefit of such a tool.</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A logic mutation approach to selective mutation for programs and queries</text:p>
          </table:table-cell>
          <table:table-cell office:value-type="string" calcext:value-type="string">
            <text:p>Information and Software Technology</text:p>
          </table:table-cell>
          <table:table-cell office:value-type="string" calcext:value-type="string">
            <text:p>In the last few years, Internet of Things (IoT) systems have drastically increased their relevance in many fundamental sectors. For this reason, assuring their quality is of paramount importance, especially in safety-critical contexts. Unfortunately, few quality assurance proposals for assuring the quality of these complex systems are present in the literature. In this paper, we extended and improved our previous approach for semi-automated model-based generation of executable test scripts. Our proposal is oriented to system-level acceptance testing of IoT systems. We have implemented a prototype tool taking in input a UML model of the system under test and some additional artefacts, and producing in output a test suite that checks if the system’s behaviour is compliant with such a model. We empirically evaluated our tool employing two IoT systems: a mobile health IoT system for diabetic patients and a smart park management system part of a smart city project. Both systems involve sensors or actuators, smartphones, and a remote cloud server. Results show that the test suites generated with our tool have been able to kill 91% of the overall 260 generated mutants (i.e. artificial bugged versions of the two considered systems). Moreover, the optimisation introduced in this novel version of our prototype, based on a minimisation post-processing step, allowed to reduce the time required for executing the entire test suites (about -20/25%) with no adverse effect on the bug-detection capability.</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 method for finding missing unit tests</text:p>
          </table:table-cell>
          <table:table-cell office:value-type="string" calcext:value-type="string">
            <text:p>2020 IEEE International Conference on Software Maintenance and Evolution (ICSME)</text:p>
          </table:table-cell>
          <table:table-cell office:value-type="string" calcext:value-type="string">
            <text:p>Because tests are important to the development process, developers need to know when a test suite is missing tests. Missing tests - tests that should be included in a test suite but are not - reduce the utility that developers can derive from a test suite. Currently, developers find missing tests by using coverage information such as line coverage or mutation coverage. However, coverage metrics are limited in their ability to reveal missing tests and show only what code needs to be tested, not how to test it. We present a method for finding missing tests that addresses the shortcomings of coverage metrics based on the fact that similar code entities are often tested in the same way. We are able to find what code is missing tests by identifying code entities which are not tested in the same way as other similar entities. We then show how a code entity with a missing test should be tested by leveraging the tests written for those similar entities. Our results show that our approach offers several benefits over a coverage-based approach and is able to find missing tests in a range of software projects while generating few erroneous identifications of missing test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 methodology for controlling the size of a test suite</text:p>
          </table:table-cell>
          <table:table-cell office:value-type="string" calcext:value-type="string">
            <text:p>ACM Transactions on Software Engineering and Methodology</text:p>
          </table:table-cell>
          <table:table-cell office:value-type="string" calcext:value-type="string">
            <text:p>As a result of modifications to a program during the maintenance phase, the size of a test suite used for regression testing can become unmanageable. The authors present a technique that selects from a test suite a representative set of test cases that provides the same measure of coverage as the test suite. This selection is performed by the identification of the redundant and obsolete test cases in the test suite. The representative set can be used to reduce the size of the test suite by substituting for the test suite. The representative set can also be used to determine those test cases that should be rerun to test the program after it has been changed. The technique is independent of the testing methodology and only requires an association between each testing requirement and the test cases that satisfy the requirement. The technique is illustrated by means of the data flow testing methodology. Experimental studies are being performed that demonstrate the effectiveness of the technique.&amp;lt;&lt;ETX&gt;&amp;gt;&lt;/ETX&gt;</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A safe, efficient regression test selection technique</text:p>
          </table:table-cell>
          <table:table-cell office:value-type="string" calcext:value-type="string">
            <text:p>ACM Transactions on Software Engineering and Methodology</text:p>
          </table:table-cell>
          <table:table-cell office:value-type="string" calcext:value-type="string">
            <text:p>Regression testing is an expensive but necessary maintenance activity performed on modified software to provide confidence that changes are correct and do not adversely affect other portions of the softwore. A regression test selection technique choses, from an existing test set, thests that are deemed necessary to validate modified software. We present a new technique for regression test selection. Our algorithms construct control flow graphs for a precedure or program and its modified version and use these graphs to select tests that execute changed code from the original test suite. We prove that, under certain conditions, the set of tests our technique selects includes every test from the original test suite that con expose faults in the modified procedfdure or program. Under these conditions our algorithms are safe. Moreover, although our algorithms may select some tests that cannot expose faults, they are at lease as precise as other safe regression test selection algorithms. Unlike many other regression test selection algorithms, our algorithms handle all language constructs and all types of program modifications. We have implemented our algorithms; initial empirical studies indicate that our technique can significantly reduce the cost of regression testing modified software.</text:p>
          </table:table-cell>
          <table:table-cell table:style-name="ce6" office:value-type="boolean" office:boolean-value="false" calcext:value-type="boolean">
            <text:p>FALSE</text:p>
          </table:table-cell>
          <table:table-cell table:number-columns-repeated="1020"/>
        </table:table-row>
        <table:table-row table:style-name="ro5">
          <table:table-cell office:value-type="string" calcext:value-type="string">
            <text:p>A static approach to prioritizing JUnit test cases</text:p>
          </table:table-cell>
          <table:table-cell office:value-type="string" calcext:value-type="string">
            <text:p>IEEE Transactions on Software Engineering</text:p>
          </table:table-cell>
          <table:table-cell office:value-type="string" calcext:value-type="string">
            <text:p>Test case prioritization is used in regression testing to schedule the execution order of test cases so as to expose faults earlier in testing. Over the past few years, many test case prioritization techniques have been proposed in the literature. Most of these techniques require data on dynamic execution in the form of code coverage information for test cases. However, the collection of dynamic code coverage information on test cases has several associated drawbacks including cost increases and reduction in prioritization precision. In this paper, we propose an approach to prioritizing test cases in the absence of coverage information that operates on Java programs tested under the JUnit framework—an increasingly popular class of systems. Our approach, JUnit test case Prioritization Techniques operating in the Absence of coverage information (JUPTA), analyzes the static call graphs of JUnit test cases and the program under test to estimate the ability of each test case to achieve code coverage, and then schedules the order of these test cases based on those estimates. To evaluate the effectiveness of JUPTA, we conducted an empirical study on 19 versions of four Java programs ranging from 2K-80K lines of code, and compared several variants of JUPTA with three control techniques, and several other existing dynamic coverage-based test case prioritization techniques, assessing the abilities of the techniques to increase the rate of fault detection of test suites. Our results show that the test suites constructed by JUPTA are more effective than those in random and untreated test orders in terms of fault-detection effectiveness. Although the test suites constructed by dynamic coverage-based techniques retain fault-detection effectiveness advantages, the fault-detection effectiveness of the test suites constructed by JUPTA is close to that of the test suites constructed by those techniques, and the fault-detection effectiveness of the test suites constructed by some of JUPTA's variants is better than that of the test suites constructed by several of those technique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 test-suite diagnosability metric for spectrum-based fault localization approaches</text:p>
          </table:table-cell>
          <table:table-cell office:value-type="string" calcext:value-type="string">
            <text:p>2017 IEEE/ACM 39th International Conference on Software Engineering (ICSE)</text:p>
          </table:table-cell>
          <table:table-cell office:value-type="string" calcext:value-type="string">
            <text:p>Current metrics for assessing the adequacy of a test-suite plainly focus on the number of components (be it lines, branches, paths) covered by the suite, but do not explicitly check how the tests actually exercise these components and whether they provide enough information so that spectrum-based fault localization techniques can perform accurate fault isolation. We propose a metric, called DDU, aimed at complementing adequacy measurements by quantifying a test-suite's diagnosability, i.e., the effectiveness of applying spectrum-based fault localization to pinpoint faults in the code in the event of test failures. Our aim is to increase the value generated by creating thorough test-suites, so they are not only regarded as error detection mechanisms but also as effective diagnostic aids that help widely-used fault-localization techniques to accurately pinpoint the location of bugs in the system. Our experiments show that optimizing a test suite with respect to DDU yields a 34% gain in spectrum-based fault localization report accuracy when compared to the standard branch-coverage metric.</text:p>
          </table:table-cell>
          <table:table-cell table:style-name="ce6" office:value-type="boolean" office:boolean-value="true" calcext:value-type="boolean">
            <text:p>TRUE</text:p>
          </table:table-cell>
          <table:table-cell table:number-columns-repeated="1020"/>
        </table:table-row>
        <table:table-row table:style-name="ro6">
          <table:table-cell office:value-type="string" calcext:value-type="string">
            <text:p>A theoretical and empirical study of diversity-aware mutation adequacy criterion</text:p>
          </table:table-cell>
          <table:table-cell office:value-type="string" calcext:value-type="string">
            <text:p>IEEE Transactions on Software Engineering</text:p>
          </table:table-cell>
          <table:table-cell office:value-type="string" calcext:value-type="string">
            <text:p>Developers of widely used Application Programming Interfaces (APIs) implement and test APIs based on a document, which is commonly specified using natural language. How- ever, there is limited knowledge on whether API developers are able to systematically reveal i) underdetermined specifications; and ii) non-conformances between their implementation and the specification. To better understand the problem, we analyze test suites of Java Reflection API, and we conduct two surveys. A survey with 130 developers who use the Java Reflection API, and a survey with 128 C# developers who use and implement the .NET Reflection API to see whether the specification impacts on their understanding. We also propose a technique to detect underdetermined specifications and non-conformances between the specification and the implementations of the APIs. It automatically creates test cases, and executes them using different implementations. It saves objects yielded by methods to be used to create more test cases. If results differ, it detects an underdetermined specification or a non-conformance candidate between the specification and at least one implementation of the API. We evaluate our technique using the Java Reflection API in 446 input programs. Our technique identifies underdetermined specification and non-conformance candidates in 32 Java Reflection API public methods of 7 classes. We report underdetermined specification candidates in 12 Java Reflection API methods. Java Reflection API specifiers accept 3 underdetermined specification candidates (25%). We also report 24 non-conformance candidates to Eclipse OpenJ9 JVM, and 7 to Oracle JVM. Eclipse OpenJ9 JVM developers accept and fix 21 candidates (87.5%), and Oracle JVM developers accept 5 and fix 4 non-conformance candidates. Twelve test cases are now part of the Eclipse OpenJ9 JVM test suite. We also evaluate our technique using the Java Collections API. Even being a very popular Java API, our technique identifies 29 underdetermined specification and non-conformance candidates. Our technique identifies 17 candidates that cannot be detected by popular automatic test suite generators. We report 5 underdetermined specification candidates to the Java Collections API specifiers. We also report 9 non-conformance candidates to Eclipse OpenJ9 JVM, and 4 to Oracle JVM. Oracle JVM developers accept and fix 3 non-conformance candidates. Eclipse OpenJ9 JVM developers accept and fix 1 non-conformance candidate.</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dapting unit tests by generating combinatorial test data</text:p>
          </table:table-cell>
          <table:table-cell office:value-type="string" calcext:value-type="string">
            <text:p>2018 IEEE International Conference on Software Testing, Verification and Validation Workshops (ICSTW)</text:p>
          </table:table-cell>
          <table:table-cell office:value-type="string" calcext:value-type="string">
            <text:p>Conventional unit tests are still mainly handcrafted. Generalizing conventional unit tests to parameterized unit tests supports automatic test data generation. Methods that were introduced to instantiate parameterized unit tests with concrete values as test data are based on search based approaches, dynamic symbolic execution, or property based testing. In this work, we introduce an approach that retrofits existing conventional unit tests into parameterized unit tests by generalization, and generate test data by combinatorial valuation to adapt existing conventional unit test suites. We conduct an empirical study to investigate whether our test suite adaption approach is beneficial in terms of additional fault detection capabilities and code coverage. Our results show that mutation score and condition coverage increase with feasible effort compared to existing conventional unit test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dvancing energy testing of mobile applications</text:p>
          </table:table-cell>
          <table:table-cell office:value-type="string" calcext:value-type="string">
            <text:p>2017 IEEE/ACM 39th International Conference on Software Engineering Companion (ICSE-C)</text:p>
          </table:table-cell>
          <table:table-cell office:value-type="string" calcext:value-type="string">
            <text:p>The rising popularity of mobile apps deployed on battery-constrained devices has motivated the need for effective energy-aware testing techniques. However, currently there is a lack of test generation tools for exercising the energy properties of apps. Automated test generation is not useful without tools that help developers to measure the quality of the tests. Additionally, the collection of tests generated for energy testing could be quite large, as it may involve a test suite that covers all the energy hotspots under different use cases. Thereby, there is a need for techniques to manage the size of test suite, while maintaining its effectiveness in revealing energy defects. Our research plan to advance energy testing for mobile applications include various techniques for energy-aware test generation, energy-aware test-suite adequacy assessment, and energy-aware test-suite minimization.</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All-uses vs mutation testing: an experimental comparison of effectiveness</text:p>
          </table:table-cell>
          <table:table-cell office:value-type="string" calcext:value-type="string">
            <text:p>Journal of Systems and Software</text:p>
          </table:table-cell>
          <table:table-cell office:value-type="string" calcext:value-type="string">
            <text:p>The state-of-the-practice in software development is driven by constant change fueled by continues integration servers. Such constant change demands for frequent and fully automated tests capable to detect faults immediately upon project build. As the fault detection capability of the test suite becomes so important, modern software development teams continuously monitor the quality of the test suite as well. However, it appears that the state-of-the-practice is reluctant to adopt strong coverage metrics (namely mutation coverage), instead relying on weaker kinds of coverage (namely branch coverage). In this paper, we investigate three reasons that prohibit the adoption of mutation coverage in a continuous integration setting: (1) the difficulty of its integration into the build system, (2) the perception that branch coverage is “good enough”, and (3) the performance overhead during the build. Our investigation is based on a case study involving four open source systems and one industrial system. We demonstrate that mutation coverage reveals additional weaknesses in the test suite compared to branch coverage and that it is able to do so with an acceptable performance overhead during project build.</text:p>
          </table:table-cell>
          <table:table-cell table:style-name="ce6" office:value-type="boolean" office:boolean-value="false" calcext:value-type="boolean">
            <text:p>FALSE</text:p>
          </table:table-cell>
          <table:table-cell office:value-type="string" calcext:value-type="string">
            <text:p>Touches the Problem, but doesn’t introduce a new metric</text:p>
          </table:table-cell>
          <table:table-cell table:number-columns-repeated="1019"/>
        </table:table-row>
        <table:table-row table:style-name="ro2">
          <table:table-cell office:value-type="string" calcext:value-type="string">
            <text:p>An approach and tool for measurement of state variable based data-flow test coverage for aspect-oriented programs</text:p>
          </table:table-cell>
          <table:table-cell office:value-type="string" calcext:value-type="string">
            <text:p>Information and Software Technology</text:p>
          </table:table-cell>
          <table:table-cell office:value-type="string" calcext:value-type="string">
            <text:p>ContextData-flow testing approaches have been used for procedural and object-oriented programs, and shown to be effective in detecting faults. However, few such approaches have been evaluated for aspect-oriented programs. In such programs, data-flow interactions can occur between base classes and aspects, which can affect the behavior of both. Faults resulting from such interactions are hard to detect unless the interactions are specifically targeted during testing. ObjectiveThis paper presents an approach and tool implementation for measuring data-flow coverage based on state variables defined in base classes or aspects in AspectJ programs. The paper also reports on an empirical study that compares the cost and effectiveness of data-flow test criteria that are based on state variables with two control-flow criteria. MethodEffectiveness of the criteria was evaluated for various fault types. Cost-effectiveness of test suites that cover all state variable definition-use associations (DUAs) was evaluated for three coverage levels: 100%, 90%, and 80%. ResultsThe effort needed to obtain a test case that achieves data-flow coverage is higher than the effort needed to obtain a test case that covers a block or a branch in an advised class. Covering certain data flow associations requires more effort than for other types of data flow associations. The data-flow test criteria based on state variables of a base-class are in general more effective than control-flow criteria. ConclusionsOverall, it is cost-effective to obtain test suites at the 90% coverage level of data-flow criteria.</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An empirical analysis of the distribution of unit test smells and their impact on software maintenance</text:p>
          </table:table-cell>
          <table:table-cell office:value-type="string" calcext:value-type="string">
            <text:p>2012 28th IEEE International Conference on Software Maintenance (ICSM)</text:p>
          </table:table-cell>
          <table:table-cell office:value-type="string" calcext:value-type="string">
            <text:p>Unit testing represents a key activity in software development and maintenance. Test suites with high internal quality facilitate maintenance activities, such as code comprehension and regression testing. Several guidelines have been proposed to help developers write good test suites. Unfortunately, such rules are not always followed resulting in the presence of bad test code smells (or simply test smells). Test smells have been defined as poorly designed tests and their presence may negatively affect the maintainability of test suites and production code. Despite the many studies that address code smells in general, until now there has been no empirical evidence regarding test smells (i) distribution in software systems nor (ii) their impact on the maintainability of software systems. This paper fills this gap by presenting two empirical studies. The first study is an exploratory analysis of 18 software systems (two industrial and 16 open source) aimed at analyzing the distribution of test smells in source code. The second study, a controlled experiment involving twenty master students, is aimed at analyzing whether the presence of test smells affects the comprehension of source code during software maintenance. The results show that (i) test smells are widely spread throughout the software systems studied and (ii) most of the test smells have a strong negative impact on the comprehensibility of test suites and production code.</text:p>
          </table:table-cell>
          <table:table-cell table:style-name="ce6" office:value-type="boolean" office:boolean-value="false" calcext:value-type="boolean">
            <text:p>FALSE</text:p>
          </table:table-cell>
          <table:table-cell office:value-type="string" calcext:value-type="string">
            <text:p>analysis test smells</text:p>
          </table:table-cell>
          <table:table-cell table:number-columns-repeated="1019"/>
        </table:table-row>
        <table:table-row table:style-name="ro3">
          <table:table-cell office:value-type="string" calcext:value-type="string">
            <text:p>An empirical comparison of test suite reduction techniques for user-session-based testing of web applications</text:p>
          </table:table-cell>
          <table:table-cell office:value-type="string" calcext:value-type="string">
            <text:p>21st IEEE International Conference on Software Maintenance (ICSM'05)</text:p>
          </table:table-cell>
          <table:table-cell office:value-type="string" calcext:value-type="string">
            <text:p>Automated cost-effective test strategies are needed to provide reliable, secure, and usable web applications. As a software maintainer updates an application, test cases must accurately reflect usage to expose faults that users are most likely to encounter. User-session-based testing is an automated approach to enhancing an initial test suite with real user data, enabling additional testing during maintenance as well as adding test data that represents usage as operational profiles evolve. Test suite reduction techniques are critical to the cost effectiveness of user-session-based testing because a key issue is the cost of collecting, analyzing, and replaying the large number of test cases generated from user-session data. We performed an empirical study comparing the test suite size, program coverage, fault detection capability, and costs of three requirements-based reduction techniques and three variations of concept analysis reduction applied to two web applications. The statistical analysis of our results indicates that concept analysis-based reduction is a cost-effective alternative to requirements-based approache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n empirical evaluation of the MuJava mutation operators</text:p>
          </table:table-cell>
          <table:table-cell office:value-type="string" calcext:value-type="string">
            <text:p>Testing: Academic and Industrial Conference Practice and Research Techniques - MUTATION (TAICPART-MUTATION 2007)</text:p>
          </table:table-cell>
          <table:table-cell office:value-type="string" calcext:value-type="string">
            <text:p>Mutation testing is used to assess the fault-finding effectiveness of a test suite. Information provided by mutation testing can also be used to guide the creation of additional valuable tests and/or to reveal faults in the implementation code. However, concerns about the time efficiency of mutation testing may prohibit its widespread, practical use. We conducted an empirical study using the MuClipse automated mutation testing plug-in for Eclipse on the back end of a small web-based application. The first objective of our study was to categorize the behavior of the mutants generated by selected mutation operators during successive attempts to kill the mutants. The results of this categorization can be used to inform developers in their mutant operator selection to improve the efficiency and effectiveness of their mutation testing. The second outcome of our study identified patterns in the implementation code that remained untested after attempting to kill all mutants.</text:p>
          </table:table-cell>
          <table:table-cell table:style-name="ce6" office:value-type="boolean" office:boolean-value="false" calcext:value-type="boolean">
            <text:p>FALSE</text:p>
          </table:table-cell>
          <table:table-cell office:value-type="string" calcext:value-type="string">
            <text:p>analysis mutation testing</text:p>
          </table:table-cell>
          <table:table-cell table:number-columns-repeated="1019"/>
        </table:table-row>
        <table:table-row table:style-name="ro4">
          <table:table-cell office:value-type="string" calcext:value-type="string">
            <text:p>An empirical study of profiling strategies for released software and their impact on testing activities</text:p>
          </table:table-cell>
          <table:table-cell office:value-type="string" calcext:value-type="string">
            <text:p>Proceedings of the 2004 ACM SIGSOFT international symposium on Software testing and analysis <text:s/>- ISSTA '04</text:p>
          </table:table-cell>
          <table:table-cell office:value-type="string" calcext:value-type="string">
            <text:p>An understanding of how software is employed in the field can yield many opportunities for quality improvements. Profiling released software can provide such an understanding. However, profiling released software is diffcult due to the potentially large number of deployed sites that must be profiled, the extreme transparency expectations, and the remote data collection and deployment management process. Researchers have recently proposed various approaches to tap into the opportunities and overcome those challenges. Initial studies have illustrated the application of these approaches and have shown their feasibility. Still, the promising proposed approaches, and the tradeoffs between overhead, accuracy, and potential benefits for the testing activity have been barely quantified. This paper aims to over-come those limitations. Our analysis of 1200 user sessions on a 155 KLOC system substantiates the ability of field data to support test suite improvements, quantifies different approaches previously introduced in isolation, and assesses the efficiency of profiling techniques for released software and the effectiveness of their associated testing effort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n empirical study on mutation, statement and branch coverage fault revelation that avoids the unreliable clean program assumption</text:p>
          </table:table-cell>
          <table:table-cell office:value-type="string" calcext:value-type="string">
            <text:p>2017 IEEE/ACM 39th International Conference on Software Engineering (ICSE)</text:p>
          </table:table-cell>
          <table:table-cell office:value-type="string" calcext:value-type="string">
            <text:p>Many studies suggest using coverage concepts, such as branch coverage, as the starting point of testing, while others as the most prominent test quality indicator. Yet the relationship between coverage and fault-revelation remains unknown, yielding uncertainty and controversy. Most previous studies rely on the Clean Program Assumption, that a test suite will obtain similar coverage for both faulty and fixed (`clean') program versions. This assumption may appear intuitive, especially for bugs that denote small semantic deviations. However, we present evidence that the Clean Program Assumption does not always hold, thereby raising a critical threat to the validity of previous results. We then conducted a study using a robust experimental methodology that avoids this threat to validity, from which our primary finding is that strong mutation testing has the highest fault revelation of four widely-used criteria. Our findings also revealed that fault revelation starts to increase significantly only once relatively high levels of coverage are attained.</text:p>
          </table:table-cell>
          <table:table-cell table:style-name="ce6" office:value-type="boolean" office:boolean-value="false" calcext:value-type="boolean">
            <text:p>FALSE</text:p>
          </table:table-cell>
          <table:table-cell office:value-type="string" calcext:value-type="string">
            <text:p>analysis mutation testing and coverage</text:p>
          </table:table-cell>
          <table:table-cell table:number-columns-repeated="1019"/>
        </table:table-row>
        <table:table-row table:style-name="ro9">
          <table:table-cell office:value-type="string" calcext:value-type="string">
            <text:p>An extensive study on cross-project predictive mutation testing</text:p>
          </table:table-cell>
          <table:table-cell office:value-type="string" calcext:value-type="string">
            <text:p>2019 12th IEEE Conference on Software Testing, Validation and Verification (ICST)</text:p>
          </table:table-cell>
          <table:table-cell office:value-type="string" calcext:value-type="string">
            <text:p>Mutation testing is a powerful technique for evaluating the quality of test suite which plays a key role in ensuring software quality. The concept of mutation testing has also been widely used in other software engineering studies, e.g., test generation, fault localization, and program repair. During the process of mutation testing, large number of mutants may be generated and then executed against the test suite to examine whether they can be killed, making the process extremely computational expensive. Several techniques have been proposed to speed up this process, including selective, weakened, and predictive mutation testing. Among those techniques, Predictive Mutation Testing (PMT) tries to build a classification model based on an amount of mutant execution records to predict whether coming new mutants would be killed or alive without mutant execution, and can achieve significant mutation cost reduction. In PMT, each mutant is represented as a list of features related to the mutant itself and the test suite, transforming the mutation testing problem to a binary classification problem. In this paper, we perform an extensive study on the effectiveness and efficiency of the promising PMT technique under the cross-project setting using a total 654 real world projects with more than 4 Million mutants. Our work also complements the original PMT work by considering more features and the powerful deep learning models. The experimental results show an average of over 0.85 prediction accuracy on 654 projects using cross validation, demonstrating the effectiveness of PMT. Meanwhile, a clear speed up is also observed with an average of 28.7× compared to traditional mutation testing with 5 threads. In addition, we analyze the importance of different groups of features in classification model, which provides important implications for the future research.</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An industrial evaluation of unit test generation: Finding real faults in a financial application</text:p>
          </table:table-cell>
          <table:table-cell office:value-type="string" calcext:value-type="string">
            <text:p>2017 IEEE/ACM 39th International Conference on Software Engineering: Software Engineering in Practice Track (ICSE-SEIP)</text:p>
          </table:table-cell>
          <table:table-cell office:value-type="string" calcext:value-type="string">
            <text:p>Automated unit test generation has been extensively studied in the literature in recent years. Previous studies on open source systems have shown that test generation tools are quite effective at detecting faults, but how effective and applicable are they in an industrial application? In this paper, we investigate this question using a life insurance and pension products calculator engine owned by SEB Life &amp;amp; Pension Holding AB Riga Branch.To study fault-finding effectiveness, we extracted 25 real faults from the version history of this software project, and applied two up-to-date unit test generation tools for Java, EvoSuite and Randoop, which implement search-based and feedback-directed random test generation, respectively. Automatically generated test suites detected up to 56.40% (Evosuite) and 38.00% (Randoop) of these faults. The analysis of our results demonstrates challenges that need to be addressed in order to improve fault detection in test generation tools. In particular, classification of the undetected faults shows that 97.62% of them depend on either "specific primitive values" (50.00%) or the construction of "complex state configuration of objects" (47.62%).To study applicability, we surveyed the developers of the application under test on their experience and opinions about the test generation tools and the generated test cases. This leads to insights on requirements for academic prototypes for successful technology transfer from academic research to industrial practice, such as a need to integrate with popular build tools, and to improve the readability of the generated test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nalyzing regression test selection techniques</text:p>
          </table:table-cell>
          <table:table-cell office:value-type="string" calcext:value-type="string">
            <text:p>IEEE Transactions on Software Engineering</text:p>
          </table:table-cell>
          <table:table-cell office:value-type="string" calcext:value-type="string">
            <text:p>Regression testing is a necessary but expensive maintenance activity aimed at showing that code has not been adversely affected by changes. Regression test selection techniques reuse tests from an existing test suite to test a modified program. Many regression test selection techniques have been proposed, however, it is difficult to compare and evaluate these techniques because they have different goals. This paper outlines the issues relevant to regression test selection techniques, and uses these issues as the basis for a framework within which to evaluate the techniques. The paper illustrates the application of the framework by using it to evaluate existing regression test selection techniques. The evaluation reveals the strengths and weaknesses of existing techniques, and highlights some problems that future work in this area should addres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pplying concept analysis to user-session-based testing of web applications</text:p>
          </table:table-cell>
          <table:table-cell office:value-type="string" calcext:value-type="string">
            <text:p>IEEE Transactions on Software Engineering</text:p>
          </table:table-cell>
          <table:table-cell office:value-type="string" calcext:value-type="string">
            <text:p>The continuous use of the web for daily operations by businesses, consumers, and the government has created a great demand for reliable web applications. One promising approach to testing the functionality of web applications leverages user-session data collected by web servers. User-session-based testing automatically generates test cases based on real user profiles. The key contribution of this paper is the application of concept analysis for clustering user sessions and a set of heuristics for test case selection. Existing incremental concept analysis algorithms are exploited to avoid collecting and maintaining large user-session data sets and thus to provide scalability. We have completely automated the process from user session collection and test suite reduction through test case replay. Our incremental test suite update algorithm coupled with our experimental study indicate that concept analysis provides a promising means for incrementally updating reduced test suites in response to newly captured user sessions with little loss in fault detection capability and program coverage.</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Applying mutation analysis on kernel test suites: An experience report</text:p>
          </table:table-cell>
          <table:table-cell office:value-type="string" calcext:value-type="string">
            <text:p>2017 IEEE International Conference on Software Testing, Verification and Validation Workshops (ICSTW)</text:p>
          </table:table-cell>
          <table:table-cell office:value-type="string" calcext:value-type="string">
            <text:p>Mutation analysis is an established technique for measuring the completeness and quality of a test suite. Despite four decades of research on this technique, its use in large systems is still rare, in part due to computational requirements and high numbers of false positives. We present our experiences using mutation analysis on the Linux kernel's RCU (Read Copy Update) module, where we adapt existing techniques to constrain the complexity and computation requirements. We show that mutation analysis can be a useful tool, uncovering gaps in even well-tested modules like RCU. This experiment has so far led to the identification of 3 gaps in the RCU test harness, and 2 bugs in the RCU module masked by those gaps. We argue that mutation testing can and should be more extensively used in practice.</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re my unit tests in the right package?</text:p>
          </table:table-cell>
          <table:table-cell office:value-type="string" calcext:value-type="string">
            <text:p>2016 IEEE 16th International Working Conference on Source Code Analysis and Manipulation (SCAM)</text:p>
          </table:table-cell>
          <table:table-cell office:value-type="string" calcext:value-type="string">
            <text:p>The software development industry has adopted written and de facto standards for creating effective and maintainable unit tests. Unfortunately, like any other source code artifact, they are often written without conforming to these guidelines, or they may evolve into such a state. In this work, we address a specific type of issues related to unit tests. We seek to automatically uncover violations of two fundamental rules: 1) unit tests should exercise only the unit they were designed for, and 2) they should follow a clear packaging convention. Our approach is to use code coverage to investigate the dynamic behaviour of the tests with respect to the code elements of the program, and use this information to identify highly correlated groups of tests and code elements (using community detection algorithm). This grouping is then compared to the trivial grouping determined by package structure, and any discrepancies found are treated as "bad smells." We report on our related measurements on a set of large open source systems with notable unit test suites, and provide guidelines through examples for refactoring the problematic test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re we there yet? How redundant and equivalent mutants affect determination of test completeness</text:p>
          </table:table-cell>
          <table:table-cell office:value-type="string" calcext:value-type="string">
            <text:p>2016 IEEE Ninth International Conference on Software Testing, Verification and Validation Workshops (ICSTW)</text:p>
          </table:table-cell>
          <table:table-cell office:value-type="string" calcext:value-type="string">
            <text:p>Mutation score has long been used in research as a metric to measure the effectiveness of testing strategies. This paper presents evidence that mutation score lacks the desired accuracy to determine the completeness of a test suite due to noise introduced by the redundancy inherent in traditional mutation, and that dominator mutation score is a superior metric for this purpose. We evaluate the impact of different levels of redundant and equivalent mutants on mutation score and the ability to determine completeness in developing a mutation-adequate test suite. We conclude that, in the context of our model, redundant mutants make it very difficult to accurately assess test completeness. Equivalent mutants, on the other hand, have little effect on determining completeness. Based on this information, we suggest limits to redundancy and equivalency that mutation tools must achieve to be practical for general use in software testing.</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Assessing test artifact quality—A tertiary study</text:p>
          </table:table-cell>
          <table:table-cell office:value-type="string" calcext:value-type="string">
            <text:p>Information and Software Technology</text:p>
          </table:table-cell>
          <table:table-cell office:value-type="string" calcext:value-type="string">
            <text:p>Context: Modern software development increasingly relies on software testing for an ever more frequent delivery of high quality software. This puts high demands on the quality of the central artifacts in software testing, test suites and test cases. Objective: We aim to develop a comprehensive model for capturing the dimensions of test case/suite quality, which are relevant for a variety of perspectives. Methods: We have carried out a systematic literature review to identify and analyze existing secondary studies on quality aspects of software testing artifacts. Results: We identified 49 relevant secondary studies. Of these 49 studies, less than half did some form of quality appraisal of the included primary studies and only 3 took into account the quality of the primary study when synthesizing the results. We present an aggregation of the context dimensions and factors that can be used to characterize the environment in which the test case/suite quality is investigated. We also provide a comprehensive model of test case/suite quality with definitions for the quality attributes and measurements based on findings in the literature and ISO/IEC 25010:2011. Conclusion: The test artifact quality model presented in the paper can be used to support test artifact quality assessment and improvement initiatives in practice. Furthermore, the model can also be used as a framework for documenting context characteristics to make research results more accessible for research and practice.</text:p>
          </table:table-cell>
          <table:table-cell table:style-name="ce6" office:value-type="boolean" office:boolean-value="false" calcext:value-type="boolean">
            <text:p>FALSE</text:p>
          </table:table-cell>
          <table:table-cell table:number-columns-repeated="1020"/>
        </table:table-row>
        <table:table-row table:style-name="ro9">
          <table:table-cell office:value-type="string" calcext:value-type="string">
            <text:p>Assessing test case prioritization on real faults and mutants</text:p>
          </table:table-cell>
          <table:table-cell office:value-type="string" calcext:value-type="string">
            <text:p>2018 IEEE International Conference on Software Maintenance and Evolution (ICSME)</text:p>
          </table:table-cell>
          <table:table-cell office:value-type="string" calcext:value-type="string">
            <text:p>Regression testing comprises techniques which are applied during software evolution to uncover faults effectively and efficiently. While regression testing is widely studied for functional tests, performance regression testing, e.g., with software microbenchmarks, is hardly investigated. Applying test case prioritization (TCP), a regression testing technique, to software microbenchmarks may help capturing large performance regressions sooner upon new versions. This may especially be beneficial for microbenchmark suites, because they take considerably longer to execute than unit test suites. However, it is unclear whether traditional unit testing TCP techniques work equally well for software microbenchmarks. In this paper, we empirically study coverage-based TCP techniques, employing total and additional greedy strategies, applied to software microbenchmarks along multiple parameterization dimensions, leading to 54 unique technique instantiations. We find that TCP techniques have a mean APFD-P (average percentage of fault-detection on performance) effectiveness between 0.54 and 0.71 and are able to capture the three largest performance changes after executing 29% to 66% of the whole microbenchmark suite. Our efficiency analysis reveals that the runtime overhead of TCP varies considerably depending on the exact parameterization. The most effective technique has an overhead of 11% of the total microbenchmark suite execution time, making TCP a viable option for performance regression testing. The results demonstrate that the total strategy is superior to the additional strategy. Finally, dynamic-coverage techniques should be favored over static-coverage techniques due to their acceptable analysis overhead; however, in settings where the time for prioritzation is limited, static-coverage techniques provide an attractive alternative.</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Assessing the test suite of a large system based on code coverage, efficiency and uniqueness</text:p>
          </table:table-cell>
          <table:table-cell office:value-type="string" calcext:value-type="string">
            <text:p>2016 IEEE 23rd International Conference on Software Analysis, Evolution, and Reengineering (SANER)</text:p>
          </table:table-cell>
          <table:table-cell office:value-type="string" calcext:value-type="string">
            <text:p>Regression test suites of evolving software systems play a key role in maintaining software quality throughout continuous changes. They need to be effective (in terms of detecting faults and helping their localization) and efficient (optimally sized and without redundancy) at the same time. However, test suite quality attributes are usually difficult to formalize and measure. In this paper, we rely on a recent approach for test suite assessment and improvement that utilizes code coverage information, but at a more detailed level, hence it adds further evaluation aspects derived from the coverage. The basic idea of the method is to decompose the test suite and the program code into coherent logical groups which are easier to analyze and understand. Several metrics are then computed from code coverage information to characterize the test suite and its constituents. We extend our previous study and employ derived coverage metrics (which express efficiency and uniqueness) to analyze the test suite of a large scale industrial open source system containing 27 000 test cases.</text:p>
          </table:table-cell>
          <table:table-cell table:style-name="ce6" office:value-type="boolean" office:boolean-value="true" calcext:value-type="boolean">
            <text:p>TRUE</text:p>
          </table:table-cell>
          <table:table-cell table:number-columns-repeated="1020"/>
        </table:table-row>
        <table:table-row table:style-name="ro4">
          <table:table-cell office:value-type="string" calcext:value-type="string">
            <text:p>Automata language equivalence vs. simulations for model-based mutant equivalence: An empirical evaluation</text:p>
          </table:table-cell>
          <table:table-cell office:value-type="string" calcext:value-type="string">
            <text:p>2017 IEEE International Conference on Software Testing, Verification and Validation (ICST)</text:p>
          </table:table-cell>
          <table:table-cell office:value-type="string" calcext:value-type="string">
            <text:p>Mutation analysis is a popular test assessment method. It relies on the mutation score, which indicates how many mutants are revealed by a test suite. Yet, there are mutants whose behaviour is equivalent to the original system, wasting analysis resources and preventing the satisfaction of the full (100%) mutation score. For finite behavioural models, the Equivalent Mutant Problem (EMP) can be addressed through language equivalence of non-deterministic finite automata, which is a well-studied, yet computationally expensive, problem in automata theory. In this paper, we report on our preliminary assessment of a state-of-the-art exact language equivalence tool to handle the EMP against 3 models of size up to 15,000 states on 1170 mutants. We introduce random and mutation-biased simulation heuristics as baselines for comparison. Results show that the exact approach is often more than ten times faster in the weak mutation scenario. For strong mutation, our biased simulations are faster for models larger than 300 states. They can be up to 1,000 times faster while limiting the error of misclassifying non-equivalent mutants as equivalent to 10% on average. We therefore conclude that the approaches can be combined for improved efficiency.</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Automatic generation of load tests</text:p>
          </table:table-cell>
          <table:table-cell office:value-type="string" calcext:value-type="string">
            <text:p>2011 26th IEEE/ACM International Conference on Automated Software Engineering (ASE 2011)</text:p>
          </table:table-cell>
          <table:table-cell office:value-type="string" calcext:value-type="string">
            <text:p>Load tests aim to validate whether system performance is acceptable under peak conditions. Existing test generation techniques induce load by increasing the size or rate of the input. Ignoring the particular input values, however, may lead to test suites that grossly mischaracterize a system's performance. To address this limitation we introduce a mixed symbolic execution based approach that is unique in how it 1) favors program paths associated with a performance measure of interest, 2) operates in an iterative-deepening beam-search fashion to discard paths that are unlikely to lead to high-load tests, and 3) generates a test suite of a given size and level of diversity. An assessment of the approach shows it generates test suites that induce program response times and memory consumption several times worse than the compared alternatives, it scales to large and complex inputs, and it exposes a diversity of resource consuming program behavior.</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Automatic self-validation for code coverage profilers</text:p>
          </table:table-cell>
          <table:table-cell office:value-type="string" calcext:value-type="string">
            <text:p>2019 34th IEEE/ACM International Conference on Automated Software Engineering (ASE)</text:p>
          </table:table-cell>
          <table:table-cell office:value-type="string" calcext:value-type="string">
            <text:p>Code coverage as the primitive dynamic program behavior information, is widely adopted to facilitate a rich spectrum of software engineering tasks, such as testing, fuzzing, debugging, fault detection, reverse engineering, and program understanding. Thanks to the widespread applications, it is crucial to ensure the reliability of the code coverage profilers.Unfortunately, due to the lack of research attention and the existence of testing oracle problem, coverage profilers are far away from being tested sufficiently. Bugs are still regularly seen in the widely deployed profilers, like gcov and llvm-cov, along with gcc and llvm, respectively.This paper proposes Cod, an automated self-validator for effectively uncovering bugs in the coverage profilers. Starting from a test program (either from a compiler's test suite or generated randomly), Cod detects profiler bugs with zero false positive using a metamorphic relation in which the coverage statistics of that program and a mutated variant are bridged.We evaluated Cod over two of the most well-known code coverage profilers, namely gcov and llvm-cov. Within a four-month testing period, a total of 196 potential bugs (123 for gcov, 73 for llvm-cov) are found, among which 23 are confirmed by the developer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Beyond code coverage &amp;#x2014; An approach for test suite assessment and improvement</text:p>
          </table:table-cell>
          <table:table-cell office:value-type="string" calcext:value-type="string">
            <text:p>2015 IEEE Eighth International Conference on Software Testing, Verification and Validation Workshops (ICSTW)</text:p>
          </table:table-cell>
          <table:table-cell office:value-type="string" calcext:value-type="string">
            <text:p>Code coverage is successfully used to guide white box test design and evaluate the respective test completeness. However, simple overall coverage ratios are often not precise enough to effectively help when a (regression) test suite needs to be reassessed and evolved after software change. We present an approach for test suite assessment and improvement that utilizes code coverage information, but on a more detailed level and adds further evaluation aspects derived from the coverage. The main use of the method is to aid various test suite evolution situations such as removal, refactoring and extension of test cases as a result of code change or test suite efficiency enhancement. We define various metrics to express different properties of test suites beyond simple code coverage ratios, and present the assessment and improvement process as an iterative application of different improvement goals and more specific sub-activities. The method is demonstrated by applying it to improve the tests of one of our experimental systems.</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11">
          <table:table-cell office:value-type="string" calcext:value-type="string">
            <text:p>Bidirectional symbolic analysis for effective branch testing</text:p>
          </table:table-cell>
          <table:table-cell office:value-type="string" calcext:value-type="string">
            <text:p>IEEE Transactions on Software Engineering</text:p>
          </table:table-cell>
          <table:table-cell office:value-type="string" calcext:value-type="string">
            <text:p>Structural coverage metrics, and in particular branch coverage, are popular approaches to measure the thoroughness of test suites. Unfortunately, the presence of elements that are not executable in the program under test and the difficulty of generating test cases for rare conditions impact on the effectiveness of the coverage obtained with current approaches. In this paper, we propose a new approach that combines symbolic execution and symbolic reachability analysis to improve the effectiveness of branch testing. Our approach embraces the ideal definition of branch coverage as the percentage of executable branches traversed with the test suite, and proposes a new bidirectional symbolic analysis for both testing rare execution conditions and eliminating infeasible branches from the set of test objectives. The approach is centered on a model of the analyzed execution space. The model identifies the &amp;lt;italic&amp;gt;frontier&amp;lt;/italic&amp;gt; between symbolic execution and symbolic reachability analysis, to guide the alternation and the progress of bidirectional analysis towards the coverage targets. The experimental results presented in the paper indicate that the proposed approach can both find test inputs that exercise rare execution conditions that are not identified with state-of-the-art approaches and eliminate many infeasible branches from the coverage measurement. It can thus produce a modified branch coverage metric that indicates the amount of feasible branches covered during testing, and helps team leaders and developers in estimating the amount of not-yet-covered feasible branches. The approach proposed in this paper suffers less than the other approaches from particular cases that may trap the analysis in unbounded loops.</text:p>
          </table:table-cell>
          <table:table-cell table:style-name="ce6" office:value-type="boolean" office:boolean-value="false" calcext:value-type="boolean">
            <text:p>FALSE</text:p>
          </table:table-cell>
          <table:table-cell table:number-columns-repeated="1020"/>
        </table:table-row>
        <table:table-row table:style-name="ro9">
          <table:table-cell office:value-type="string" calcext:value-type="string">
            <text:p>Bridging the gap between the total and additional test-case prioritization strategies</text:p>
          </table:table-cell>
          <table:table-cell office:value-type="string" calcext:value-type="string">
            <text:p>2013 35th International Conference on Software Engineering (ICSE)</text:p>
          </table:table-cell>
          <table:table-cell office:value-type="string" calcext:value-type="string">
            <text:p>Regression testing comprises techniques which are applied during software evolution to uncover faults effectively and efficiently. While regression testing is widely studied for functional tests, performance regression testing, e.g., with software microbenchmarks, is hardly investigated. Applying test case prioritization (TCP), a regression testing technique, to software microbenchmarks may help capturing large performance regressions sooner upon new versions. This may especially be beneficial for microbenchmark suites, because they take considerably longer to execute than unit test suites. However, it is unclear whether traditional unit testing TCP techniques work equally well for software microbenchmarks. In this paper, we empirically study coverage-based TCP techniques, employing total and additional greedy strategies, applied to software microbenchmarks along multiple parameterization dimensions, leading to 54 unique technique instantiations. We find that TCP techniques have a mean APFD-P (average percentage of fault-detection on performance) effectiveness between 0.54 and 0.71 and are able to capture the three largest performance changes after executing 29% to 66% of the whole microbenchmark suite. Our efficiency analysis reveals that the runtime overhead of TCP varies considerably depending on the exact parameterization. The most effective technique has an overhead of 11% of the total microbenchmark suite execution time, making TCP a viable option for performance regression testing. The results demonstrate that the total strategy is superior to the additional strategy. Finally, dynamic-coverage techniques should be favored over static-coverage techniques due to their acceptable analysis overhead; however, in settings where the time for prioritzation is limited, static-coverage techniques provide an attractive alternative.</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7">
          <table:table-cell office:value-type="string" calcext:value-type="string">
            <text:p>Building a test suite for web application scanners</text:p>
          </table:table-cell>
          <table:table-cell office:value-type="string" calcext:value-type="string">
            <text:p>Proceedings of the 41st Annual Hawaii International Conference on System Sciences (HICSS 2008)</text:p>
          </table:table-cell>
          <table:table-cell office:value-type="string" calcext:value-type="string">
            <text:p>This paper describes the design of a test suite for thorough evaluation of web application scanners. Web application scanners are automated, black-box testing tools that examine web applications for security vulnerabilities. For several common vulnerability types, we classify defense mechanisms that can be implemented to prevent corresponding attacks. We combine the defense mechanisms into 'levels of defense' of increasing strength. This approach allows us to develop an extensive test suite that can be easily configured to switch on and off vulnerability types and select a level of defense. We evaluate the test suite experimentally using several web application scanners, both open-source and proprietary. The experiments suggest that the test suite is effective at distinguishing the tools based on their vulnerability detection rate; in addition, its use can suggest areas for tool improvement.</text:p>
          </table:table-cell>
          <table:table-cell table:style-name="ce6" office:value-type="boolean" office:boolean-value="false" calcext:value-type="boolean">
            <text:p>FALSE</text:p>
          </table:table-cell>
          <table:table-cell table:number-columns-repeated="1020"/>
        </table:table-row>
        <table:table-row table:style-name="ro5">
          <table:table-cell office:value-type="string" calcext:value-type="string">
            <text:p>CBUA: A probabilistic, predictive, and practical approach for evaluating test suite effectiveness</text:p>
          </table:table-cell>
          <table:table-cell office:value-type="string" calcext:value-type="string">
            <text:p>IEEE Transactions on Software Engineering</text:p>
          </table:table-cell>
          <table:table-cell office:value-type="string" calcext:value-type="string">
            <text:p>Knowing the effectiveness of a test suite is essential for many activities such as guiding the generation of new test cases and assessing the test adequacy of code. Mutation testing is a commonly used defect injection technique for evaluating the effectiveness of a test suite. However, it is usually computationally expensive, as a large number of mutants (buggy versions) are needed to be generated from a production code under test and executed against the test suite. In order to reduce the expensive testing cost, recent studies proposed to use supervised models to predict the effectiveness of a test suite without executing the test suite against the mutants. Nonetheless, the training of such a supervised model requires labeled data, which still depends on the costly mutant execution. Furthermore, existing models are based on traditional supervised learning techniques, which assumes that the training and testing data come from the same distribution. But, in practice, software systems are subject to considerable concept drifts, i.e. the same distribution assumption usually does not hold. This can lead to inaccurate predictions of a learned supervised model on the target code as time progresses. To tackle these problems, in this paper, we propose a Coverage-Based Unsupervised Approach (CBUA) for evaluating the effectiveness of a test suite. The whole process only requires a one-time execution of the test suite against the target production code, without involving any mutant execution and any training data. CBUA can ensure the score monotonicity property (i.e. adding test cases to a test suite does not decrease its mutation score), which may be violated by a supervised approach. The experimental results show that CBUA is very competitive to the state-of-the-art supervised approaches in terms of the prediction accuracy. Since CBUA is an easy-to-implement model with a low cost, we suggest that it should be used as a baseline approach for comparison when any novel prediction approach is proposed in future studies.</text:p>
          </table:table-cell>
          <table:table-cell table:style-name="ce6" office:value-type="boolean" office:boolean-value="true" calcext:value-type="boolean">
            <text:p>TRUE</text:p>
          </table:table-cell>
          <table:table-cell table:number-columns-repeated="1020"/>
        </table:table-row>
        <table:table-row table:style-name="ro8">
          <table:table-cell office:value-type="string" calcext:value-type="string">
            <text:p>Code coverage and postrelease defects: A large-scale study on open source projects</text:p>
          </table:table-cell>
          <table:table-cell office:value-type="string" calcext:value-type="string">
            <text:p>IEEE Transactions on Reliability</text:p>
          </table:table-cell>
          <table:table-cell office:value-type="string" calcext:value-type="string">
            <text:p>Modern programming languages (e.g., Java and C#) provide features to separate error-handling code from regular code, seeking to enhance software comprehensibility and maintainability. Nevertheless, the way exception handling (EH) code is structured in such languages may lead to multiple, different, and complex control flows, which may affect the software testability. Previous studies have reported that EH code is typically neglected, not well tested, and its misuse can lead to reliability degradation and catastrophic failures. However, little is known about the relationship between testing practices and EH testing effectiveness. In this exploratory study, we (i) measured the adequacy degree of EH testing concerning code coverage (instruction, branch, and method) criteria; and (ii) evaluated the effectiveness of the EH testing by measuring its capability to detect artificially injected faults (i.e., mutants) using 7 EH mutation operators. Our study was performed using test suites of 27 long-lived Java libraries from open-source ecosystems. Our results show that instructions and branches within catch blocks and throw instructions are less covered, with statistical significance, than the overall instructions and branches. Nevertheless, most of the studied libraries presented test suites capable of detecting more than 70 % of the injected faults. From a total of 12,331 mutants created in this study, the test suites were able to detect 68 % of them.</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Code coverage and test suite effectiveness: Empirical study with real bugs in large systems</text:p>
          </table:table-cell>
          <table:table-cell office:value-type="string" calcext:value-type="string">
            <text:p>2015 IEEE 22nd International Conference on Software Analysis, Evolution, and Reengineering (SANER)</text:p>
          </table:table-cell>
          <table:table-cell office:value-type="string" calcext:value-type="string">
            <text:p>Modern programming languages (e.g., Java and C#) provide features to separate error-handling code from regular code, seeking to enhance software comprehensibility and maintainability. Nevertheless, the way exception handling (EH) code is structured in such languages may lead to multiple, different, and complex control flows, which may affect the software testability. Previous studies have reported that EH code is typically neglected, not well tested, and its misuse can lead to reliability degradation and catastrophic failures. However, little is known about the relationship between testing practices and EH testing effectiveness. In this exploratory study, we (i) measured the adequacy degree of EH testing concerning code coverage (instruction, branch, and method) criteria; and (ii) evaluated the effectiveness of the EH testing by measuring its capability to detect artificially injected faults (i.e., mutants) using 7 EH mutation operators. Our study was performed using test suites of 27 long-lived Java libraries from open-source ecosystems. Our results show that instructions and branches within catch blocks and throw instructions are less covered, with statistical significance, than the overall instructions and branches. Nevertheless, most of the studied libraries presented test suites capable of detecting more than 70 % of the injected faults. From a total of 12,331 mutants created in this study, the test suites were able to detect 68 % of them.</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3">
          <table:table-cell office:value-type="string" calcext:value-type="string">
            <text:p>Combinatorial interaction testing of tangled configuration options</text:p>
          </table:table-cell>
          <table:table-cell office:value-type="string" calcext:value-type="string">
            <text:p>2015 IEEE Eighth International Conference on Software Testing, Verification and Validation Workshops (ICSTW)</text:p>
          </table:table-cell>
          <table:table-cell office:value-type="string" calcext:value-type="string">
            <text:p>Traditional t-way covering arrays have been shown to be highly effective at revealing option-related failures caused by the interactions of t or fewer configuration options. We however, argue that their effectiveness suffers in the presence of complex interactions among configuration options, which from now on will be referred to as tangled options. To overcome this shortcoming, we propose an approach in which 1) the source code of the system under test is analyzed to figure out how configuration options interact with each other, 2) the analysis results are used to determine the combinations of option settings as well as the conditions under which these combinations must be tested, and 3) a “minimal” interaction test suite covering all the required combinations, is created. To evaluate the proposed approach, we conducted a set of feasibility studies on two highly configurable software systems. The results we have obtained from these studies support our basic hypothesis that traditional covering arrays suffer in the presence of tangled options and that this shortcoming can be overcome by turning CIT from a black-box approach to a gray-box approach.</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Combining code and requirements coverage with execution cost for test suite reduction</text:p>
          </table:table-cell>
          <table:table-cell office:value-type="string" calcext:value-type="string">
            <text:p>IEEE Transactions on Software Engineering</text:p>
          </table:table-cell>
          <table:table-cell office:value-type="string" calcext:value-type="string">
            <text:p>A software needs to be updated to survive in the customers’ ever-changing demands and the competitive market. The modifications may produce undesirable changes that require retesting, known as regression testing, before releasing it in the public domain. This retesting cost increases with the growth of the software test suite. Thus, regression testing is divided into three techniques: test case prioritization, selection, and minimization to reduce costs and efforts. The efficiency and effectiveness of these techniques are further enhanced with the help of optimization techniques. Therefore, we present the regression testing using well-known algorithms, genetic algorithm, particle swarm optimization, a relatively new nature-inspired approach, gravitational search algorithm, and its hybrid with particle swarm optimization algorithm. Furthermore, we propose a tri-level regression testing, i.e., it performs all the three methods in succession. Nature-inspired algorithms prioritize the test cases on code coverage criteria. It is followed by selecting the modification-revealing test cases based on the proposed adaptive test case selection approach. The last step consists of the removal of redundant test cases. The hybrid algorithm performed well for the average percentage of statement coverage, and the efficiency of genetic algorithm and particle swarm optimization is better comparatively. The proposed test case selection method can select at least 75% modification-revealing test cases using nature-inspired algorithms. Additionally, it minimizes the test suite with full statement coverage and almost negligible fault coverage loss. Overall, the simulation results show that the proposed hybrid technique outperformed the other algorithms.</text:p>
          </table:table-cell>
          <table:table-cell table:style-name="ce6" office:value-type="boolean" office:boolean-value="false" calcext:value-type="boolean">
            <text:p>FALSE</text:p>
          </table:table-cell>
          <table:table-cell table:number-columns-repeated="1020"/>
        </table:table-row>
        <table:table-row table:style-name="ro12">
          <table:table-cell office:value-type="string" calcext:value-type="string">
            <text:p>Comparing multi-point stride coverage and dataflow coverage</text:p>
          </table:table-cell>
          <table:table-cell office:value-type="string" calcext:value-type="string">
            <text:p>2013 35th International Conference on Software Engineering (ICSE)</text:p>
          </table:table-cell>
          <table:table-cell office:value-type="string" calcext:value-type="string">
            <text:p>We introduce a family of coverage criteria, called Multi-Point Stride Coverage (MPSC). MPSC generalizes branch coverage to coverage of tuples of branches taken from the execution sequence of a program. We investigate its potential as a replacement for dataflow coverage, such as def-use coverage. We find that programs can be instrumented for MPSC easily, that the instrumentation usually incurs less overhead than that for def-use coverage, and that MPSC is comparable in usefulness to def-use in predicting test suite effectiveness. We also find that the space required to collect MPSC can be predicted from the number of branches in the program.</text:p>
          </table:table-cell>
          <table:table-cell table:style-name="ce6" office:value-type="boolean" office:boolean-value="true" calcext:value-type="boolean">
            <text:p>TRUE</text:p>
          </table:table-cell>
          <table:table-cell table:number-columns-repeated="1020"/>
        </table:table-row>
        <table:table-row table:style-name="ro8">
          <table:table-cell office:value-type="string" calcext:value-type="string">
            <text:p>Comparing mutation testing at the levels of source code and compiler intermediate representation</text:p>
          </table:table-cell>
          <table:table-cell office:value-type="string" calcext:value-type="string">
            <text:p>2019 12th IEEE Conference on Software Testing, Validation and Verification (ICST)</text:p>
          </table:table-cell>
          <table:table-cell office:value-type="string" calcext:value-type="string">
            <text:p>Mutation testing is widely used in research for evaluating the effectiveness of test suites. There are multiple mutation tools that perform mutation at different levels, including traditional mutation testing at the level of source code (SRC) and more recent mutation testing at the level of compiler intermediate representation (IR). This paper presents an extensive comparison of mutation testing at the SRC and IR levels, specifically at the C programming language and the LLVM compiler IR levels. We use a mutation testing tool called SRCIROR that implements conceptually the same mutation operators at both levels. We also employ automated techniques to account for equivalent and duplicated mutants, and to determine minimal and surface mutants. We carry out our study on 15 programs from the Coreutils library. Overall, we find mutation testing to be better at the SRC level: the SRC level produces much fewer mutants and is thus less expensive, but the SRC level still generates a similar number of minimal and surface mutants, and the mutation scores at both levels are very closely correlated. We also perform a case study on the Space program to evaluate which level's mutation score correlates better with the actual fault-detection capability of test suites sampled from Space's test pool. We find the mutation score at both levels to not be very correlated with the actual fault-detection capability of test suites.</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Compatibility and regression testing of COTS-component-based software</text:p>
          </table:table-cell>
          <table:table-cell office:value-type="string" calcext:value-type="string">
            <text:p>29th International Conference on Software Engineering (ICSE'07)</text:p>
          </table:table-cell>
          <table:table-cell office:value-type="string" calcext:value-type="string">
            <text:p>Software engineers frequently update COTS components integrated in component-based systems, and can often chose among many candidates produced by different vendors. This paper tackles both the problem of quickly identifying components that are syntactically compatible with the interface specifications, but badly integrate in target systems, and the problem of automatically generating regression test suites. The technique proposed in this paper to automatically generate compatibility and prioritized test suites is based on behavioral models that represent component interactions, and are automatically generated while executing the original test suites on previous versions of target system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Cost-effective regression testing using bloom filters in continuous integration development environments</text:p>
          </table:table-cell>
          <table:table-cell office:value-type="string" calcext:value-type="string">
            <text:p>2017 24th Asia-Pacific Software Engineering Conference (APSEC)</text:p>
          </table:table-cell>
          <table:table-cell office:value-type="string" calcext:value-type="string">
            <text:p>Regression testing in continuous integration development environments must be cost-effective and should provide fast feedback on test suite failures to the developers. In order to provide faster feedback on failures to developers while using computing resources efficiently, two types of regression testing techniques have been developed: Regression Testing Selection (RTS) and Test Case Prioritization (TCP). One of the factors that reduces the effectiveness of the RTS and TCP techniques is the inclusion of test suites that fail only once over a period. We propose an approach based on Bloom filtering to exclude such test suites during the RTS process, and to assign such test suites with a lower priority during the TCP process. We experimentally evaluate our approach using a Google dataset, and demonstrate that cost-effectiveness of the proposed RTS and TCP techniques outperforms the state-of-the-art techniques.</text:p>
          </table:table-cell>
          <table:table-cell table:style-name="ce6" office:value-type="boolean" office:boolean-value="false" calcext:value-type="boolean">
            <text:p>FALSE</text:p>
          </table:table-cell>
          <table:table-cell table:number-columns-repeated="1020"/>
        </table:table-row>
        <table:table-row table:style-name="ro13">
          <table:table-cell office:value-type="string" calcext:value-type="string">
            <text:p>Coverage based test-case generation using model checkers</text:p>
          </table:table-cell>
          <table:table-cell office:value-type="string" calcext:value-type="string">
            <text:p>Proceedings. Eighth Annual IEEE International Conference and Workshop On the Engineering of Computer Based Systems-ECBS 2001</text:p>
          </table:table-cell>
          <table:table-cell office:value-type="string" calcext:value-type="string">
            <text:p>Testing is often cited as one of the most costly operations in testing dependable systems (Heimdahl et al. 2001 ). A particular challenging task in testing is test-case generation. To improve the efficiency of test-case generation and reduce its cost, recently automated formal verification techniques such as model checking are extended to automate test-case generation processes. In model-checking-assisted test-case generation, a test criterion is formulated as temporal logical formulae, which are used by a model checker to generate test cases satisfying the test criterion. Traditional test criteria such as branch coverage criterion and newer temporal-logic-inspired criteria such as property coverage criteria (Tan et al. 2004 ) are used with model-checking-assisted test generation. Two key questions in model-checking-assisted test generation are how efficiently a model checker may generate test suites for these criteria and how effective these test suites are. To answer these questions, we developed a unified framework for evaluating (1) the effectiveness of the test criteria used with model-checking-assisted test-case generation and (2) the efficiency of test-case generation for these criteria. The benefits of this work are three-fold: first, the computational study carried out in this work provides some measurements of the effectiveness and efficiency of various test criteria used with model-checking-assisted test case generation. These performance measurements are important factors to consider when a practitioner selects appropriate test criteria for an application of model-checking-assisted test generation. Second, we propose a unified test generation framework based on generalized Büchi automata . The framework uses the same model checker, in this case, SPIN model checker (Holzmann 1997 ), to generate test cases for different criteria and compare them on a consistent basis. Last but not least, we describe in great details the methodology and automated test generation environment that we developed on the basis of our unified framework. Such details would be of interest to researchers and practitioners who want to use and extend this unified framework and its accompanying tool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Coverage metrics for requirements-based testing</text:p>
          </table:table-cell>
          <table:table-cell office:value-type="string" calcext:value-type="string">
            <text:p>Proceedings of the 2006 international symposium on Software testing and analysis <text:s/>- ISSTA'06</text:p>
          </table:table-cell>
          <table:table-cell office:value-type="string" calcext:value-type="string">
            <text:p>In black-box testing, one is interested in creating a suite of tests from requirements that adequately exercise the behavior of a software system without regard to the internal structure of the implementation. In current practice, the adequacy of black box test suites is inferred by examining coverage on an executable artifact, either source code or a software model.In this paper, we define structural coverage metrics directly on high-level formal software requirements. These metrics provide objective, implementation-independent measures of how well a black-box test suite exercises a set of requirements. We focus on structural coverage criteria on requirements formalized as LTL properties and discuss how they can be adapted to measure finite test cases. These criteria can also be used to automatically generate a requirements-based test suite. Unlike model or code-derived test cases, these tests are immediately traceable to high-level requirements. To assess the practicality of our approach, we apply it on a realistic example from the avionics domain.</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Covrig: a framework for the analysis of code, test, and coverage evolution in real software</text:p>
          </table:table-cell>
          <table:table-cell office:value-type="string" calcext:value-type="string">
            <text:p>Proceedings of the 2014 International Symposium on Software Testing and Analysis - ISSTA 2014</text:p>
          </table:table-cell>
          <table:table-cell office:value-type="string" calcext:value-type="string">
            <text:p>Software repositories provide rich information about the construction and evolution of software systems. While static data that can be mined directly from version control systems has been extensively studied, dynamic metrics concerning the execution of the software have received much less attention, due to the inherent difficulty of running and monitoring a large number of software versions. In this paper, we present Covrig, a flexible infrastructure that can be used to run each version of a system in isolation and collect static and dynamic software metrics, using a lightweight virtual machine environment that can be deployed on a cluster of local or cloud machines. We use Covrig to conduct an empirical study examining how code and tests co-evolve in six popular open-source systems. We report the main characteristics of software patches, analyse the evolution of program and patch coverage, assess the impact of nondeterminism on the execution of test suites, and investigate whether the coverage of code containing bugs and bug fixes is higher than average.</text:p>
          </table:table-cell>
          <table:table-cell table:style-name="ce6" office:value-type="boolean" office:boolean-value="false" calcext:value-type="boolean">
            <text:p>FALSE</text:p>
          </table:table-cell>
          <table:table-cell office:value-type="string" calcext:value-type="string">
            <text:p>requirements coverage</text:p>
          </table:table-cell>
          <table:table-cell table:number-columns-repeated="1019"/>
        </table:table-row>
        <table:table-row table:style-name="ro3">
          <table:table-cell office:value-type="string" calcext:value-type="string">
            <text:p>Database-aware test coverage monitoring</text:p>
          </table:table-cell>
          <table:table-cell office:value-type="string" calcext:value-type="string">
            <text:p>Proceedings of the 1st conference on India software engineering conference - ISEC '08</text:p>
          </table:table-cell>
          <table:table-cell office:value-type="string" calcext:value-type="string">
            <text:p>Unlike traditional programs, a database-centric application interacts with a database that has a complex state and structure. Even though the database is an important component of modern software, there are few tools to support the testing of database-centric applications. This paper presents a test coverage monitoring technique that tracks a program's definition and use of database entities during test suite execution. The paper also describes instrumentation probes that construct a coverage tree that records how the program and the tests cover the database. We conducted experiments to measure the costs that are associated with (i) instrumenting the program and the tests and (ii) monitoring coverage. For all of the applications, the experiments demonstrate that the instrumentation mechanism incurs an acceptable time overhead. While the use of statically inserted probes may increase the size of an application, this approach enables database-aware coverage monitoring that increases testing time from 13% to no more than 54%</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Defects4J: A database of existing faults to enable controlled testing studies for Java programs</text:p>
          </table:table-cell>
          <table:table-cell office:value-type="string" calcext:value-type="string">
            <text:p>Proceedings of the 2014 International Symposium on Software Testing and Analysis - ISSTA 2014</text:p>
          </table:table-cell>
          <table:table-cell office:value-type="string" calcext:value-type="string">
            <text:p>Empirical studies in software testing research may not be comparable, reproducible, or characteristic of practice. One reason is that real bugs are too infrequently used in software testing research. Extracting and reproducing real bugs is challenging and as a result hand-seeded faults or mutants are commonly used as a substitute. This paper presents Defects4J, a database and extensible framework providing real bugs to enable reproducible studies in software testing research. The initial version of Defects4J contains 357 real bugs from 5 real-world open source pro- grams. Each real bug is accompanied by a comprehensive test suite that can expose (demonstrate) that bug. Defects4J is extensible and builds on top of each program’s version con- trol system. Once a program is configured in Defects4J, new bugs can be added to the database with little or no effort. Defects4J features a framework to easily access faulty and fixed program versions and corresponding test suites. This framework also provides a high-level interface to common tasks in software testing research, making it easy to con- duct and reproduce empirical studies. Defects4J is publicly available at http://defects4j.org.</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Disposable testing: avoiding maintenance of generated unit tests by throwing them away</text:p>
          </table:table-cell>
          <table:table-cell office:value-type="string" calcext:value-type="string">
            <text:p>2017 IEEE/ACM 39th International Conference on Software Engineering Companion (ICSE-C)</text:p>
          </table:table-cell>
          <table:table-cell office:value-type="string" calcext:value-type="string">
            <text:p>Developers write unit tests together with program code, and then maintain these tests as the program evolves. Since writing good tests can be difficult and tedious, unit tests can also be generated automatically. However, maintaining these tests (e.g., when APIs change, or, when tests represent outdated and changed behavior), is still a manual task. Because automatically generated tests may have no clear purpose other than covering code, maintaining them may be more difficult than maintaining manually written tests. Could this maintenance be avoided by simply generating new tests after each change, and disposing the old ones? We propose disposable testing: Tests are generated to reveal any behavioral differences caused by a code change, and are thrown away once the developer confirms whether these changes were intended or not. However, this idea raises several research challenges: First, are standard automated test generation techniques good enough to produce tests that may be relied upon to reveal changes as effectively as an incrementally built regression test suite? Second, does disposable testing reduce the overall effort, or would developers need to inspect more generated tests compared to just maintaining existing ones?</text:p>
          </table:table-cell>
          <table:table-cell table:style-name="ce6" office:value-type="boolean" office:boolean-value="false" calcext:value-type="boolean">
            <text:p>FALSE</text:p>
          </table:table-cell>
          <table:table-cell table:number-columns-repeated="1020"/>
        </table:table-row>
        <table:table-row table:style-name="ro12">
          <table:table-cell office:value-type="string" calcext:value-type="string">
            <text:p>Distance-integrated combinatorial testing</text:p>
          </table:table-cell>
          <table:table-cell office:value-type="string" calcext:value-type="string">
            <text:p>2016 IEEE 27th International Symposium on Software Reliability Engineering (ISSRE)</text:p>
          </table:table-cell>
          <table:table-cell office:value-type="string" calcext:value-type="string">
            <text:p>This paper proposes a novel approach to combinatorial test generation, which achieves an increase of not only the number of new combinations but also the distance between test cases. We applied our distance-integrated approach to a state-of-the-art greedy algorithm for traditional combinatorial test generation by using two distance metrics, Hamming distance, and a modified chi-square distance. Experimental results using numerous benchmark models show that combinatorial test suites generated by our approach using both distance metrics can improve interaction coverage for higher interaction strengths with low computational overhead.</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Do automatically generated unit tests find real faults? an empirical study of effectiveness and challenges</text:p>
          </table:table-cell>
          <table:table-cell office:value-type="string" calcext:value-type="string">
            <text:p>2015 30th IEEE/ACM International Conference on Automated Software Engineering (ASE)</text:p>
          </table:table-cell>
          <table:table-cell office:value-type="string" calcext:value-type="string">
            <text:p>Rather than tediously writing unit tests manually, tools can be used to generate them automatically --- sometimes even resulting in higher code coverage than manual testing. But how good are these tests at actually finding faults? To answer this question, we applied three state-of-the-art unit test generation tools for Java (Randoop, EvoSuite, and Agitar) to the 357 real faults in the Defects4J dataset and investigated how well the generated test suites perform at detecting these faults. Although the automatically generated test suites detected 55.7% of the faults overall, only 19.9% of all the individual test suites detected a fault. By studying the effectiveness and problems of the individual tools and the tests they generate, we derive insights to support the development of automated unit test generators that achieve a higher fault detection rate. These insights include 1) improving the obtained code coverage so that faulty statements are executed in the first instance, 2) improving the propagation of faulty program states to an observable output, coupled with the generation of more sensitive assertions, and 3) improving the simulation of the execution environment to detect faults that are dependent on external factors such as date and time.</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Do automatically generated unit tests find real faults? an empirical study of effectiveness and challenges (t)</text:p>
          </table:table-cell>
          <table:table-cell office:value-type="string" calcext:value-type="string">
            <text:p>2015 30th IEEE/ACM International Conference on Automated Software Engineering (ASE)</text:p>
          </table:table-cell>
          <table:table-cell office:value-type="string" calcext:value-type="string">
            <text:p>Rather than tediously writing unit tests manually, tools can be used to generate them automatically --- sometimes even resulting in higher code coverage than manual testing. But how good are these tests at actually finding faults? To answer this question, we applied three state-of-the-art unit test generation tools for Java (Randoop, EvoSuite, and Agitar) to the 357 real faults in the Defects4J dataset and investigated how well the generated test suites perform at detecting these faults. Although the automatically generated test suites detected 55.7% of the faults overall, only 19.9% of all the individual test suites detected a fault. By studying the effectiveness and problems of the individual tools and the tests they generate, we derive insights to support the development of automated unit test generators that achieve a higher fault detection rate. These insights include 1) improving the obtained code coverage so that faulty statements are executed in the first instance, 2) improving the propagation of faulty program states to an observable output, coupled with the generation of more sensitive assertions, and 3) improving the simulation of the execution environment to detect faults that are dependent on external factors such as date and time.</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4">
          <table:table-cell office:value-type="string" calcext:value-type="string">
            <text:p>Do pseudo test suites lead to inflated correlation in measuring test effectiveness?</text:p>
          </table:table-cell>
          <table:table-cell office:value-type="string" calcext:value-type="string">
            <text:p>2019 12th IEEE Conference on Software Testing, Validation and Verification (ICST)</text:p>
          </table:table-cell>
          <table:table-cell office:value-type="string" calcext:value-type="string">
            <text:p>Code coverage is the most widely adopted criteria for measuring test effectiveness in software quality assurance. The performance of coverage criteria (in indicating test suites' effectiveness) has been widely studied in prior work. Most of the studies use randomly constructed pseudo test suites to facilitate data collection for correlation analysis, yet no previous work has systematically studied whether pseudo test suites would lead to inflated correlation results. This paper focuses on the potentially wide-spread threat with a study over 123 real-world Java projects. Following the typical experimental process of studying coverage criteria, we investigate the correlation between statement/assertion coverage and mutation score using both pseudo and original test suites. Except for direct correlation analysis, we control the number of assertions and the test suite size to conduct partial correlation analysis. The results reveal that 1) the correlation (between coverage criteria and mutation score) derived from pseudo test suites is much higher than from original test suites (from 0.21 to 0.39 higher in Kendall value); 2) contrary to previously reported, statement coverage has a stronger correlation with mutation score than assertion coverage.</text:p>
          </table:table-cell>
          <table:table-cell table:style-name="ce6" office:value-type="boolean" office:boolean-value="false" calcext:value-type="boolean">
            <text:p>FALSE</text:p>
          </table:table-cell>
          <table:table-cell office:value-type="string" calcext:value-type="string">
            <text:p>compares mutation score and coverages</text:p>
          </table:table-cell>
          <table:table-cell table:number-columns-repeated="1019"/>
        </table:table-row>
        <table:table-row table:style-name="ro11">
          <table:table-cell office:value-type="string" calcext:value-type="string">
            <text:p>Do student programmers all tend to write the same software tests?</text:p>
          </table:table-cell>
          <table:table-cell office:value-type="string" calcext:value-type="string">
            <text:p>Proceedings of the 2014 conference on Innovation &amp; technology in computer science education - ITiCSE '14</text:p>
          </table:table-cell>
          <table:table-cell office:value-type="string" calcext:value-type="string">
            <text:p>While many educators have added software testing practices to their programming assignments, assessing the effectiveness of student-written tests using statement coverage or branch coverage has limitations. While researchers have begun investigating alternative approaches to assessing student-written tests, this paper reports on an investigation of the quality of student written tests in terms of the number of authentic, human-written defects those tests can detect. An experiment was conducted using 101 programs written for a CS2 data structures assignment where students implemented a queue two ways, using both an array-based and a link-based representation. Students were required to write their own software tests and graded in part on the branch coverage they achieved. Using techniques from prior work, we were able to approximate the number of bugs present in the collection of student solutions, and identify which of these were detected by each student-written test suite. The results indicate that, while students achieved an average branch coverage of 95.4% on their own solutions, their test suites were only able to detect an average of 13.6% of the faults present in the entire program population. Further, there was a high degree of similarity among 90% of the student test suites. Analysis of the suites suggest that students were following naïve,"happy path" testing, writing basic test cases covering mainstream expected behavior rather than writing tests designed to detect hidden bugs. These results suggest that educators should strive to reinforce test design techniques intended to find bugs, rather than simply confirming that features work as expected.</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Does mutation testing improve testing practices?</text:p>
          </table:table-cell>
          <table:table-cell office:value-type="string" calcext:value-type="string">
            <text:p>2021 IEEE/ACM 43rd International Conference on Software Engineering (ICSE)</text:p>
          </table:table-cell>
          <table:table-cell office:value-type="string" calcext:value-type="string">
            <text:p>Various proxy metrics for test quality have been defined in order to guide developers when writing tests. Code coverage is particularly well established in practice, even though the question of how coverage relates to test quality is a matter of ongoing debate. Mutation testing offers a promising alternative: Artificial defects can identify holes in a test suite, and thus provide concrete suggestions for additional tests. Despite the obvious advantages of mutation testing, it is not yet well established in practice. Until recently, mutation testing tools and techniques simply did not scale to complex systems. Although they now do scale, a remaining obstacle is lack of evidence that writing tests for mutants actually improves test quality. In this paper we aim to fill this gap: By analyzing a large dataset of almost 15 million mutants, we investigate how these mutants influenced developers over time, and how these mutants relate to real faults. Our analyses suggest that developers using mutation testing write more tests, and actively improve their test suites with high quality tests such that fewer mutants remain. By analyzing a dataset of past fixes of real high-priority faults, our analyses further provide evidence that mutants are indeed coupled with real faults. In other words, had mutation testing been used for the changes introducing the faults, it would have reported a live mutant that could have prevented the bug.</text:p>
          </table:table-cell>
          <table:table-cell table:style-name="ce6" office:value-type="boolean" office:boolean-value="false" calcext:value-type="boolean">
            <text:p>FALSE</text:p>
          </table:table-cell>
          <table:table-cell table:number-columns-repeated="1020"/>
        </table:table-row>
        <table:table-row table:style-name="ro9">
          <table:table-cell office:value-type="string" calcext:value-type="string">
            <text:p>Eclat: automatic generation and classification of test inputs</text:p>
          </table:table-cell>
          <table:table-cell office:value-type="string" calcext:value-type="string">
            <text:p>ECOOP 2005 - Object-Oriented Programming, Lecture Notes in Computer Science</text:p>
          </table:table-cell>
          <table:table-cell office:value-type="string" calcext:value-type="string">
            <text:p>This paper describes a technique that selects, from a large set of test inputs, a small subset likely to reveal faults in the software under test. The technique takes a program or software component, plus a set of correct executions — say, from observations of the software running properly, or from an existing test suite that a user wishes to enhance. The technique first infers an operational model of the software's operation. Then, inputs whose operational pattern of execution differs from the model in specific ways are suggestive of faults. These inputs are further reduced by selecting only one input per operational pattern. The result is a small portion of the original inputs, deemed by the technique as most likely to reveal faults. Thus, the technique can also be seen as an error-detection technique.The paper describes two additional techniques that complement test input selection. One is a technique for automatically producing an oracle (a set of assertions) for a test input from the operational model, thus transforming the test input into a test case. The other is a classification-guided test input generation technique that also makes use of operational models and patterns. When generating inputs, it filters out code sequences that are unlikely to contribute to legal inputs, improving the efficiency of its search for fault-revealing inputs.We have implemented these techniques in the Eclat tool, which generates unit tests for Java classes. Eclat's input is a set of classes to test and an example program execution—say, a passing test suite. Eclat's output is a set of JUnit test cases, each containing a potentially fault-revealing input and a set of assertions at least one of which fails. In our experiments, Eclat successfully generated inputs that exposed fault-revealing behavior; we have used Eclat to reveal real errors in programs. The inputs it selects as fault-revealing are an order of magnitude as likely to reveal a fault as all generated inputs.</text:p>
          </table:table-cell>
          <table:table-cell table:style-name="ce6" office:value-type="boolean" office:boolean-value="false" calcext:value-type="boolean">
            <text:p>FALSE</text:p>
          </table:table-cell>
          <table:table-cell table:number-columns-repeated="1020"/>
        </table:table-row>
        <table:table-row table:style-name="ro12">
          <table:table-cell office:value-type="string" calcext:value-type="string">
            <text:p>Effect of test set minimization on fault detection effectiveness</text:p>
          </table:table-cell>
          <table:table-cell office:value-type="string" calcext:value-type="string">
            <text:p>Proceedings of the 17th international conference on Software engineering <text:s/>- ICSE '95</text:p>
          </table:table-cell>
          <table:table-cell office:value-type="string" calcext:value-type="string">
            <text:p>Mutation testing is an intuitive approach to test errors in software as well as to measure the quality of test suites. Due to its prohibitively high computation cost for generating all mutants, different approaches have been proposed to alleviate the cost. In this paper, first we introduce such efforts and then propose a new framework, mutation game . We formulate a game between Tester who wants to kill mutants and Demon who supports living mutants. We also propose strategies and an algorithm for the repeated game.</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Efficient mutant generation for mutation testing of pointcuts in aspect-oriented programs</text:p>
          </table:table-cell>
          <table:table-cell office:value-type="string" calcext:value-type="string">
            <text:p>Second Workshop on Mutation Analysis (Mutation 2006 - ISSRE Workshops 2006)</text:p>
          </table:table-cell>
          <table:table-cell office:value-type="string" calcext:value-type="string">
            <text:p>Fault-based testing is an approach where the designed test data is used to demonstrate the absence of a set of prespecified faults, typically being frequently occurring faults. Mutation testing is a fault-based testing technique used to inject faults into an existing program, i.e., a variation of the original program and see if the test suite is sensitive enough to detect common faults. Aspect-Oriented Programming (AOP) provides new modularization of software systems by encapsulating crosscutting concerns. AspectJ, a language designed to support AOP uses abstractions like pointcuts, advice, and aspects to achieve AOP's primary functionality. Developers tend to write pointcut expressions with incorrect strength, thereby selecting additional events than intended to or leaving out necessary events. This incorrect strength causes aspects, the set of crosscutting concerns, to fail. Hence there is a need to test the pointcuts for their strength. Mutation testing of pointcuts includes two steps: creating effective mutants (variations) of a pointcut expression and testing these mutants using the designed test data. The number of mutants for a pointcut expression is usually large due to the usage of wildcards. It is tedious to manually identify effective mutants that are of appropriate strength and resemble closely the original pointcut expression. Our framework automatically generates mutants for a pointcut expression and identifies mutants that resemble closely the original expression. Then the developers could use the test data for the woven classes against these mutants to perform mutation testing.</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Efficient mutation testing by checking invariant violations</text:p>
          </table:table-cell>
          <table:table-cell office:value-type="string" calcext:value-type="string">
            <text:p>Proceedings of the eighteenth international symposium on Software testing and analysis - ISSTA '09</text:p>
          </table:table-cell>
          <table:table-cell office:value-type="string" calcext:value-type="string">
            <text:p>Mutation testing measures the adequacy of a test suite by seeding artificial defects (mutations) into a program. If a mutation is not detected by the test suite, this usually means that the test suite is not adequate. However, it may also be that the mutant keeps the program's semantics unchanged-and thus cannot be detected by any test. Such equivalent mutants have to be eliminated manually, which is tedious.We assess the impact of mutations by checking dynamic invariants. In an evaluation of our JAVALANCHE framework on seven industrial-size programs, we found that mutations that violate invariants are significantly more likely to be detectable by a test suite. As a consequence, mutations with impact on invariants should be focused upon when improving test suites. With less than 3% of equivalent mutants, our approach provides an efficient, precise, and fully automatic measure of the adequacy of a test suite.</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Efficient observability-based test generation by dynamic symbolic execution</text:p>
          </table:table-cell>
          <table:table-cell office:value-type="string" calcext:value-type="string">
            <text:p>2015 IEEE 26th International Symposium on Software Reliability Engineering (ISSRE)</text:p>
          </table:table-cell>
          <table:table-cell office:value-type="string" calcext:value-type="string">
            <text:p>Structural coverage metrics have been widely used to measure test suite adequacy as well as to generate test cases. In previous investigations, we have found that the fault-finding effectiveness of tests satisfying structural coverage criteria is highly dependent on program syntax even if the faulty code is exercised, its effect may not be observable at the output. To address these problems, observability-based coverage metrics have been defined. Specifically, Observable MC/DC (OMC/DC) is a criterion that appears to be both more effective at detecting faults and more robust to program restructuring than MC/DC. Traditional counterexample-based test generation for OMC/DC, however, can be infeasible on large systems. In this study, we propose an incremental test generation approach that combines the notion of observability with dynamic symbolic execution. We evaluated the efficiency and effectiveness of our approach using seven systems from the avionics and medical device domains. Our results show that the incremental approach requires much lower generation time, while achieving even higher fault finding effectiveness compared with regular OMC/DC generation.</text:p>
          </table:table-cell>
          <table:table-cell table:style-name="ce6" office:value-type="boolean" office:boolean-value="true" calcext:value-type="boolean">
            <text:p>TRUE</text:p>
          </table:table-cell>
          <table:table-cell table:number-columns-repeated="1020"/>
        </table:table-row>
        <table:table-row table:style-name="ro7">
          <table:table-cell office:value-type="string" calcext:value-type="string">
            <text:p>Efficiently generating test data to kill stubborn mutants by dynamically reducing the search domain</text:p>
          </table:table-cell>
          <table:table-cell office:value-type="string" calcext:value-type="string">
            <text:p>IEEE Transactions on Reliability</text:p>
          </table:table-cell>
          <table:table-cell office:value-type="string" calcext:value-type="string">
            <text:p>Mutation based test generation is a popular and effective process for creating the test suite that is appraised for its caliber over a pool of artificial faults. These artificial faults can be infused by imposing mutagenic rules that further assist meta-heuristic techniques for searching the evolved test suite in search space. Meta-heuristic techniques switch between multiple solutions in search space and result in an optimized solution. This paper implements and presents a new test set generation algorithm, SGO-MT, by embracing a recently developed search based approach, Social Group Optimization algorithm (SGO) for exposing numerous artificial faults in the software. It works on the principle of human learning nature from society and a teacher in the group. The efficacy of the proposed approach is measured on thirteen Java programs widely used in academia. The results demonstrate the good performance for finding the simple and stubborn faults.</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Empirical evaluation of the fault detection effectiveness and test effort efficiency of the automated AOP testing approaches</text:p>
          </table:table-cell>
          <table:table-cell office:value-type="string" calcext:value-type="string">
            <text:p>Information and Software Technology</text:p>
          </table:table-cell>
          <table:table-cell office:value-type="string" calcext:value-type="string">
            <text:p>Aspect-oriented programming (AOP) is a programmatic methodology to handle better modularized code by separating crosscutting concerns from the traditional abstraction boundaries. Automated testing, as one of the most demanding needs of the software development to reduce both human effort and costs, is a delicate issue in testing aspect-oriented programs. Prior studies in the automated test generation for aspect-oriented programs have been very limited with respect to the need for both adequate tool support and capability concerning effectiveness and efficiency. This paper describes a new AOP-specific tool for testing aspect-oriented programs, called RAMBUTANS . The RAMBUTANS tool uses a directed random testing technique that is especially well suited for generating tests for aspectual features in AspectJ. The directed random aspect of the tool is parameterized by associating weights to aspects, advice, methods, and classes by controlling object and joint point creations during the test generation process. We present a comprehensive empirical evaluation of our tool against the current AOP test generation approaches on three industrial aspect-oriented projects. The results of the experimental and statistical tests showed that RAMBUTANS tool produces test suites that have higher fault-detection capability and efficiency for AspectJ-like program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Empirical studies of a safe regression test selection technique</text:p>
          </table:table-cell>
          <table:table-cell office:value-type="string" calcext:value-type="string">
            <text:p>IEEE Transactions on Software Engineering</text:p>
          </table:table-cell>
          <table:table-cell office:value-type="string" calcext:value-type="string">
            <text:p>Regression testing is an expensive testing procedure utilized to validate modified software. Regression test selection techniques attempt to reduce the cost of regression testing by selecting a subset of a program's existing test suite. Safe regression test selection techniques select subsets that, under certain well-defined conditions, exclude no tests (from the original test suite) that if executed would reveal faults in the modified software. Many regression test selection techniques, including several safe techniques, have been proposed, but few have been subjected to empirical validation. This paper reports empirical studies on a particular safe regression test selection technique, in which the technique is compared to the alternative regression testing strategy of running all tests. The results indicate that safe regression test selection can be cost-effective, but that its costs and benefits vary widely based on a number of factors. In particular, test suite design can significantly affect the effectiveness of test selection, and coverage-based test suites may provide test selection results superior to those provided by test suites that are not coverage-based.</text:p>
          </table:table-cell>
          <table:table-cell table:style-name="ce6" office:value-type="boolean" office:boolean-value="false" calcext:value-type="boolean">
            <text:p>FALSE</text:p>
          </table:table-cell>
          <table:table-cell table:number-columns-repeated="1020"/>
        </table:table-row>
        <table:table-row table:style-name="ro6">
          <table:table-cell office:value-type="string" calcext:value-type="string">
            <text:p>Empirically evaluating Greedy-based test suite reduction methods at different levels of test suite complexity</text:p>
          </table:table-cell>
          <table:table-cell office:value-type="string" calcext:value-type="string">
            <text:p>Science of Computer Programming</text:p>
          </table:table-cell>
          <table:table-cell office:value-type="string" calcext:value-type="string">
            <text:p>Test suite reduction is an important approach that decreases the cost of regression testing. A test suite reduction technique operates based on the relationship between the test cases in the regression test suite and the test requirements in the program under test. Thus, its effectiveness should be closely related to the complexity of a regression test suite the product of the number of test cases and the number of test requirements. Our previous work has shown that cost-aware techniques (i.e., the test suite reduction techniques that aim to decrease the regression test suite's execution cost) generally outperform the others in terms of decreasing the cost of running the regression test suite. However, the previous empirical studies that evaluated cost-aware techniques did not take into account test suite complexity. That is, prior experiments do not reveal if the cost-aware techniques scale and work effectively on test suites with more test cases and more test requirements. This means that prior experiments do not appropriately shed light on how well test suite reduction methods work with large programs or test suites. Therefore, this paper focuses on the Greedy-based techniques and empirically evaluates the additional Greedy and two cost-aware Greedy techniques at different levels of test suite complexity from various standpoints including the cost taken to run the regression test suite, the time taken to reduce the test suites, the total regression testing costs, the fault detection capability, the fault detection efficiency, and the common rates of the representative sets. To the best of our knowledge, none of the previous empirical studies classify a considerable number of test suites according to their complexity. Nor do any prior experiments evaluate the test suite reduction techniques, in terms of the aforementioned criteria, at different levels of test suite complexity. This paper represents the first such attempt to carry out this important task. Based on the empirical results, we confirm the strengths and weaknesses of the cost-aware techniques and develop insights into how the cost-aware techniques' effectiveness varies as the test suite complexity increases. We evaluate test reduction methods at various levels of test suite complexity.Few previous studies evaluated the test reduction methods in the way that we did.The cost-aware methods generally attain the lowest total regression testing costs.The cost-aware methods generally realize higher fault detection efficiency.The benefits of using cost-aware methods increase as test suite complexity grow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Empirically revisiting the test independence assumption</text:p>
          </table:table-cell>
          <table:table-cell office:value-type="string" calcext:value-type="string">
            <text:p>Proceedings of the 2014 International Symposium on Software Testing and Analysis - ISSTA 2014</text:p>
          </table:table-cell>
          <table:table-cell office:value-type="string" calcext:value-type="string">
            <text:p>In a test suite, all the test cases should be independent: no test should affect any other test’s result, and running the tests in any order should produce the same test results. Techniques such as test prioritization generally assume that the tests in a suite are independent. Test dependence is a little-studied phenomenon. This paper presents five results related to test dependence. First, we characterize the test dependence that arises in practice. We studied 96 real-world dependent tests from 5 issue tracking systems. Our study shows that test dependence can be hard for programmers to identify. It also shows that test dependence can cause non-trivial consequences, such as masking program faults and leading to spurious bug reports. Second, we formally define test dependence in terms of test suites as ordered sequences of tests along with explicit environments in which these tests are executed. We formulate the problem of detecting dependent tests and prove that a useful special case is NP-complete. Third, guided by the study of real-world dependent tests, we propose and compare four algorithms to detect dependent tests in a test suite. Fourth, we applied our dependent test detection algorithms to 4 real-world programs and found dependent tests in each human-written and automatically-generated test suite. Fifth, we empirically assessed the impact of dependent tests on five test prioritization techniques. Dependent tests affect the output of all five techniques; that is, the reordered suite fails even though the original suite did not.</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Evaluating T-wise testing strategies in a community-wide dataset of configurable software systems</text:p>
          </table:table-cell>
          <table:table-cell office:value-type="string" calcext:value-type="string">
            <text:p>Journal of Systems and Software</text:p>
          </table:table-cell>
          <table:table-cell office:value-type="string" calcext:value-type="string">
            <text:p>Mobile devices have a rich set of small-scale sensors which improve the functionalities possibilities. The growing use of mobile applications has aroused the interest of researchers in testing mobile applications. However, sensor interaction failures are a challenging and still a little-explored aspect of research. Unexpected behavior because the sensor interactions can introduce failures that manifest themselves in specific sensor configurations. Sensor interaction failures can compromise the mobile application’s quality and harm the user’s experience. We propose an approach for extending test suites of mobile applications in order to evaluate the sensor interactions aspects of mobile applications. We used eight sensors to verify the occurrence of sensor interaction failures. We generated all configurations considering the sensors enabled or disabled. We observed that some pairs of sensors cause failures in some applications including those not so obvious.</text:p>
          </table:table-cell>
          <table:table-cell table:style-name="ce6" office:value-type="boolean" office:boolean-value="false" calcext:value-type="boolean">
            <text:p>FALSE</text:p>
          </table:table-cell>
          <table:table-cell table:number-columns-repeated="1020"/>
        </table:table-row>
        <table:table-row table:style-name="ro12">
          <table:table-cell office:value-type="string" calcext:value-type="string">
            <text:p>Evaluating symbolic execution-based test tools</text:p>
          </table:table-cell>
          <table:table-cell office:value-type="string" calcext:value-type="string">
            <text:p>2015 IEEE 8th International Conference on Software Testing, Verification and Validation (ICST)</text:p>
          </table:table-cell>
          <table:table-cell office:value-type="string" calcext:value-type="string">
            <text:p>This paper focuses on challenges to automatic test suite generation from formal models of software systems. Popular tools and methods and their limitations are discussed. Data cohesion, meaningfulness of derived behavior, usefulness for debugging, coverage evenness, coverage overlap, fault detection ability, and size of the generated test suite are considered as quality indicators for generated tests. A novel composite weight-based heuristic method for improving the quality of automatically generated test scenarios is proposed.</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Evaluating test suites and adequacy criteria using simulation-based models of distributed systems</text:p>
          </table:table-cell>
          <table:table-cell office:value-type="string" calcext:value-type="string">
            <text:p>IEEE Transactions on Software Engineering</text:p>
          </table:table-cell>
          <table:table-cell office:value-type="string" calcext:value-type="string">
            <text:p>Test adequacy criteria provide the engineer with guidance on how to populate test suites. While adequacy criteria have long been a focus of research, existing testing methods do not address many of the fundamental characteristics of distributed systems, such as distribution topology, communication failure, and timing. Furthermore, they do not provide the engineer with a means to evaluate the relative effectiveness of different criteria, nor the relative effectiveness of adequate test suites satisfying a given criterion. This paper makes three contributions to the development and use of test adequacy criteria for distributed systems: (1) a testing method based on discrete-event simulations; (2) a fault-based analysis technique for evaluating test suites and adequacy criteria; and (3) a series of case studies that validate the method and technique. The testing method uses a discrete-event simulation as an operational specification of a system, in which the behavioral effects of distribution are explicitly represented. Adequacy criteria and test cases are then defined in terms of this simulation-based specification. The fault-based analysis involves mutation of the simulation-based specification to provide a foil against which test suites and the criteria that formed them can be evaluated. Three distributed systems were used to validate the method and technique, including DNS, the Domain Name System.</text:p>
          </table:table-cell>
          <table:table-cell table:style-name="ce6" office:value-type="boolean" office:boolean-value="false" calcext:value-type="boolean">
            <text:p>FALSE</text:p>
          </table:table-cell>
          <table:table-cell table:number-columns-repeated="1020"/>
        </table:table-row>
        <table:table-row table:style-name="ro14">
          <table:table-cell office:value-type="string" calcext:value-type="string">
            <text:p>Evaluation and analysis of incorporating Fuzzy Expert System approach into test suite reduction</text:p>
          </table:table-cell>
          <table:table-cell office:value-type="string" calcext:value-type="string">
            <text:p>Information and Software Technology</text:p>
          </table:table-cell>
          <table:table-cell office:value-type="string" calcext:value-type="string">
            <text:p>ContextSoftware has become increasingly important in our modern society. However, when new features are developed due to user requests, such requests could make the sizes of test-case pools bigger. Many techniques are proposed to solve this problem, such as test suite reduction. However, the ability to expose faults may be weakened when reducing the sizes of the test suites. In this paper, we propose some methods using fuzzy logic in order to improve existing test-suite reduction techniques. ObjectiveThe main purpose of this research is to use a Fuzzy Expert System approach in order to enhance the effectiveness of fault detection during software testing. MethodIncorporating a Fuzzy Expert System into traditional test suite reduction techniques is presented and studied. More objective criteria are used in order to compare the performance of our proposed and selected test suite reduction methods. Some important measures (and metrics) will also be obtained and discussed. Application of the Fuzzy Expert System approach for test case prioritization is also discussed. ResultsThe experiments in three improved test-suite reduction techniques show that the modified algorithms can reduce the size of test suites, which have improved the fault detection quality. ConclusionDuring software testing, test data are generally classified with Boolean logic. This method can classify data into groups easily. However, there may be ambiguity in classifications due to similar properties for certain data. Ambiguous data can be classified in each group. In this study, Boolean logic will be replaced by fuzzy logic. Incorporating the Fuzzy Expert System approach into three traditional test suite reduction techniques (i.e., HGS, GRE, and Greedy) is presented and evaluated. The experiments, based on nine real subject programs ranging from 173 LOCs to 35,545 LOCs, have demonstrated that our proposed Fuzzy-HGS, Fuzzy-GRE, and Fuzzy-Greedy algorithms can significantly reduce the sizes of test suites while also improving fault detection effectiveness. For instance, Fuzzy-HGS, Fuzzy-GRE, and Fuzzy-Greedy algorithms have almost the same reduction capability of test suite as traditional HGS, GRE, and Greedy algorithms. But in terms of the percentage of fault detection effectiveness loss (FDE loss), both Fuzzy-HGS and Fuzzy-GRE algorithms are averagely decreased by 21% and 5%, respectively. Additionally, Fuzzy-Greedy algorithm still provide the lower FDE loss for large subject programs compared to traditional Greedy algorithm. Based upon the integrated theoretical foundation, the approaches presented in this paper offer an efficient, useful software testing scheme in the testing and debugging phases.</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Evaluation of mutation testing in a nuclear industry case study</text:p>
          </table:table-cell>
          <table:table-cell office:value-type="string" calcext:value-type="string">
            <text:p>IEEE Transactions on Reliability</text:p>
          </table:table-cell>
          <table:table-cell office:value-type="string" calcext:value-type="string">
            <text:p>For software quality assurance, many safety-critical industries appeal to the use of dynamic testing and structural coverage criteria. However, there are reasons to doubt the adequacy of such practices. Mutation testing has been suggested as an alternative or complementary approach but its cost has traditionally hindered its adoption by industry, and there are limited studies applying it to real safety-critical code. This paper evaluates the effectiveness of state-of-the-art mutation testing on safety-critical code from within the U.K. nuclear industry, in terms of revealing flaws in test suites that already meet the structural coverage criteria recommended by relevant safety standards. It also assesses the practical feasibility of implementing such mutation testing in a real setting. We applied a conventional selective mutation approach to a C codebase supplied by a nuclear industry partner and measured the mutation score achieved by the existing test suite. We repeated the experiment using trivial compiler equivalence (TCE) to assess the benefit that it might provide. Using a conventional approach, it first appeared that the existing test suite only killed 82% of the mutants, but applying TCE revealed that it killed 92%. The difference was due to equivalent or duplicate mutants that TCE eliminated. We then added new tests to kill all the surviving mutants, increasing the test suite size by 18% in the process. In conclusion, mutation testing can potentially improve fault detection compared to structural-coverage-guided testing, and may be affordable in a nuclear industry context. The industry feedback on our results was positive, although further evidence is needed from application of mutation testing to software with known real faults.</text:p>
          </table:table-cell>
          <table:table-cell table:style-name="ce6" office:value-type="boolean" office:boolean-value="false" calcext:value-type="boolean">
            <text:p>FALSE</text:p>
          </table:table-cell>
          <table:table-cell office:value-type="string" calcext:value-type="string">
            <text:p>uses mutation testing as improvement for coverages</text:p>
          </table:table-cell>
          <table:table-cell table:number-columns-repeated="1019"/>
        </table:table-row>
        <table:table-row table:style-name="ro3">
          <table:table-cell office:value-type="string" calcext:value-type="string">
            <text:p>Evaluation of the prediction-based approach to cost reduction in mutation testing</text:p>
          </table:table-cell>
          <table:table-cell office:value-type="string" calcext:value-type="string">
            <text:p>Advances in Intelligent Systems and Computing, Information Systems Architecture and Technology: Proceedings of 39th International Conference on Information Systems Architecture and Technology – ISAT 2018</text:p>
          </table:table-cell>
          <table:table-cell office:value-type="string" calcext:value-type="string">
            <text:p>Mutation testing is the most effective technique for assessing the quality of test suites, but it is also very expensive in terms of computational costs. The cost arises from the need to generate and execute a large number of so called mutants. The paper presents and evaluates a machine learning approach to dealing with the issue of limiting the number of executed mutants. The approach uses classification algorithm to predict mutants execution results for a subset of the generated mutants without their execution. The evaluation of the approach takes into consideration two aspects: accuracy of the predicted results and stability of prediction. In the paper the details of the evaluation experiment and its results are presented and discussed. The approach is tested on four examples having different number of mutants ranging from 90 to over 300. The obtained results indicate that the predicted value of the mutation score is consistently higher then the actual one thus allowing for using the results with high confidence.</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Evolutionary test environment for automatic structural testing</text:p>
          </table:table-cell>
          <table:table-cell office:value-type="string" calcext:value-type="string">
            <text:p>Information and Software Technology</text:p>
          </table:table-cell>
          <table:table-cell office:value-type="string" calcext:value-type="string">
            <text:p>Recent advances in software testing allow automatic derivation of tests that reach almost any desired point in the source code. There is, however, a fundamental problem with the general idea of targeting one distinct test coverage goal at a time: Coverage goals are neither independent of each other, nor is test generation for any particular coverage goal guaranteed to succeed. We present EVOSUITE, a search-based approach that optimizes whole test suites towards satisfying a coverage criterion, rather than generating distinct test cases directed towards distinct coverage goals. Evaluated on five open source libraries and an industrial case study, we show that EVOSUITE achieves up to 18 times the coverage of a traditional approach targeting single branches, with up to 44% smaller test suites.</text:p>
            <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Experience report: How do techniques, programs, and tests impact automated program repair?</text:p>
          </table:table-cell>
          <table:table-cell office:value-type="string" calcext:value-type="string">
            <text:p>2015 IEEE 26th International Symposium on Software Reliability Engineering (ISSRE)</text:p>
          </table:table-cell>
          <table:table-cell office:value-type="string" calcext:value-type="string">
            <text:p>Automated program repair can save tremendous manual efforts in software debugging. Therefore, a huge body of research efforts have been dedicated to design and implement automated program repair techniques. Among the existing program repair techniques, genetic-programming-based techniques have shown promising results. Recently, researchers found that random-search-based and adaptive program repair techniques can also produce effective results. In this work, we performed an extensive study for four program repair techniques, including genetic-programming-based, random-search-based, brute-force-based and adaptive program repair techniques. Due to the extremely large time cost of the studied techniques, the study was performed on 153 bugs from 9 small to medium sized programs. In the study, we further investigated the impacts of different programs and test suites on effectiveness and efficiency of program repair techniques. We found that techniques that work well with small programs become too costly or ineffective when applied to medium sized programs. We also computed the false positive rates and discussed the ratio of the explored search space to the whole search space for each studied technique. Surprisingly, all the studied techniques except the random-search-based technique are consistent with the 80/20 rule, i.e., about 80% of successful patches are found within the first 20% of search space.</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Exploring test suite diversification and code coverage in multi-objective test case selection</text:p>
          </table:table-cell>
          <table:table-cell office:value-type="string" calcext:value-type="string">
            <text:p>2015 IEEE 8th International Conference on Software Testing, Verification and Validation (ICST)</text:p>
          </table:table-cell>
          <table:table-cell office:value-type="string" calcext:value-type="string">
            <text:p>Test case selection is a classic testing technique to choose a subset of existing test cases for execution, due to the limited budget and tight deadlines. While 'code coverage' is the state of practice among test case selection heuristics, recent literature has shown that `test case diversity' is also a very promising approach. In this paper, we first compare these two heuristics for test case selection in several real-world case studies (Apache Ant, Derby, JBoss, NanoXML and Math). The results show that neither of the two techniques completely dominates the other, but they can potentially be complementary. Therefore, we next propose a novel approach that maximizes both code coverage and diversity among the selected test cases using NSGA-II multi- objective optimization, and the results show a significant improvement in fault detection rate. Specifically, sometimes this novel approach detects up to 16%(Ant), 10%(JBoss), and 14% (Math) more faults compared to either of coverage or diversity-based approaches, when the testing budget is less than 20% of the entire test suite execution cost.</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Exposing library API misuses via mutation analysis</text:p>
          </table:table-cell>
          <table:table-cell office:value-type="string" calcext:value-type="string">
            <text:p>2019 IEEE/ACM 41st International Conference on Software Engineering (ICSE)</text:p>
          </table:table-cell>
          <table:table-cell office:value-type="string" calcext:value-type="string">
            <text:p>Misuses of library APIs are pervasive and often lead to software crashes and vulnerability issues. Various static analysis tools have been proposed to detect library API misuses. They often involve mining frequent patterns from a large number of correct API usage examples, which can be hard to obtain in practice. They also suffer from low precision due to an over-simplified assumption that a deviation from frequent usage patterns indicates a misuse.We make two observations on the discovery of API misuse patterns. First, API misuses can be represented as mutants of the corresponding correct usages. Second, whether a mutant will introduce a misuse can be validated via executing it against a test suite and analyzing the execution information. Based on these observations, we propose MutApi, the first approach to discovering API misuse patterns via mutation analysis. To effectively mimic API misuses based on correct usages, we first design eight effective mutation operators inspired by the common characteristics of API misuses. MutApi generates mutants by applying these mutation operators on a set of client projects and collects mutant-killing tests as well as the associated stack traces. Misuse patterns are discovered from the killed mutants that are prioritized according to their likelihood of causing API misuses based on the collected information. We applied MutApi on 16 client projects with respect to 73 popular Java APIs. The results show that MutApi is able to discover substantial API misuse patterns with a high precision of 0.78. It also achieves a recall of 0.49 on the MuBench benchmark, which outperforms the state-of-the-art techniques.</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Feedback-directed random test generation”</text:p>
          </table:table-cell>
          <table:table-cell office:value-type="string" calcext:value-type="string">
            <text:p>29th International Conference on Software Engineering (ICSE'07)</text:p>
          </table:table-cell>
          <table:table-cell office:value-type="string" calcext:value-type="string">
            <text:p>We present a technique that improves random test generation by incorporating feedback obtained from executing test inputs as they are created. Our technique builds inputs incrementally by randomly selecting a method call to apply and finding arguments from among previously-constructed inputs. As soon as an input is built, it is executed and checked against a set of contracts and filters. The result of the execution determines whether the input is redundant, illegal, contract-violating, or useful for generating more inputs. The technique outputs a test suite consisting of unit tests for the classes under test. Passing tests can be used to ensure that code contracts are preserved across program changes; failing tests (that violate one or more contract) point to potential errors that should be corrected. Our experimental results indicate that feedback-directed random test generation can outperform systematic and undirected random test generation, in terms of coverage and error detection. On four small but nontrivial data structures (used previously in the literature), our technique achieves higher or equal block and predicate coverage than model checking (with and without abstraction) and undirected random generation. On 14 large, widely-used libraries (comprising 780KLOC), feedback-directed random test generation finds many previously-unknown errors, not found by either model checking or undirected random generation.</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Guided mutation testing for javascript web applications</text:p>
          </table:table-cell>
          <table:table-cell office:value-type="string" calcext:value-type="string">
            <text:p>IEEE Transactions on Software Engineering</text:p>
          </table:table-cell>
          <table:table-cell office:value-type="string" calcext:value-type="string">
            <text:p>Mutation testing is an effective test adequacy assessment technique. However, there is a high computational cost in executing the test suite against a potentially large pool of generated mutants. Moreover, there is much effort involved in filtering out equivalent mutants. Prior work has mainly focused on detecting equivalent mutants after the mutation generation phase, which is computationally expensive and has limited efficiency. We propose an algorithm to select variables and branches for mutation as well as a metric, called FunctionRank, to rank functions according to their relative importance from the application's behaviour point of view. We present a technique that leverages static and dynamic analysis to guide the mutation generation process towards parts of the code that are more likely to influence the program's output. Further, we focus on the JavaScript language, and propose a set of mutation operators that are specific to Web applications. We implement our approach in a tool called MUTANDIS. The results of our empirical evaluation show that (1) more than 93 percent of generated mutants are non-equivalent, and (2) more than 75 percent of the surviving non-equivalent mutants are in the top 30 percent of the ranked function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HMER: a hybrid mutation execution reduction approach for mutation-based fault localization</text:p>
          </table:table-cell>
          <table:table-cell office:value-type="string" calcext:value-type="string">
            <text:p>Journal of Systems and Software</text:p>
          </table:table-cell>
          <table:table-cell office:value-type="string" calcext:value-type="string">
            <text:p>Identifying the location of faults in programs has been recognized as one of the most manually and time cost activities during software debugging process. Fault localization techniques, which seek to identify faulty program statements as quickly as possible, can assist developers in alleviating the time and manual cost of software debugging. Mutation-based fault localization(MBFL) has a promising fault localization accuracy, but suffered from huge mutation execution cost. To reduce the cost of MBFL, we propose a Hybrid Mutation Execution Reduction(HMER) approach in this paper. HMER consists of two steps: Weighted Statement-Oriented Mutant Sampling(WSOME) and Dynamic Mutation Execution Strategy(DMES). In the first step, we employ Spectrum-Based Fault Localization(SBFL) techniques to calculate the suspiciousness value of statements, and guarantee that the mutants generated from statements with higher suspiciousness value will have more chance to be remained in the sampling process. Next, a dynamic mutation execution strategy is used to execute the reduced mutant set on test suite to avoid worthless execution. Empirical results on 130 versions from 9 subject programs show that HMER can reduce 74.5%-93.4% mutation execution cost while keeping almost the same fault localization accuracy with the original MBFL. A further indicates that when employing HMER strategy in MBFL, the fault localization accuracy has no statistically significant difference in most cases compared with the original MBFL without any reduction technique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Helping students appreciate test-driven development (tdd</text:p>
          </table:table-cell>
          <table:table-cell office:value-type="string" calcext:value-type="string">
            <text:p>Companion to the 21st ACM SIGPLAN conference on Object-oriented programming systems, languages, and applications <text:s/>- OOPSLA '06</text:p>
          </table:table-cell>
          <table:table-cell office:value-type="string" calcext:value-type="string">
            <text:p>Testing is an important part of the software development cycle that should be covered throughout the computer science curriculum. However, for students to truly learn the value of testing, they need to benefit from writing test cases for their own software.We report on our initial experiences teaching students to write test cases and evaluating student-written test suites, with an emphasis on our observation that, without proper incentive to write test cases early, many students will complete the programming assignment first and then add the build of their test cases afterwards. Based on these experiences, we propose new mechanisms to provide better incentives for students to write their test cases early.We also report on some of the limitations of code coverage as a tool for evaluating test suites, and finally conclude with a survey of related work on introducing testing into the undergraduate curriculum.</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How do assertions impact coverage-based test-suite reduction?</text:p>
          </table:table-cell>
          <table:table-cell office:value-type="string" calcext:value-type="string">
            <text:p>2017 IEEE International Conference on Software Testing, Verification and Validation (ICST)</text:p>
          </table:table-cell>
          <table:table-cell office:value-type="string" calcext:value-type="string">
            <text:p>Code coverage is the dominant criterion in test-suite reduction. Typically, most test-suite reduction techniques repeatedly remove tests covering code that has been covered by other tests from the test suite. However, test-suite reduction based on code coverage alone may incur fault-detection capability loss, because a test detects faults if and only if its execution covers buggy code and its test oracle catches the buggy state. In other words, test oracles may also affect test-suite reduction, However, to our knowledge, their impacts have never been studied before. In this paper, we conduct the first empirical study on such impacts by using 10 real-world GitHub Java projects, and find that assertions (i.e., a typical type of test oracles) are significantly correlated with coverage-based test-suite reduction. Based on our preliminary study results, we also proposed an assertion-aware test-suite reduction technique which outperforms traditional test-suite reduction in terms of cost-effectiveness.</text:p>
          </table:table-cell>
          <table:table-cell table:style-name="ce6" office:value-type="boolean" office:boolean-value="false" calcext:value-type="boolean">
            <text:p>FALSE</text:p>
          </table:table-cell>
          <table:table-cell table:number-columns-repeated="1020"/>
        </table:table-row>
        <table:table-row table:style-name="ro9">
          <table:table-cell office:value-type="string" calcext:value-type="string">
            <text:p>How do static and dynamic test case prioritization techniques perform on modern software systems? An extensive study on GitHub projects</text:p>
          </table:table-cell>
          <table:table-cell office:value-type="string" calcext:value-type="string">
            <text:p>IEEE Transactions on Software Engineering</text:p>
          </table:table-cell>
          <table:table-cell office:value-type="string" calcext:value-type="string">
            <text:p>Regression testing comprises techniques which are applied during software evolution to uncover faults effectively and efficiently. While regression testing is widely studied for functional tests, performance regression testing, e.g., with software microbenchmarks, is hardly investigated. Applying test case prioritization (TCP), a regression testing technique, to software microbenchmarks may help capturing large performance regressions sooner upon new versions. This may especially be beneficial for microbenchmark suites, because they take considerably longer to execute than unit test suites. However, it is unclear whether traditional unit testing TCP techniques work equally well for software microbenchmarks. In this paper, we empirically study coverage-based TCP techniques, employing total and additional greedy strategies, applied to software microbenchmarks along multiple parameterization dimensions, leading to 54 unique technique instantiations. We find that TCP techniques have a mean APFD-P (average percentage of fault-detection on performance) effectiveness between 0.54 and 0.71 and are able to capture the three largest performance changes after executing 29% to 66% of the whole microbenchmark suite. Our efficiency analysis reveals that the runtime overhead of TCP varies considerably depending on the exact parameterization. The most effective technique has an overhead of 11% of the total microbenchmark suite execution time, making TCP a viable option for performance regression testing. The results demonstrate that the total strategy is superior to the additional strategy. Finally, dynamic-coverage techniques should be favored over static-coverage techniques due to their acceptable analysis overhead; however, in settings where the time for prioritzation is limited, static-coverage techniques provide an attractive alternative.</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How good are your types? using mutation analysis to evaluate the effectiveness of type annotations</text:p>
          </table:table-cell>
          <table:table-cell office:value-type="string" calcext:value-type="string">
            <text:p>2017 IEEE International Conference on Software Testing, Verification and Validation Workshops (ICSTW)</text:p>
          </table:table-cell>
          <table:table-cell office:value-type="string" calcext:value-type="string">
            <text:p>Software engineers primarily use two orthogonal means to reduce susceptibility to faults: software testing and static type checking. While many strategies exist to evaluate the effectiveness of a test suite in catching bugs, there are few that evaluate the effectiveness of type annotations in a program. This problem is most relevant in the context of gradual or optional typing, where programmers are free to choose which parts of a program to annotate and in what detail. Mutation analysis is one strategy that has proven useful for measuring test suite effectiveness by emulating potential software faults. We propose that mutation analysis can be used to evaluate the effectiveness of type annotations too. We analyze mutants produced by the MutPy mutation framework against both a test suite and against type-annotated programs. We show that, while mutation analysis can be useful for evaluating the effectiveness of type annotations, we require stronger mutation operators that target type information in programs to be an effective mutation analysis tool.</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How hard does mutation analysis have to be, anyway?</text:p>
          </table:table-cell>
          <table:table-cell office:value-type="string" calcext:value-type="string">
            <text:p>2015 IEEE 26th International Symposium on Software Reliability Engineering (ISSRE)</text:p>
          </table:table-cell>
          <table:table-cell office:value-type="string" calcext:value-type="string">
            <text:p>Mutation analysis is considered the best method for measuring the adequacy of test suites. However, the number of test runs required for a full mutation analysis grows faster than project size, which is not feasible for real-world software projects, which often have more than a million lines of code. It is for projects of this size, however, that developers most need a method for evaluating the efficacy of a test suite. Various strategies have been proposed to deal with the explosion of mutants. However, these strategies at best reduce the number of mutants required to a fraction of overall mutants, which still grows with program size. Running, e.g., 5% of all mutants of a 2MLOC program usually requires analyzing over 100,000 mutants. Similarly, while various approaches have been proposed to tackle equivalent mutants, none completely eliminate the problem, and the fraction of equivalent mutants remaining is hard to estimate, often requiring manual analysis of equivalence. In this paper, we provide both theoretical analysis and empirical evidence that a small constant sample of mutants yields statistically similar results to running a full mutation analysis, regardless of the size of the program or similarity between mutants. We show that a similar approach, using a constant sample of inputs can estimate the degree of stubbornness in mutants remaining to a high degree of statistical confidence, and provide a mutation analysis framework for Python that incorporates the analysis of stubbornness of mutants.</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Identifying method-level mutation subsumption relations using Z3</text:p>
          </table:table-cell>
          <table:table-cell office:value-type="string" calcext:value-type="string">
            <text:p>Information and Software Technology</text:p>
          </table:table-cell>
          <table:table-cell office:value-type="string" calcext:value-type="string">
            <text:p>Context: Mutation analysis is a popular but costly approach to assess the quality of test suites. One recent promising direction in reducing costs of mutation analysis is to identify redundant mutations, i.e., mutations that are subsumed by some other mutations. A previous approach found redundant mutants manually through truth tables but it cannot be applied to all mutations. Another work derives them using automatic test suite generators but it is a time consuming task to generate mutants and tests, and to execute tests. Objective: This article proposes an approach to discover redundant mutants by proving subsumption relations among method-level mutation operators using weak mutation testing. Method: We conceive and encode a theory of subsumption relations in the Z3 theorem prover for 37 mutation targets (mutations of an expression or statement). Results: We automatically identify and prove a number of subsumption relations using Z3, and reduce the number of mutations in a number of mutation targets. To evaluate our approach, we modified MuJava to include the results of 24 mutation targets and evaluate our approach in 125 classes of 5 large open source popular projects used in prior work. Our approach correctly discards mutations in 75.93% of the cases, and reduces the number of mutations by 71.38%. Conclusions: Our approach offers a good balance between the effort required to derive subsumption relations and the effectiveness for the targets considered in our evaluation in the context of strong mutation testing.</text:p>
            <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If You Can't Kill a Supermutant, You Have a Problem</text:p>
          </table:table-cell>
          <table:table-cell office:value-type="string" calcext:value-type="string">
            <text:p>2018 IEEE International Conference on Software Testing, Verification and Validation Workshops (ICSTW)</text:p>
          </table:table-cell>
          <table:table-cell office:value-type="string" calcext:value-type="string">
            <text:p>Quality of software test suites can be effectively and accurately measured using mutation analysis. Traditional mutation involves seeding first and sometimes higher order faults into the program, and evaluating each for detection. However, traditional mutants are often heavily redundant, and it is desirable to produce the complete matrix of test cases vs mutants detected by each. Unfortunately, even the traditional mutation analysis has a heavy computational footprint due to the requirement of independent evaluation of each mutant by the complete test suite, and consequently the cost of evaluation of complete kill matrix is exorbitant. We present a novel approach of combinatorial evaluation of multiple mutants at the same time that can generate the complete mutant kill matrix with lower computational requirements. Our approach also has the potential to reduce the cost of execution of traditional mutation analysis especially for test suites with weak oracles such as machine-generated test suites, while at the same time liable to only a linear increase in the time taken for mutation analysis in the worst case.</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Improving fault detection capability by selectively retaining test cases during test suite reduction</text:p>
          </table:table-cell>
          <table:table-cell office:value-type="string" calcext:value-type="string">
            <text:p>IEEE Transactions on Software Engineering</text:p>
          </table:table-cell>
          <table:table-cell office:value-type="string" calcext:value-type="string">
            <text:p>Software testing is a critical part of software development. As new test cases are generated over time due to software modifications, test suite sizes may grow significantly. Because of time and resource constraints for testing, test suite minimization techniques are needed to remove those test cases from a suite that, due to code modifications over time, have become redundant with respect to the coverage of testing requirements for which they were generated. Prior work has shown that test suite minimization with respect to a given testing criterion can significantly diminish the fault detection effectiveness (FDE) of suites. We present a new approach for test suite reduction that attempts to use additional coverage information of test cases to selectively keep some additional test cases in the reduced suites that are redundant with respect to the testing criteria used for suite minimization, with the goal of improving the FDE retention of the reduced suites. We implemented our approach by modifying an existing heuristic for test suite minimization. Our experiments show that our approach can significantly improve the FDE of reduced test suites without severely affecting the extent of suite size reduction.</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Improving search-based test suite generation with dynamic symbolic execution</text:p>
          </table:table-cell>
          <table:table-cell office:value-type="string" calcext:value-type="string">
            <text:p>2013 IEEE 24th International Symposium on Software Reliability Engineering (ISSRE)</text:p>
          </table:table-cell>
          <table:table-cell office:value-type="string" calcext:value-type="string">
            <text:p>Testing is a widely applied technique to evaluate software quality, and coverage criteria are often used to assess the adequacy of a generated test suite. However, manually constructing an adequate test suite is typically too expensive, and numerous techniques for automatic test-suite generation were proposed. All of them come with different strengths. To build stronger test-generation tools, different techniques should be combined. In this paper, we study cooperative combinations of verification approaches for test generation, which exchange high-level information. We present CoVeriTest , a hybrid technique for test-suite generation. CoVeriTest iteratively applies different conditional model checkers and allows users to adjust the level of cooperation and to configure individual time limits for each conditional model checker. In our experiments, we systematically study different CoVeriTest cooperation setups, which either use combinations of explicit-state model checking and predicate abstraction, or bounded model checking and symbolic execution. A comparison with state-of-the-art test-generation tools reveals that CoVeriTest achieves higher coverage for many programs (about 15%).</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Interpreting coverage information using direct and indirect coverage</text:p>
          </table:table-cell>
          <table:table-cell office:value-type="string" calcext:value-type="string">
            <text:p>2016 IEEE International Conference on Software Testing, Verification and Validation (ICST)</text:p>
          </table:table-cell>
          <table:table-cell office:value-type="string" calcext:value-type="string">
            <text:p>Because of the numerous benefits of tests, developers often wish their applications had more tests. Unfortunately, it is challenging to determine what new tests to add in order to improve the quality of the test suite. A number of approaches, including numerous coverage criteria, have been proposed by the research community to help developers focus their limited testing resources. However, coverage criteria often fall short of this goal because achieving 100% coverage is often infeasible, necessitating the difficult process of determining if a piece of uncovered code is actually executable, and the criteria do not take into account how the code is covered. In this paper, we propose a new approach for interpreting coverage information, based on the concepts of direct coverage and indirect coverage, that address these limitations. We also presents the results of an empirical study of 17 applications that demonstrate that indirectly covered code is common in real world software, faults in indirectly covered code are significantly less likely to be detected than faults located in directly covered code, and indirectly covered code typically clusters at the method level. This means that identifying indirectly covered methods can be effective at helping testers improve the quality of their test suites by directing them to insufficiently tested code.</text:p>
          </table:table-cell>
          <table:table-cell table:style-name="ce6" office:value-type="boolean" office:boolean-value="true" calcext:value-type="boolean">
            <text:p>TRUE</text:p>
          </table:table-cell>
          <table:table-cell office:value-type="string" calcext:value-type="string">
            <text:p>indirect coverage?</text:p>
          </table:table-cell>
          <table:table-cell table:number-columns-repeated="1019"/>
        </table:table-row>
        <table:table-row table:style-name="ro3">
          <table:table-cell office:value-type="string" calcext:value-type="string">
            <text:p>Invariant-based automatic testing of modern web applications</text:p>
          </table:table-cell>
          <table:table-cell office:value-type="string" calcext:value-type="string">
            <text:p>IEEE Transactions on Software Engineering</text:p>
          </table:table-cell>
          <table:table-cell office:value-type="string" calcext:value-type="string">
            <text:p>Ajax-based Web 2.0 applications rely on stateful asynchronous client/server communication, and client-side runtime manipulation of the DOM tree. This not only makes them fundamentally different from traditional web applications, but also more error-prone and harder to test. We propose a method for testing Ajax applications automatically, based on a crawler to infer a state-flow graph for all (client-side) user interface states. We identify Ajax-specific faults that can occur in such states (related to, e.g., DOM validity, error messages, discoverability, back-button compatibility) as well as DOM-tree invariants that can serve as oracles to detect such faults. Our approach, called Atusa, is implemented in a tool offering generic invariant checking components, a plugin-mechanism to add application-specific state validators, and generation of a test suite covering the paths obtained during crawling. We describe three case studies, consisting of six subjects, evaluating the type of invariants that can be obtained for Ajax applications as well as the fault revealing capabilities, scalability, required manual effort, and level of automation of our testing approach.</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Investigating faults missed by test suites achieving high code coverage</text:p>
          </table:table-cell>
          <table:table-cell office:value-type="string" calcext:value-type="string">
            <text:p>Journal of Systems and Software</text:p>
          </table:table-cell>
          <table:table-cell office:value-type="string" calcext:value-type="string">
            <text:p>Modern programming languages (e.g., Java and C#) provide features to separate error-handling code from regular code, seeking to enhance software comprehensibility and maintainability. Nevertheless, the way exception handling (EH) code is structured in such languages may lead to multiple, different, and complex control flows, which may affect the software testability. Previous studies have reported that EH code is typically neglected, not well tested, and its misuse can lead to reliability degradation and catastrophic failures. However, little is known about the relationship between testing practices and EH testing effectiveness. In this exploratory study, we (i) measured the adequacy degree of EH testing concerning code coverage (instruction, branch, and method) criteria; and (ii) evaluated the effectiveness of the EH testing by measuring its capability to detect artificially injected faults (i.e., mutants) using 7 EH mutation operators. Our study was performed using test suites of 27 long-lived Java libraries from open-source ecosystems. Our results show that instructions and branches within catch blocks and throw instructions are less covered, with statistical significance, than the overall instructions and branches. Nevertheless, most of the studied libraries presented test suites capable of detecting more than 70 % of the injected faults. From a total of 12,331 mutants created in this study, the test suites were able to detect 68 % of them.</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11">
          <table:table-cell office:value-type="string" calcext:value-type="string">
            <text:p>Is mutation an appropriate tool for testing experiments?</text:p>
          </table:table-cell>
          <table:table-cell office:value-type="string" calcext:value-type="string">
            <text:p>Proceedings. 27th International Conference on Software Engineering, 2005. ICSE 2005.</text:p>
          </table:table-cell>
          <table:table-cell office:value-type="string" calcext:value-type="string">
            <text:p>Software Debugging is a tedious and costly task in software development life-cycle. Thus, various automated fault localization approaches have been proposed to address this problem, among which, spectrum-based fault localization has attracted a lot of attention. Using various formulas, known as ranking metrics, spectrum-based fault localization techniques assign scores to the entities of programs (e.g., statements) based on their suspiciousness of being the root cause of failures. Despite the obvious advantages of spectrum-based fault localization techniques, such as being lightweight, they cannot effectively locate faults in every program owing to the fact that they do not consider the characteristics of the programs. We believe that program characteristics can be helpful at finding the right ranking metrics for programs, and they can assist at combining several existing ones to produce a customized ranking metric specific to a given program. In this paper, we have proposed an approach which combines 40 different ranking metrics to generate a new ranking metric specific to a given program. Employing mutation testing operators, the proposed approach retrieves information from the program and then, using different preferential voting systems, it combines various ranking metrics based on the collected information. We have evaluated our approach on 154 faulty versions from eight different programs of Space and Siemens test suite and compare it with nine state-of-the-art ranking metrics. The experimental results indicate that the ranking metrics generated by our approach is superior with respect to evaluation metrics such as the Exam score and TOP-N .</text:p>
          </table:table-cell>
          <table:table-cell table:style-name="ce6" office:value-type="boolean" office:boolean-value="false" calcext:value-type="boolean">
            <text:p>FALSE</text:p>
          </table:table-cell>
          <table:table-cell office:value-type="string" calcext:value-type="string">
            <text:p>40 different ranking metrics</text:p>
          </table:table-cell>
          <table:table-cell table:number-columns-repeated="1019"/>
        </table:table-row>
        <table:table-row table:style-name="ro8">
          <table:table-cell office:value-type="string" calcext:value-type="string">
            <text:p>Is this a bug or an obsolete test?</text:p>
          </table:table-cell>
          <table:table-cell office:value-type="string" calcext:value-type="string">
            <text:p>ECOOP 2013 – Object-Oriented Programming, Lecture Notes in Computer Science</text:p>
          </table:table-cell>
          <table:table-cell office:value-type="string" calcext:value-type="string">
            <text:p>In software evolution, developers typically need to identify whether the failure of a test is due to a bug in the source code under test or the obsoleteness of the test code when they execute a test suite. Only after finding the cause of a failure can developers determine whether to fix the bug or repair the obsolete test. Researchers have proposed several techniques to automate test repair. However, test-repair techniques typically assume that test failures are always due to obsolete tests. Thus, such techniques may not be applicable in real world software evolution when developers do not know whether the failure is due to a bug or an obsolete test. To know whether the cause of a test failure lies in the source code under test or in the test code, we view this problem as a classification problem and propose an automatic approach based on machine learning. Specifically, we target Java software using the JUnit testing framework and collect a set of features that may be related to failures of tests. Using this set of features, we adopt the Best-first Decision Tree Learning algorithm to train a classifier with some existing regression test failures as training instances. Then, we use the classifier to classify future failed tests. Furthermore, we evaluated our approach using two Java programs in three scenarios (within the same version, within different versions of a program, and between different programs), and found that our approach can effectively classify the causes of failed tests.</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MAP-Coverage: a novel coverage criterion for testing thread-safe classes</text:p>
          </table:table-cell>
          <table:table-cell office:value-type="string" calcext:value-type="string">
            <text:p>2019 34th IEEE/ACM International Conference on Automated Software Engineering (ASE)</text:p>
          </table:table-cell>
          <table:table-cell office:value-type="string" calcext:value-type="string">
            <text:p>Concurrent programs must be thoroughly tested, as concurrency bugs are notoriously hard to detect. Code coverage criteria can be used to quantify the richness of a test suite (e.g., whether a program has been tested sufficiently) or provide practical guidelines on test case generation (e.g., as objective functions used in program fuzzing engines). Traditional code coverage criteria are, however, designed for sequential programs and thus ineffective for concurrent programs. In this work, we introduce a novel code coverage criterion for testing thread-safe classes called MAP-coverage (short for memory-access patterns). The motivation is that concurrency bugs are often correlated with certain memory-access patterns, and thus it is desirable to comprehensively cover all memory-access patterns. Furthermore, we propose a testing method for maximizing MAP-coverage. Our method has been implemented as a self-contained toolkit, and the experimental results on 20 benchmark programs show that our toolkit outperforms existing testing methods. Lastly, we show empirically that there exists positive correlation between MAP-coverage and the effectiveness of a set of test executions.</text:p>
          </table:table-cell>
          <table:table-cell table:style-name="ce6" office:value-type="boolean" office:boolean-value="true" calcext:value-type="boolean">
            <text:p>TRUE</text:p>
          </table:table-cell>
          <table:table-cell table:number-columns-repeated="1020"/>
        </table:table-row>
        <table:table-row table:style-name="ro3">
          <table:table-cell office:value-type="string" calcext:value-type="string">
            <text:p>Massively parallel, highly efficient, but what about the test suite quality? applying mutation testing to gpu programs</text:p>
          </table:table-cell>
          <table:table-cell office:value-type="string" calcext:value-type="string">
            <text:p>2020 IEEE 13th International Conference on Software Testing, Validation and Verification (ICST)</text:p>
          </table:table-cell>
          <table:table-cell office:value-type="string" calcext:value-type="string">
            <text:p>Thanks to rapid advances in programmability and performance, GPUs have been widely applied in High-Performance Computing (HPC) and safety-critical domains. As such, quality assurance of GPU applications has gained increasing attention. This brings us to mutation testing, a fault-based testing technique that assesses the test suite quality by systematically introducing small artificial faults. It has been shown to perform well in exposing faults. In this paper, we investigate whether GPU programming can benefit from mutation testing. In addition to conventional mutation operators, we propose nine GPU-specific mutation operators based on the core syntax differences between CPU and GPU programming. We conduct a preliminary study on six CUDA systems. The results show that mutation testing can effectively evaluate the test quality of GPU programs: conventional mutation operators can guide the engineers to write simple direct tests, while GPU-specific mutation operators can lead to more intricate test cases which are better at revealing GPU-specific weaknesses.</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Measuring effectiveness of mutant sets</text:p>
          </table:table-cell>
          <table:table-cell office:value-type="string" calcext:value-type="string">
            <text:p>2016 IEEE Ninth International Conference on Software Testing, Verification and Validation Workshops (ICSTW)</text:p>
          </table:table-cell>
          <table:table-cell office:value-type="string" calcext:value-type="string">
            <text:p>Redundancy in mutants, where multiple mutants end up producing the same semantic variant of a program, is a major problem in mutation analysis. Hence, a measure of effectiveness that accounts for redundancy is an essential tool for evaluating mutation tools, new operators, and reduction techniques. Previous research suggests using the size of the disjoint mutant set as an effectiveness measure. We start from a simple premise: test suites need to be judged on both the number of unique variations in specifications they detect (as a variation measure), and also on how good they are at detecting hard-to-find faults (as a measure of thoroughness). Hence, any set of mutants should be judged by how well it supports these measurements. We show that the disjoint mutant set has two major inadequacies - the single variant assumption and the large test suite assumption - when used as a measure of effectiveness in variation. These stem from its reliance on minimal test suites. We show that when used to emulate hard to find bugs (as a measure of thoroughness), disjoint mutant set discards useful mutants. We propose two alternatives: one measures variation and is not vulnerable to either the single variant assumption or the large test suite assumption, the other measures thoroughness. We provide a benchmark of these measures using diverse tool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Mitigating the effects of equivalent mutants with mutant classification strategies</text:p>
          </table:table-cell>
          <table:table-cell office:value-type="string" calcext:value-type="string">
            <text:p>Science of Computer Programming</text:p>
          </table:table-cell>
          <table:table-cell office:value-type="string" calcext:value-type="string">
            <text:p>Mutation Testing has been shown to be a powerful technique in detecting software faults. Despite this advantage, in practice there is a need to deal with the equivalent mutants' problem. Automatically detecting equivalent mutants is an undecidable problem. Therefore, identifying equivalent mutants is cumbersome since it requires manual analysis, resulting in unbearable testing cost. To overcome this difficulty, researchers suggested the use of mutant classification, an approach that aims at isolating equivalent mutants automatically. From this perspective, the present paper establishes and empirically assesses possible mutant classification strategies. A conducted study reveals that mutant classification isolates equivalent mutants effectively when low quality test suites are used. However, it turns out that as the test suites evolve, the benefit of this practice is reduced. Thus, mutant classification is only fruitful in improving test suites of low quality and only up to a certain limit. To this end, empirical results show that the proposed strategies provide a cost-effective solution when they consider a small number of live mutants, i.e., 10-12. At this point they kill 92% of all the killable mutants. A mutation analysis process based on mutant classification.Two dynamic strategies aiming at reducing the effects of equivalent mutants.An empirical evaluation of the effectiveness and efficiency of mutant classification schemes.A cost-benefit comparison of the mutant classification schemes with the traditional mutation testing approach.</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MuVM: Higher order mutation analysis virtual machine for C</text:p>
          </table:table-cell>
          <table:table-cell office:value-type="string" calcext:value-type="string">
            <text:p>2016 IEEE International Conference on Software Testing, Verification and Validation (ICST)</text:p>
          </table:table-cell>
          <table:table-cell office:value-type="string" calcext:value-type="string">
            <text:p>Mutation analysis is a method for evaluating the effectiveness of a test suite by seeding faults artificially and measuring the fraction of seeded faults detected by the test suite. The major limitation of mutation analysis is its lengthy execution time because it involves generating, compiling and running large numbers of mutated programs, called mutants. Our tool MuVM achieves a significant runtime improvement by performing higher order mutation analysis using four techniques, meta mutation, mutation on virtual machine, higher order split-stream execution, and online adaptation technique. In order to obtain the same behavior as mutating the source code directly, meta mutation preserves the mutation location information which may potentially be lost during bit code compilation and optimization. Mutation on a virtual machine reduces the compilation and testing cost by compiling a program once and invoking a process once. Higher order split-stream execution also reduces the testing cost by executing common parts of the mutants together and splitting the execution at a seeded fault. Online adaptation technique reduces the number of generated mutants by omitting infeasible mutants. Our comparative experiments indicate that our tool is significantly superior to an existing tool, an existing technique (mutation schema generation), and no-split-stream execution in higher order mutation.</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Mucheck: An extensible tool for mutation testing of haskell programs</text:p>
          </table:table-cell>
          <table:table-cell office:value-type="string" calcext:value-type="string">
            <text:p>Proceedings of the 2014 International Symposium on Software Testing and Analysis - ISSTA 2014</text:p>
          </table:table-cell>
          <table:table-cell office:value-type="string" calcext:value-type="string">
            <text:p>This paper presents MuCheck, a mutation testing tool for Haskell programs. MuCheck is a counterpart to the widely used QuickCheck random testing tool for functional programs, and can be used to evaluate the efficacy of QuickCheck property definitions. The tool implements mutation operators that are specifically designed for functional programs, and makes use of the type system of Haskell to achieve a more relevant set of mutants than otherwise possible. Mutation coverage is particularly valuable for functional programs due to highly compact code, referential transparency, and clean semantics; these make augmenting a test suite or specification based on surviving mutants a practical method for improved testing.</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Multi Objective Higher Order Mutation Testing with GP</text:p>
          </table:table-cell>
          <table:table-cell office:value-type="string" calcext:value-type="string">
            <text:p>Proceedings of the 11th Annual conference on Genetic and evolutionary computation - GECCO '09</text:p>
          </table:table-cell>
          <table:table-cell office:value-type="string" calcext:value-type="string">
            <text:p>Mutation testing is a powerful software engineering technique for fault finding. It works by injecting known faults (mutations) into software and seeing if the test suite finds them. It remains very expensive and the few valuable traditional mutants that resemble real faults are mixed in with many others that denote unrealistic faults. The expense and lack of realism inhibit industrial uptake of mutation testing. Genetic programming searches the space of complex faults to find realistic higher order mutants. Despite the much larger search space, we have found mutants composed of multiple changes to the C source code that challenge the tester and which cannot be represented in the first order space.</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Mutant reduction based on dominance relation for weak mutation testing</text:p>
          </table:table-cell>
          <table:table-cell office:value-type="string" calcext:value-type="string">
            <text:p>Information and Software Technology</text:p>
          </table:table-cell>
          <table:table-cell office:value-type="string" calcext:value-type="string">
            <text:p>Context: As a fault-based testing technique, mutation testing is effective at evaluating the quality of existing test suites. However, a large number of mutants result in the high computational cost in mutation testing. As a result, mutant reduction is of great importance to improve the efficiency of mutation testing.Objective: We aim to reduce mutants for weak mutation testing based on the dominance relation between mutant branches.Method: In our method, a new program is formed by inserting mutant branches into the original program. By analyzing the dominance relation between mutant branches in the new program, the non-dominated one is obtained, and the mutant corresponding to the non-dominated mutant branch is the mutant after reduction.Results: The proposed method is applied to test ten benchmark programs and six classes from open-source projects. The experimental results show that our method reduces over 80% mutants on average, which greatly improves the efficiency of mutation testing.Conclusion: We conclude that dominance relation between mutant branches is very important and useful in reducing mutants for mutation testing.</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Mutantdistiller: Using symbolic execution for automatic detection of equivalent mutants and generation of mutant killing tests</text:p>
          </table:table-cell>
          <table:table-cell office:value-type="string" calcext:value-type="string">
            <text:p>2020 IEEE International Conference on Software Testing, Verification and Validation Workshops (ICSTW)</text:p>
          </table:table-cell>
          <table:table-cell office:value-type="string" calcext:value-type="string">
            <text:p>Mutation testing can be used to measure the quality of a given test suite. But two flaws prevent wide acceptance. First, there are equivalent mutants - mutants that are semantically equivalent to the unmodified version and therefore unkillable. Manually identifying those mutants is time-consuming and error-prone. Second, initially there are often too few test cases. Mutation testing detects missing cases. But it is too time-consuming to manually write all the required test cases. This paper shows how to use symbolic execution to tackle both problems, i.e., to detect equivalent mutants and exclude them from further analysis, and to automatically generate test cases that kill the remaining mutants. Our evaluation uses a set of 252 publicly available mutants for which it is known that they are hard to classify. Despite the fact that detecting equivalent mutants is an undecidable problem in general, our fully automatic tool MutantDistiller correctly classifies all of them (13 equivalent, 239 non-equivalent). MutantDistiller also generates test cases that kill the nonequivalent mutant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Mutation testing and self/peer assessment: analyzing their effect on students in a software testing course</text:p>
          </table:table-cell>
          <table:table-cell office:value-type="string" calcext:value-type="string">
            <text:p>2021 IEEE/ACM 43rd International Conference on Software Engineering: Software Engineering Education and Training (ICSE-SEET)</text:p>
          </table:table-cell>
          <table:table-cell office:value-type="string" calcext:value-type="string">
            <text:p>Testing is a crucial activity in the development of software systems. With the increasing complexity of software projects, the industry requires incorporating graduates with adequate testing skills and preparation in this field. A challenge in software testing education is to make students perceive the benefits of writing tests and assess their quality with advanced testing techniques. In this paper, we present an experience integrating both mutation testing and self/peer assessment - two of the most used techniques to that end in the past - into a software testing course during three years. This experience allowed us to analyze the effect of applying these strategies on the students' perception of their manually-written test suites. Noticeably, the computation of the mutation score significantly undermined the initial expectations they had on the developed test suites. Also, the application of peer testing helped them estimate the relative quality of two comparable test suites, as we found a notable correspondence with their respective mutation coverage. Besides, a more in-depth analysis revealed that the students' test suites with more test cases did not always achieve the highest scores, that they found more readable their own tests, and that they tended to cover the basic operations while forgetting about more advanced features. An opinion survey confirmed the impact that the use of mutants had on their perception about testing, and they mostly supported paying a higher level of attention to testing concepts in software engineering degree plans.</text:p>
          </table:table-cell>
          <table:table-cell table:style-name="ce6" office:value-type="boolean" office:boolean-value="false" calcext:value-type="boolean">
            <text:p>FALSE</text:p>
          </table:table-cell>
          <table:table-cell office:value-type="string" calcext:value-type="string">
            <text:p>readable test lead to higher mutation score</text:p>
          </table:table-cell>
          <table:table-cell table:number-columns-repeated="1019"/>
        </table:table-row>
        <table:table-row table:style-name="ro4">
          <table:table-cell office:value-type="string" calcext:value-type="string">
            <text:p>Mutation testing in practice using ruby</text:p>
          </table:table-cell>
          <table:table-cell office:value-type="string" calcext:value-type="string">
            <text:p>2015 IEEE Eighth International Conference on Software Testing, Verification and Validation Workshops (ICSTW)</text:p>
          </table:table-cell>
          <table:table-cell office:value-type="string" calcext:value-type="string">
            <text:p>The state-of-the-practice in software development is driven by constant change fueled by continues integration servers. Such constant change demands for frequent and fully automated tests capable to detect faults immediately upon project build. As the fault detection capability of the test suite becomes so important, modern software development teams continuously monitor the quality of the test suite as well. However, it appears that the state-of-the-practice is reluctant to adopt strong coverage metrics (namely mutation coverage), instead relying on weaker kinds of coverage (namely branch coverage). In this paper, we investigate three reasons that prohibit the adoption of mutation coverage in a continuous integration setting: (1) the difficulty of its integration into the build system, (2) the perception that branch coverage is “good enough”, and (3) the performance overhead during the build. Our investigation is based on a case study involving four open source systems and one industrial system. We demonstrate that mutation coverage reveals additional weaknesses in the test suite compared to branch coverage and that it is able to do so with an acceptable performance overhead during project build.</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Mutation testing of memory-related operators</text:p>
          </table:table-cell>
          <table:table-cell office:value-type="string" calcext:value-type="string">
            <text:p>2015 IEEE Eighth International Conference on Software Testing, Verification and Validation Workshops (ICSTW)</text:p>
          </table:table-cell>
          <table:table-cell office:value-type="string" calcext:value-type="string">
            <text:p>The null-type is a major source of faults in Java programs, and its overuse has a severe impact on software maintenance. Unfortunately traditional mutation testing operators do not cover null-type faults by default, hence cannot be used as a preventive measure. We address this problem by designing four new mutation operators which model null-type faults explicitly. We show how these mutation operators are capable of revealing the missing tests, and we demonstrate that these mutation operators are useful in practice. For the latter, we analyze the test suites of 15 open-source projects to describe the trade-offs related to the adoption of these operators to strengthen the test suite.</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Mutation-driven generation of unit tests and oracles</text:p>
          </table:table-cell>
          <table:table-cell office:value-type="string" calcext:value-type="string">
            <text:p>Proceedings of the 19th international symposium on Software testing and analysis - ISSTA '10</text:p>
          </table:table-cell>
          <table:table-cell office:value-type="string" calcext:value-type="string">
            <text:p>To assess the quality of test suites, mutation analysis seeds artificial defects (mutations) into programs; a non-detected mutation indicates a weakness in the test suite. We present an automated approach to generate unit tests that detect these mutations for object-oriented classes. This has two advantages: First, the resulting test suite is optimized towards finding defects rather than covering code. Second, the state change caused by mutations induces oracles that precisely detect the mutants. Evaluated on two open source libraries, our muTest prototype generates test suites that find significantly more seeded defects than the original manually written test suites.</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Negative effects of bytecode instrumentation on Java source code coverage</text:p>
          </table:table-cell>
          <table:table-cell office:value-type="string" calcext:value-type="string">
            <text:p>2016 IEEE 23rd International Conference on Software Analysis, Evolution, and Reengineering (SANER)</text:p>
          </table:table-cell>
          <table:table-cell office:value-type="string" calcext:value-type="string">
            <text:p>The state-of-the-practice in software development is driven by constant change fueled by continues integration servers. Such constant change demands for frequent and fully automated tests capable to detect faults immediately upon project build. As the fault detection capability of the test suite becomes so important, modern software development teams continuously monitor the quality of the test suite as well. However, it appears that the state-of-the-practice is reluctant to adopt strong coverage metrics (namely mutation coverage), instead relying on weaker kinds of coverage (namely branch coverage). In this paper, we investigate three reasons that prohibit the adoption of mutation coverage in a continuous integration setting: (1) the difficulty of its integration into the build system, (2) the perception that branch coverage is “good enough”, and (3) the performance overhead during the build. Our investigation is based on a case study involving four open source systems and one industrial system. We demonstrate that mutation coverage reveals additional weaknesses in the test suite compared to branch coverage and that it is able to do so with an acceptable performance overhead during project build.</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2">
          <table:table-cell office:value-type="string" calcext:value-type="string">
            <text:p>Observable modified condition/decision coverage</text:p>
          </table:table-cell>
          <table:table-cell office:value-type="string" calcext:value-type="string">
            <text:p>2013 35th International Conference on Software Engineering (ICSE)</text:p>
          </table:table-cell>
          <table:table-cell office:value-type="string" calcext:value-type="string">
            <text:p>In many critical systems domains, test suite adequacy is currently measured using structural coverage metrics over the source code. Of particular interest is the modified condition/decision coverage (MC/DC) criterion required for, e.g., critical avionics systems. In previous investigations we have found that the efficacy of such test suites is highly dependent on the structure of the program under test and the choice of variables monitored by the oracle. MC/DC adequate tests would frequently exercise faulty code, but the effects of the faults would not propagate to the monitored oracle variables. In this report, we combine the MC/DC coverage metric with a notion of observability that helps ensure that the result of a fault encountered when covering a structural obligation propagates to a monitored variable; we term this new coverage criterion Observable MC/DC (OMC/DC). We hypothesize this path requirement will make structural coverage metrics 1.) more effective at revealing faults, 2.) more robust to changes in program structure, and 3.) more robust to the choice of variables monitored. We assess the efficacy and sensitivity to program structure of OMC/DC as compared to masking MC/DC using four subsystems from the civil avionics domain and the control logic of a microwave. We have found that test suites satisfying OMC/DC are significantly more effective than test suites satisfying MC/DC, revealing up to 88% more faults, and are less sensitive to program structure and the choice of monitored variables.</text:p>
          </table:table-cell>
          <table:table-cell table:style-name="ce6" office:value-type="boolean" office:boolean-value="true" calcext:value-type="boolean">
            <text:p>TRUE</text:p>
          </table:table-cell>
          <table:table-cell table:number-columns-repeated="1020"/>
        </table:table-row>
        <table:table-row table:style-name="ro3">
          <table:table-cell office:value-type="string" calcext:value-type="string">
            <text:p>On the Relation of Test Smells to Software Code Quality</text:p>
          </table:table-cell>
          <table:table-cell office:value-type="string" calcext:value-type="string">
            <text:p>2018 IEEE International Conference on Software Maintenance and Evolution (ICSME)</text:p>
          </table:table-cell>
          <table:table-cell office:value-type="string" calcext:value-type="string">
            <text:p>Test smells are sub-optimal design choices in the implementation of test code. As reported by recent studies, their presence might not only negatively affect the comprehension of test suites but can also lead to test cases being less effective in finding bugs in production code. Although significant steps toward understanding test smells, there is still a notable absence of studies assessing their association with software quality. In this paper, we investigate the relationship between the presence of test smells and the change-and defect-proneness of test code, as well as the defect-proneness of the tested production code. To this aim, we collect data on 221 releases of ten software systems and we analyze more than a million test cases to investigate the association of six test smells and their co-occurrence with software quality. Key results of our study include:(i) tests with smells are more change-and defect-prone, (ii) "Indirect Testing", "Eager Test", and "Assertion Roulette" are the most significant smells for change-proneness and, (iii) production code is more defect-prone when tested by smelly tests.</text:p>
          </table:table-cell>
          <table:table-cell table:style-name="ce6" office:value-type="boolean" office:boolean-value="true" calcext:value-type="boolean">
            <text:p>TRUE</text:p>
          </table:table-cell>
          <table:table-cell office:value-type="string" calcext:value-type="string">
            <text:p>test smells</text:p>
          </table:table-cell>
          <table:table-cell table:number-columns-repeated="1019"/>
        </table:table-row>
        <table:table-row table:style-name="ro7">
          <table:table-cell office:value-type="string" calcext:value-type="string">
            <text:p>On the effectiveness of manual and automatic unit test generation: ten years later</text:p>
          </table:table-cell>
          <table:table-cell office:value-type="string" calcext:value-type="string">
            <text:p>2019 IEEE/ACM 16th International Conference on Mining Software Repositories (MSR)</text:p>
          </table:table-cell>
          <table:table-cell office:value-type="string" calcext:value-type="string">
            <text:p>Good unit tests play a paramount role when it comes to foster and evaluate software quality. However, writing effective tests is an extremely costly and time consuming practice. To reduce such a burden for developers, researchers devised ingenious techniques to automatically generate test suite for existing code bases. Nevertheless, how automatically generated test cases fare against manually written ones is an open research question. In 2008, Bacchelli et al. conducted an initial case study comparing automatic and manually generated test suites. Since in the last ten years we have witnessed a huge amount of work on novel approaches and tools for automatic test generation, in this paper we revise their study using current tools as well as complementing their research method by evaluating these tools' ability in finding regressions. Preprint [https://doi.org/10.5281/zenodo. 2595232], dataset [https://doi.org/10.6084/m9.figshare.7628642].</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On the impact of timeouts and JVM crashes in Pitest</text:p>
          </table:table-cell>
          <table:table-cell office:value-type="string" calcext:value-type="string">
            <text:p>2020 IEEE International Conference on Software Testing, Verification and Validation Workshops (ICSTW)</text:p>
          </table:table-cell>
          <table:table-cell office:value-type="string" calcext:value-type="string">
            <text:p>Mutation analysis is a strong, well studied, faultbased testing criterion that has been shown to lead to strong test suites. Still, when using mutation analysis to compare test suites, previous work has shown that its results can be skewed because of redundant mutants. This problem is avoided by using minimal mutants, a set of representative mutants that is computed from a full matrix of all test results against all mutants. Pitest is a state of the art mutation analysis tool for Java and the JVM that can produce the matrix needed to compute minimal mutants. When a mutant leads to a JVM crash, because of a timeout or a memory error for example, Pitest does not record the full information about a mutant, leading to an incomplete matrix. In this work, we update Pitest in order to obtain the complete matrix, and make our updated version available. We then study the impact of the incomplete matrix on both minimal mutant computation and test selection, using both open source projects and developer-made test suites as well as a set of well tested methods. Finally, using the data collected, we see whether particular characteristics of a mutant or a test can help predict whether a test run against a mutant will lead to a JVM crash. Our experiments show that the missing information in Pitest's matrix has little impact on the computed set of minimal mutants and the tests it selects. We also find no indication that particular mutation operator or test systematically leads to JVM crashe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On the use of mutation faults in empirical assessments of test case prioritization techniques</text:p>
          </table:table-cell>
          <table:table-cell office:value-type="string" calcext:value-type="string">
            <text:p>IEEE Transactions on Software Engineering</text:p>
          </table:table-cell>
          <table:table-cell office:value-type="string" calcext:value-type="string">
            <text:p>Regression testing is an important activity in the software life cycle, but it can also be very expensive. To reduce the cost of regression testing, software testers may prioritize their test cases so that those which are more important, by some measure, are run earlier in the regression testing process. One potential goal of test case prioritization techniques is to increase a test suite's rate of fault detection (how quickly, in a run of its test cases, that test suite can detect faults). Previous work has shown that prioritization can improve a test suite's rate of fault detection, but the assessment of prioritization techniques has been limited primarily to hand-seeded faults, largely due to the belief that such faults are more realistic than automatically generated (mutation) faults. A recent empirical study, however, suggests that mutation faults can be representative of real faults and that the use of hand-seeded faults can be problematic for the validity of empirical results focusing on fault detection. We have therefore designed and performed two controlled experiments assessing the ability of prioritization techniques to improve the rate of fault detection of test case prioritization techniques, measured relative to mutation faults. Our results show that prioritization can be effective relative to the faults considered, and they expose ways in which that effectiveness can vary with characteristics of faults and test suites. More importantly, a comparison of our results with those collected using hand-seeded faults reveals several implications for researchers performing empirical studies of test case prioritization techniques in particular and testing techniques in general.</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On-demand test suite reduction</text:p>
          </table:table-cell>
          <table:table-cell office:value-type="string" calcext:value-type="string">
            <text:p>2012 34th International Conference on Software Engineering (ICSE)</text:p>
          </table:table-cell>
          <table:table-cell office:value-type="string" calcext:value-type="string">
            <text:p>Most test suite reduction techniques aim to select, from a given test suite, a minimal representative subset of test cases that retains the same code coverage as the suite. Empirical studies have shown, however, that test suites reduced in this manner may lose fault detection capability. Techniques have been proposed to retain certain redundant test cases in the reduced test suite so as to reduce the loss in fault-detection capability, but these still do concede some degree of loss. Thus, these techniques may be applicable only in cases where loose demands are placed on the upper limit of loss in fault-detection capability. In this work we present an on-demand test suite reduction approach, which attempts to select a representative subset satisfying the same test requirements as an initial test suite conceding at most l% loss in fault-detection capability for at least c% of the instances in which it is applied. Our technique collects statistics about loss in fault-detection capability at the level of individual statements and models the problem of test suite reduction as an integer linear programming problem. We have evaluated our approach in the contexts of three scenarios in which it might be used. Our results show that most test suites reduced by our approach satisfy given fault detection capability demands, and that the approach compares favorably with an existing test suite reduction approach.</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One evaluation of model-based testing and its automation</text:p>
          </table:table-cell>
          <table:table-cell office:value-type="string" calcext:value-type="string">
            <text:p>Proceedings of the 27th international conference on Software engineering <text:s/>- ICSE '05</text:p>
          </table:table-cell>
          <table:table-cell office:value-type="string" calcext:value-type="string">
            <text:p>Model-based testing relies on behavior models for the generation of model traces: input and expected output---test cases---for an implementation. We use the case study of an automotive network controller to assess different test suites in terms of error detection, model coverage, and implementation coverage. Some of these suites were generated automatically with and without models, purely at random, and with dedicated functional test selection criteria. Other suites were derived manually, with and without the model at hand. Both automatically and manually derived model-based test suites detected significantly more requirements errors than hand-crafted test suites that were directly derived from the requirements. The number of detected programming errors did not depend on the use of models. Automatically generated model-based test suites detected as many errors as hand-crafted model-based suites with the same number of tests. A sixfold increase in the number of model-based tests led to an 11% increase in detected errors.</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Optimizing mutation testing by discovering dynamic mutant subsumption relations</text:p>
          </table:table-cell>
          <table:table-cell office:value-type="string" calcext:value-type="string">
            <text:p>2020 IEEE 13th International Conference on Software Testing, Validation and Verification (ICST)</text:p>
          </table:table-cell>
          <table:table-cell office:value-type="string" calcext:value-type="string">
            <text:p>One recent promising direction on reducing costs of mutation analysis is to identify redundant mutations, i.e., mutations that are subsumed by some other mutations. Previous works found out redundant mutants manually through the truth table. Although the idea is promising, it can only be applied for logical and relational operators. In this paper, we propose an approach to discover redundancy in mutations through dynamic subsumption relations among mutants. We focus on subsumption relations among mutations of an expression or statement, named here as “mutation target:” By focusing on targets and relying on automatic test generation tools, we define subsumption relations for dozens of mutation targets in which the MUJAVA tool can apply mutations. We then implemented these relations in a tool, named MUJAVA-M, that generates a reduced set of mutants for each target, avoiding redundant mutants. We evaluated MUJAVA and MUJAVA-M using classes of five open-source projects. As results, we analyze 2,341 occurrences of 32 mutation targets in 168 classes. MUJAVA-M generates less mutants (on average 64.43% less) with 100% of effectiveness in 20 out of 32 targets and more than 95% in 29 out of 32 mutation targets. MUJAVA- M also reduced the time to execute the test suites against the mutants in 52.53% on average, considering the full mutation analysis process.</text:p>
          </table:table-cell>
          <table:table-cell table:style-name="ce6" office:value-type="boolean" office:boolean-value="false" calcext:value-type="boolean">
            <text:p>FALSE</text:p>
          </table:table-cell>
          <table:table-cell table:number-columns-repeated="1020"/>
        </table:table-row>
        <table:table-row table:style-name="ro5">
          <table:table-cell office:value-type="string" calcext:value-type="string">
            <text:p>Predicting survived and killed mutants</text:p>
          </table:table-cell>
          <table:table-cell office:value-type="string" calcext:value-type="string">
            <text:p>2020 IEEE International Conference on Software Testing, Verification and Validation Workshops (ICSTW)</text:p>
          </table:table-cell>
          <table:table-cell office:value-type="string" calcext:value-type="string">
            <text:p>Mutation Testing (MT) is a state-of-the-art technique for assessing test suite effectiveness. The MT principle is to inject variants, known as mutants, into the System Under Test (SUT). Then, the behaviour of the original SUT is compared to that of the mutated SUT when running the same test suite. If no difference in behaviour is observed, the mutant is said to have survived; otherwise, it is said to have been killed. Despite its strengths, the applicability of MT in practice has been limited by its high computational cost. To mitigate this problem, Predictive Mutation Testing (PMT) has been proposed. PMT uses a classification model based on features related to the mutated code and the test suite to predict the execution results of a mutant without actually executing it. In other words, PMT predicts whether a mutant will be killed or will survive. In previous studies, PMT has been evaluated on several projects in two application scenarios, involving cross-project and crossversion learning. The goal of our research is to investigate how well the proposed PMT method, which has been evaluated on Java, can be extended to other programming languages. For that purpose, we first replicated the previous study and then extended the PMT approach to a single C program. We used random forrest classifiers as our supervised learning approach of choice. Our results indicate that PMT is able to predict the execution results of mutants with high accuracy. On the Java projects, we achieved Area Under Curve (AUC) values above 0.90 with a Prediction Error (PE) below 10%. On the C project, we achieved an AUC value above 0.90 with a PE below 1%. In our analyses we also investigated how sensitive the performance of PMT is to the set of selected features. In particular, we wanted to understand whether adding programming language specific features to a language independent core set of features significantly improve the performance of PMT. Our results are an indicator that, overall, PMT has potential to be applied across programming languages and is robust when dealing with imbalanced data.</text:p>
          </table:table-cell>
          <table:table-cell table:style-name="ce6" office:value-type="boolean" office:boolean-value="false" calcext:value-type="boolean">
            <text:p>FALSE</text:p>
          </table:table-cell>
          <table:table-cell office:value-type="string" calcext:value-type="string">
            <text:p>maybe consider Predictive Mutation Testing</text:p>
          </table:table-cell>
          <table:table-cell table:number-columns-repeated="1019"/>
        </table:table-row>
        <table:table-row table:style-name="ro8">
          <table:table-cell office:value-type="string" calcext:value-type="string">
            <text:p>Predicting testability of concurrent programs</text:p>
          </table:table-cell>
          <table:table-cell office:value-type="string" calcext:value-type="string">
            <text:p>2016 IEEE International Conference on Software Testing, Verification and Validation (ICST)</text:p>
          </table:table-cell>
          <table:table-cell office:value-type="string" calcext:value-type="string">
            <text:p>Concurrent programs are difficult to test due to their inherent non-determinism. To address the nondeterminism problem, testing often requires the exploration of thread schedules of a program, this can be time-consuming for testing real-world programs. We believe that testing resources can be distributed more effectively if testability of concurrent programs can be estimated, so that developers can focus on exploring the low testable code. Voas introduces a notion of testability as the probability that a test case will fail if the program has a fault, in which testability can be measured based on fault-based testing and mutation analysis. Much research has been proposed to analyze testability and predict defects for sequential programs, but to date, no work has considered testability prediction for concurrent programs, with program characteristics distinguished from sequential programs. In this paper, we present an approach to predict testability of concurrent programs at the function level. We propose a set of novel static code metrics based on the unique properties of concurrent programs. To evaluate the performance of our approach, we build a family of testability prediction models combining both static metrics and a test suite metric and apply it to real projects. Our empirical study reveals that our approach is more accurate than existing sequential program metric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Profiling deployed software: assessing strategies and testing opportunities</text:p>
          </table:table-cell>
          <table:table-cell office:value-type="string" calcext:value-type="string">
            <text:p>IEEE Transactions on Software Engineering</text:p>
          </table:table-cell>
          <table:table-cell office:value-type="string" calcext:value-type="string">
            <text:p>An understanding of how software is employed in the field can yield many opportunities for quality improvements. Profiling released software can provide such an understanding. However, profiling released software is difficult due to the potentially large number of deployed sites that must be profiled, the transparency requirements at a user's site, and the remote data collection and deployment management process. Researchers have recently proposed various approaches to tap into the opportunities offered by profiling deployed systems and overcome those challenges. Initial studies have illustrated the application of these approaches and have shown their feasibility. Still, the proposed approaches, and the tradeoffs between overhead, accuracy, and potential benefits for the testing activity have been barely quantified. This paper aims to overcome those limitations. Our analysis of 1,200 user sessions on a 155 KLOC deployed system substantiates the ability of field data to support test suite improvements, assesses the efficiency of profiling techniques for released software, and the effectiveness of testing efforts that leverage profiled field data.</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Program state coverage: a test coverage metric based on executed program states</text:p>
          </table:table-cell>
          <table:table-cell office:value-type="string" calcext:value-type="string">
            <text:p>2019 IEEE 26th International Conference on Software Analysis, Evolution and Reengineering (SANER)</text:p>
          </table:table-cell>
          <table:table-cell office:value-type="string" calcext:value-type="string">
            <text:p>In software testing, different metrics are proposed to predict and compare test suites effectiveness. In this regard, Mutation Score (MS) is one of most accurate metrics. However, calculating MS needs executing test suites many times and it is not commonly used in industry. On the other hand, Line Coverage (LC) is a widely used metric which is calculated by executing test suites only once, although it is not as accurate as MS in terms of predicting and comparing test suites effectiveness. In this paper, we propose a novel test coverage metric, called Program State Coverage (PSC), which improves the accuracy of LC. PSC works almost the same as LC and it can be calculated by executing test suites only once. However, it further considers the number of distinct program states in which each line is executed. Our experiments on 120 test suites from four packages of Apache Commons Math and Apache Commons Lang show that, compared to LC, PSC is more strongly correlated with normalized MS. As a result, we conclude that PSC is a promising test coverage metric.</text:p>
          </table:table-cell>
          <table:table-cell table:style-name="ce6" office:value-type="boolean" office:boolean-value="true" calcext:value-type="boolean">
            <text:p>TRUE</text:p>
          </table:table-cell>
          <table:table-cell table:number-columns-repeated="1020"/>
        </table:table-row>
        <table:table-row table:style-name="ro7">
          <table:table-cell office:value-type="string" calcext:value-type="string">
            <text:p>Property based coverage criterion</text:p>
          </table:table-cell>
          <table:table-cell office:value-type="string" calcext:value-type="string">
            <text:p>Proceedings of the 2nd International Workshop on Defects in Large Software Systems Held in conjunction with the ACM SIGSOFT International Symposium on Software Testing and Analysis (ISSTA 2009) - DEFECTS '09</text:p>
          </table:table-cell>
          <table:table-cell office:value-type="string" calcext:value-type="string">
            <text:p>Coverage metrics answer the question of whether we adequately checked a given software artifact. For example, statement coverage metrics measure how many and how often lines of code were executed. Path coverage metrics measure the frequency of execution of interleaving branches of code. In recent years, researchers have introduced several effective static analysis techniques for checking software artifacts. Consequently, more and more developers started embedding properties in code. Also, some techniques and tools emerged that automatically infer system properties where they do not explicitly exist. We hypothesize that it is often more effective to evaluate test suites based on their coverage of system properties than than of structural program elements. In this paper, we present a novel coverage criterion and metrics that evaluate test cases with respect to their coverage of properties, and measure the completeness of the properties themselves.</text:p>
          </table:table-cell>
          <table:table-cell table:style-name="ce6" office:value-type="boolean" office:boolean-value="true" calcext:value-type="boolean">
            <text:p>TRUE</text:p>
          </table:table-cell>
          <table:table-cell table:number-columns-repeated="1020"/>
        </table:table-row>
        <table:table-row table:style-name="ro7">
          <table:table-cell office:value-type="string" calcext:value-type="string">
            <text:p>Providing test quality feedback using static source code and automatic test suite metrics</text:p>
          </table:table-cell>
          <table:table-cell office:value-type="string" calcext:value-type="string">
            <text:p>16th IEEE International Symposium on Software Reliability Engineering (ISSRE'05)</text:p>
          </table:table-cell>
          <table:table-cell office:value-type="string" calcext:value-type="string">
            <text:p>A classic question in software development is "How much testing is enough?" Aside from dynamic coverage-based metrics, there are few measures that can be used to provide guidance on the quality of an automatic test suite as development proceeds. This paper utilizes the Software Testing and Reliability Early Warning (STREW) static metric suite to provide a developer with indications of changes and additions to their automated unit test suite and code for added confidence that product quality will be high. Retrospective case studies to assess the utility of using the STREW metrics as a feedback mechanism were performed in academic, open source and industrial environments. The results indicate at statistically significant levels the ability of the STREW metrics to provide feedback on important attributes of an automatic test suite and corresponding code.</text:p>
          </table:table-cell>
          <table:table-cell table:style-name="ce6" office:value-type="boolean" office:boolean-value="false" calcext:value-type="boolean">
            <text:p>FALSE</text:p>
          </table:table-cell>
          <table:table-cell office:value-type="string" calcext:value-type="string">
            <text:p>maybe I can use STREW</text:p>
          </table:table-cell>
          <table:table-cell table:number-columns-repeated="1019"/>
        </table:table-row>
        <table:table-row table:style-name="ro4">
          <table:table-cell office:value-type="string" calcext:value-type="string">
            <text:p>Recomputing coverage information to assist regression testing</text:p>
          </table:table-cell>
          <table:table-cell office:value-type="string" calcext:value-type="string">
            <text:p>IEEE Transactions on Software Engineering</text:p>
          </table:table-cell>
          <table:table-cell office:value-type="string" calcext:value-type="string">
            <text:p>This paper presents a technique that leverages an existing regression test selection algorithm to compute accurate, updated coverage data on a version of the software, P_{i+1}, without rerunning any test cases that do not execute the changes from the previous version of the software, P_i to P_{i+1}. The technique also reduces the cost of running those test cases that are selected by the regression test selection algorithm by performing a selective instrumentation that reduces the number of probes required to monitor the coverage data. Users of our technique can avoid the expense of rerunning the entire test suite on P_{i+1} or the inaccuracy produced by previous approaches that estimate coverage data for P_{i+1} or that reuse outdated coverage data from P_i. This paper also presents a tool, ReCover, that implements our technique, along with a set of empirical studies on a set of subjects that includes several industrial programs, versions, and test cases. The studies show the inaccuracies that can exist when an application—regression test selection—uses estimated or outdated coverage data. The studies also show that the overhead incurred by selective instrumentation used in our technique is negligible and overall our technique provides savings over earlier techniques.</text:p>
          </table:table-cell>
          <table:table-cell table:style-name="ce6" office:value-type="boolean" office:boolean-value="false" calcext:value-type="boolean">
            <text:p>FALSE</text:p>
          </table:table-cell>
          <table:table-cell table:number-columns-repeated="1020"/>
        </table:table-row>
        <table:table-row table:style-name="ro12">
          <table:table-cell office:value-type="string" calcext:value-type="string">
            <text:p>Rehabilitating equivalent mutants as static anomaly detectors in software artifacts</text:p>
          </table:table-cell>
          <table:table-cell office:value-type="string" calcext:value-type="string">
            <text:p>2015 IEEE Eighth International Conference on Software Testing, Verification and Validation Workshops (ICSTW)</text:p>
          </table:table-cell>
          <table:table-cell office:value-type="string" calcext:value-type="string">
            <text:p>In mutation analysis a mutant is said equivalent if it leaves the semantics of the program or the model unchanged. Equivalent mutants are usually seen as an inconvenience; for example, in software testing they cannot be detected by a test and, therefore, they fictitiously reduce the mutation score of a test suite. In this paper, instead, equivalent mutants are seen as an opportunity, since they can be used to find some static anomalies of software artifacts, i.e., anomalies that can be removed without affecting the artifact semantics. The proposal is applicable to different kinds of software artifacts as source code, Boolean expressions, and feature models.</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Revisiting test smells in automatically generated tests: limitations, pitfalls, and opportunities</text:p>
          </table:table-cell>
          <table:table-cell office:value-type="string" calcext:value-type="string">
            <text:p>2020 IEEE International Conference on Software Maintenance and Evolution (ICSME)</text:p>
          </table:table-cell>
          <table:table-cell office:value-type="string" calcext:value-type="string">
            <text:p>Test smells attempt to capture design issues in test code that reduce their maintainability. Previous work found such smells to be highly common in automatically generated test-cases, but based this result on specific static detection rules; although these are based on the original definition of 'test smells', a recent empirical study showed that developers perceive these as overly strict and non-representative of the maintainability and quality of test suites. This leads us to investigate how effective such test smell detection tools are on automatically generated test suites. In this paper, we build a dataset of 2,340 test cases automatically generated by EVOSUITE for 100 Java classes. We performed a multi-stage, cross-validated manual analysis to identify six types of test smells and label their instances. We benchmark the performance of two test smell detection tools: one widely used in prior work, and one recently introduced with the express goal to match developer perceptions of test smells. Our results show that these test smell detection strategies poorly characterized the issues in automatically generated test suites; the older tool's detection strategies, especially, misclassified over 70% of test smells, both missing real instances (false negatives) and marking many smell-free tests as smelly (false positives). We identify common patterns in these tests that can be used to improve the tools, refine and update the definition of certain test smells, and highlight as of yet uncharacterized issues. Our findings suggest the need for (i) more appropriate metrics to match development practice; and (ii) more accurate detection strategies, to be evaluated primarily in industrial contexts.</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Scope-aided test prioritization, selection and minimization for software reuse</text:p>
          </table:table-cell>
          <table:table-cell office:value-type="string" calcext:value-type="string">
            <text:p>Journal of Systems and Software</text:p>
          </table:table-cell>
          <table:table-cell office:value-type="string" calcext:value-type="string">
            <text:p>The first proposal of test prioritization, selection and minimization approaches focusing on testing of reused software.The introduction of scope concept to target coverage testing towards relevant entities.The formal definition of scope-aided prioritization, selection and minimization problems.An extensive empirical evaluation of scope-aided testing approaches vs. not scope-aided ones. Software reuse can improve productivity, but does not exempt developers from the need to test the reused code into the new context. For this purpose, we propose here specific approaches to white-box test prioritization, selection and minimization that take into account the reuse context when reordering or selecting test cases, by leveraging possible constraints delimiting the new input domain scope. Our scope-aided testing approach aims at detecting those faults that under such constraints would be more likely triggered in the new reuse context, and is proposed as a boost to existing approaches. Our empirical evaluation shows that in test suite prioritization we can improve the average rate of faults detected when considering faults that are in scope, while remaining competitive considering all faults; in test case selection and minimization we can considerably reduce the test suite size, with small to no extra impact on fault detection effectiveness considering both in-scope and all faults. Indeed, in minimization, we improve the in-scope fault detection effectiveness in all cases.</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Search-based mutant selection for efficient test suite improvement: Evaluation and results</text:p>
          </table:table-cell>
          <table:table-cell office:value-type="string" calcext:value-type="string">
            <text:p>Information and Software Technology</text:p>
          </table:table-cell>
          <table:table-cell office:value-type="string" calcext:value-type="string">
            <text:p>Mutation testing is a well-established but costly technique to assess and improve the fault detection ability of test suites. This technique consists of introducing subtle changes in the code of a program, which are expected to be detected by the designed test cases. Among the strategies conceived to reduce its cost, evolutionary mutation testing (EMT) has been revealed as a promising approach to select a subset of the whole set of mutants based on a genetic algorithm (GA). However, like any other metaheuristic approach, EMT’s execution depends on a set of parameters (both classical of GAs and context-specific ones), so different configurations can greatly vary its performance. Currently, it is difficult to clarify what are the best values for those parameters by applying manual parameter tuning and whether new design choices could improve its effectiveness with other combinations of values. The experience carried out in this paper applying iterated racing, a well-known automated configuration algorithm, reveals that EMT’s performance has been undervalued in previous studies; the new configuration found by iterated racing was able to enhance EMT’s results in all C++ object-oriented programs used in the experiments. This study also confirms alternative design choices as convenient options to improve EMT in this context, namely, detecting and penalizing equivalent mutants by means of Trivial Compiler Equivalence, and learning which mutation operators produced live mutants in the past generations.</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Search-based test case implantation for testing untested configurations</text:p>
          </table:table-cell>
          <table:table-cell office:value-type="string" calcext:value-type="string">
            <text:p>Information and Software Technology</text:p>
          </table:table-cell>
          <table:table-cell office:value-type="string" calcext:value-type="string">
            <text:p>Test Suite Reduction (TSR) approaches aim at selecting only those test cases of a test suite to reduce the execution time or decrease the cost of regression testing. They extract the tests that cover test requirements without redundancy, or exercise changed parts of the System Under Test (SUT) or parts affected by changes, respectively. We introduce DTSR (Deterministic Test Suite Reduction), that relies on the hypergraph structural information to select the candidate test cases. Requirement data, which are associated with the test cases, optimize the selection by retaining a deterministic set. To do so, DTSR considers a test suite as a hypergraph, where its nodes are equivalent to tests, and its hyperedges are similar to requirements. The algorithm extracts a subset of the minimal transversals of a hypergraph by selecting the minimum number of test cases satisfying the requirements. We compare our new algorithm versus search based ones, and we show that we outperform the pioneering approaches of the literature. The reduction rate varies from $$50\%$$ up to $$65\%$$ of the initial set size.</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Self determination: A comprehensive strategy for making automated tests more effective and efficient</text:p>
          </table:table-cell>
          <table:table-cell office:value-type="string" calcext:value-type="string">
            <text:p>2021 14th IEEE Conference on Software Testing, Verification and Validation (ICST)</text:p>
          </table:table-cell>
          <table:table-cell office:value-type="string" calcext:value-type="string">
            <text:p>A significant change in software development over the last decade has been the growth of test automation. Most software organizations automate as many tests as possible, which not only saves time and money, but also increases reproducibility and reduces errors during testing. However, as software evolves over time, so must the test suites. For each software change, each test falls into one of four categories: (1) it needs to rerun as is, (2) it does not need to rerun, (3) it needs to change and rerun, (4) it should be deleted. This test management is currently done by hand, leading to shortcuts such as always running all tests (wasteful and expensive), deleting valuable tests that should be fixed, and not deleting unneeded tests. Over time, the test suite becomes larger and more expensive to run while also becoming steadily less effective. This project introduces a novel solution to this problem by giving individual tests the ability to self- manage through self-awareness and self-determination. Each test will encode its purpose (its test requirement), can discover what changed in the software, and then decide whether to run, not run, be changed, or self-delete. We are developing techniques and algorithms to compare syntactically two versions of the same program (previous and new) to identify differences. Tests can then check to see whether their purpose is affected by the change, and decide what to do. We have developed preliminary test framework infrastructure to be used with tests that satisfy edge coverage, based on the control flow graph. We have carried out empirical studies on open-source software to evaluate the accuracy of tests' decisions and the cost of execution. Results are encouraging, indicating strong accuracy and reasonable cost.</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Sentinel: A hyper-heuristic for the generation of mutant reduction strategies</text:p>
          </table:table-cell>
          <table:table-cell office:value-type="string" calcext:value-type="string">
            <text:p>IEEE Transactions on Software Engineering</text:p>
          </table:table-cell>
          <table:table-cell office:value-type="string" calcext:value-type="string">
            <text:p>Mutation testing is an effective approach to evaluate and strengthen software test suites, but its adoption is currently limited by the mutants' execution computational cost. Several strategies have been proposed to reduce this cost (a.k.a. mutation cost reduction strategies), however none of them has proven to be effective for all scenarios since they often need an ad-hoc manual selection and configuration depending on the software under test (SUT). In this paper, we propose a novel multi-objective evolutionary hyper-heuristic approach, dubbed Sentinel, to automate the generation of optimal cost reduction strategies for every new SUT. We evaluate Sentinel by carrying out a thorough empirical study involving 40 releases of 10 open-source real-world software systems and both baseline and state-of-the-art strategies as a benchmark for a total of 4,800 experiments, which results are evaluated with both quality indicators and statistical significance tests, following the most recent best practice in the literature. The results show that strategies generated by Sentinel outperform the baseline strategies in 95% of the cases always with large effect sizes, and they also obtain statistically significantly better results than state-of-the-art strategies in 88% of the cases with large effect sizes for 95% of them. Also, our study reveals that the mutation strategies generated by Sentinel for a given software version can be used without any loss in quality for subsequently developed versions in 95% of the cases. These results show that Sentinel is able to automatically generate mutation strategies that reduce mutation testing cost without affecting its testing effectiveness (i.e. mutation score), thus taking off from the tester's shoulders the burden of manually selecting and configuring strategies for each SUT.</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Smells in software test code: A survey of knowledge in industry and academia</text:p>
          </table:table-cell>
          <table:table-cell office:value-type="string" calcext:value-type="string">
            <text:p>Journal of Systems and Software</text:p>
          </table:table-cell>
          <table:table-cell office:value-type="string" calcext:value-type="string">
            <text:p>As a type of anti-pattern, test smells are defined as poorly designed tests and their presence may negatively affect the quality of test suites and production code. Test smells are the subject of active discussions among practitioners and researchers, and various guidelines to handle smells are constantly offered for smell prevention, smell detection, and smell correction. Since there is a vast grey literature as well as a large body of research studies in this domain, it is not practical for practitioners and researchers to locate and synthesize such a large literature. Motivated by the above need and to find out what we, as the community, know about smells in test code, we conducted a ‘multivocal’ literature mapping (classification) on both the scientific literature and also practitioners’ grey literature. By surveying all the sources on test smells in both industry (120 sources) and academia (46 sources), 166 sources in total, our review presents the largest catalogue of test smells, along with the summary of guidelines/techniques and the tools to deal with those smells. This article aims to benefit the readers (both practitioners and researchers) by serving as an “index” to the vast body of knowledge in this important area, and by helping them develop high-quality test scripts, and minimize occurrences of test smells and their negative consequences in large test automation projects.</text:p>
          </table:table-cell>
          <table:table-cell table:style-name="ce6" office:value-type="boolean" office:boolean-value="false" calcext:value-type="boolean">
            <text:p>FALSE</text:p>
          </table:table-cell>
          <table:table-cell table:number-columns-repeated="1020"/>
        </table:table-row>
        <table:table-row table:style-name="ro15">
          <table:table-cell office:value-type="string" calcext:value-type="string">
            <text:p>Software test-code engineering: A systematic mapping</text:p>
          </table:table-cell>
          <table:table-cell office:value-type="string" calcext:value-type="string">
            <text:p>Information and Software Technology</text:p>
          </table:table-cell>
          <table:table-cell office:value-type="string" calcext:value-type="string">
            <text:p>Evidence from empirical studies suggests that mobile applications are not thoroughly tested as their desktop counterparts. In particular, GUI testing is generally limited. Like web-based applications, mobile apps suffer from GUI testing fragility, i.e., GUI test classes failing or needing interventions because of modifications in the AUT or in its GUI arrangement and definition. The objective of our study is to examine the diffusion of test classes created with a set of popular GUI Automation Frameworks for Android apps, the amount of changes required to keep test classes up to date, and the amount of code churn in existing test suites, along with the underlying modifications in the AUT that caused such modifications. We defined 12 metrics to characterize the evolution of test classes and test methods, and a taxonomy of 28 possible causes for changes to test code. To perform our experiments, we selected six widely used open-source GUI Automation Frameworks for Android apps. We evaluated the diffusion of the tools by mining the GitHub repositories featuring them, and computed our set of metrics on the projects. Applying the Grounded Theory technique, we then manually analyzed diff files of test classes written with the selected tools, to build from the ground up a taxonomy of causes for modifications of test code. We found that none of the considered GUI automation frameworks achieved a major diffusion among open-source Android projects available on GitHub. For projects featuring tests created with the selected frameworks, we found that test suites had to be modified often – specifically, about 8% of developers’ modified LOCs belonged to test code and that a relevant portion (around 50% on average) of those modifications were induced by modifications in GUI definition and arrangement. Test code written with GUI automation fromeworks proved to need significant interventions during the lifespan of a typical Android open-source project. This can be seen as an obstacle for developers to adopt this kind of test automation. The evaluations and measurements of the maintainance needed by test code wrtitten with GUI automation frameworks, and the taxonomy of modification causes, can serve as a benchmark for developers, and the basis for the formulation of actionable guidelines and the development of automated tools to help mitigating the issue.</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Speeding up mutation testing via regression test selection: An extensive study</text:p>
          </table:table-cell>
          <table:table-cell office:value-type="string" calcext:value-type="string">
            <text:p>2018 IEEE 11th International Conference on Software Testing, Verification and Validation (ICST)</text:p>
          </table:table-cell>
          <table:table-cell office:value-type="string" calcext:value-type="string">
            <text:p>Mutation testing is one of the most powerful methodologies to evaluate the quality of test suites, and has also been demonstrated to be effective for various other testing and debugging problems, e.g., test generation, fault localization, and program repair. However, despite various mutation testing optimization techniques, mutation testing is still notoriously time-consuming. Regression Testing Selection (RTS) has been widely used to speed up regression testing. Given a new program revision, RTS techniques only select and rerun the tests that may be affected by code changes, since the other tests should have the same results as the prior revision. To date, various practical RTS tools have been developed and used in practice. Intuitively, such RTS tools may be directly used to speed up mutation testing of evolving software systems, since we can simply recollect the mutation testing results of the affected tests while directly obtaining the mutation testing results for the other tests from the prior revision. However, to our knowledge, there is no such study. Therefore, in this paper, we perform the first extensive study (using 1513 revisions of 20 real-world GitHub Java projects, totalling 83.26 Million LoC) on the effectiveness and efficiency of various RTS techniques in speeding up mutation testing. Our study results demonstrate that both file-level static and dynamic RTS can achieve precise and efficient mutation testing, providing practical guidelines for developers.</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State aware test case regeneration for improving web application test suite coverage and fault detection</text:p>
          </table:table-cell>
          <table:table-cell office:value-type="string" calcext:value-type="string">
            <text:p>Proceedings of the 2012 International Symposium on Software Testing and Analysis - ISSTA 2012</text:p>
          </table:table-cell>
          <table:table-cell office:value-type="string" calcext:value-type="string">
            <text:p>This paper introduces two test cases regeneration approaches for web applications, one uses standard Def-Use testing but for state variables, the other uses a novel value-aware dataflow approach. Our overall approach is to combine requests from a test suite to form client-side request sequences, based on dataflow analysis of server-side session variables and database tables. We implemented our approach as a tool SART (State Aware Regeneration Tool) and used it to evaluate our proposed approaches on 4 real world web applications. Our results show that for all 4 applications, both server-side coverage and fault detection were statistically significantly improved. Even on relatively high quality test suites our algorithms improve average coverage by 14.74% and fault detection by 9.19%.</text:p>
          </table:table-cell>
          <table:table-cell table:style-name="ce6" office:value-type="boolean" office:boolean-value="false" calcext:value-type="boolean">
            <text:p>FALSE</text:p>
          </table:table-cell>
          <table:table-cell table:number-columns-repeated="1020"/>
        </table:table-row>
        <table:table-row table:style-name="ro5">
          <table:table-cell office:value-type="string" calcext:value-type="string">
            <text:p>Statement frequency coverage: A code coverage criterion for assessing test suite effectiveness</text:p>
          </table:table-cell>
          <table:table-cell office:value-type="string" calcext:value-type="string">
            <text:p>Information and Software Technology</text:p>
          </table:table-cell>
          <table:table-cell office:value-type="string" calcext:value-type="string">
            <text:p>Context: Software testing is a pivotal activity in the development of high-quality software. As software is evolving through its life cycle, the need for a fault-revealing criterion assessing the effectiveness of the test suite grows. Over the years, researchers have proposed coverage-based criteria, including statement and branch coverage, to solve this issue. In literature, the effectiveness of such criteria is attested in terms of their correlations with the mutation score. Objective: In this paper, we aim at proposing a coverage-based criterion named statement frequency coverage, which outperforms statement and branch coverage in terms of correlation with mutation score. Method: To this end, we incorporated the frequency of executed statements into statement coverage and created a coverage-based criterion for assessing test suite effectiveness. Statement frequency coverage assigns a continuous value to a statement whose value is proportional to the number of times executed during test execution. We evaluated our approach on 22 real-world Python projects with more than 118 000 source lines of code (without blank lines, comments, and test cases) and 21 000 test cases through measuring the correlation between statement frequency coverage and corresponding mutation score. Results: The results show that statement frequency coverage outperforms statement and branch coverage criteria. The correlation between it and the corresponding mutation score is higher than the correlation of statement and branch coverage with their mutation score. The results also show that unlike statement and branch coverage, there is no statistical difference between statement frequency coverage and mutation score. Conclusion: Statement frequency coverage is a better choice compared to statement and branch coverage in assessing test suite effectiveness in the real-world setting. Furthermore, we demonstrate that although statement frequency coverage subsumes statement coverage, it is incomparable to branch coverage under the adequate test suite condition.</text:p>
          </table:table-cell>
          <table:table-cell table:style-name="ce6" office:value-type="boolean" office:boolean-value="true" calcext:value-type="boolean">
            <text:p>TRUE</text:p>
          </table:table-cell>
          <table:table-cell table:number-columns-repeated="1020"/>
        </table:table-row>
        <table:table-row table:style-name="ro10">
          <table:table-cell office:value-type="string" calcext:value-type="string">
            <text:p>Static analysis of mutant subsumption</text:p>
          </table:table-cell>
          <table:table-cell office:value-type="string" calcext:value-type="string">
            <text:p>2015 IEEE Eighth International Conference on Software Testing, Verification and Validation Workshops (ICSTW)</text:p>
          </table:table-cell>
          <table:table-cell office:value-type="string" calcext:value-type="string">
            <text:p>The null-type is a major source of faults in Java programs, and its overuse has a severe impact on software maintenance. Unfortunately traditional mutation testing operators do not cover null-type faults by default, hence cannot be used as a preventive measure. We address this problem by designing four new mutation operators which model null-type faults explicitly. We show how these mutation operators are capable of revealing the missing tests, and we demonstrate that these mutation operators are useful in practice. For the latter, we analyze the test suites of 15 open-source projects to describe the trade-offs related to the adoption of these operators to strengthen the test suite.</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7">
          <table:table-cell office:value-type="string" calcext:value-type="string">
            <text:p>Structural specification-based testing with ADL</text:p>
          </table:table-cell>
          <table:table-cell office:value-type="string" calcext:value-type="string">
            <text:p>Proceedings of the 1996 international symposium on Software testing and analysis <text:s/>- ISSTA '96</text:p>
          </table:table-cell>
          <table:table-cell office:value-type="string" calcext:value-type="string">
            <text:p>This paper describes a specification-based black-box technique for testing program units. The main contribution is the method that we have developed to derive test conditions, which are descriptions of test cases, from the formal specification of each program unit. The derived test conditions are used to guide test selection and to measure comprehensiveness of existing test suites. Our technique complements traditional code-based techniques such as statement coverage and branch coverage. It allows the tester to quickly develop a black-box test suite.In particular, this paper presents techniques for deriving test conditions from specifications written in the Assertion Definition Language (ADL) [SH94], a predicate logic-based language that is used to describe the relationships between inputs and outputs of a program unit. Our technique is fully automatable, and we are currently implementing a tool based on the techniques presented in this paper.</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Sufficient mutation operators for measuring test effectiveness</text:p>
          </table:table-cell>
          <table:table-cell office:value-type="string" calcext:value-type="string">
            <text:p>Proceedings of the 13th international conference on Software engineering <text:s/>- ICSE '08</text:p>
          </table:table-cell>
          <table:table-cell office:value-type="string" calcext:value-type="string">
            <text:p>Mutants are automatically-generated, possibly faulty variants of programs. The mutation adequacy ratio of a test suite is the ratio of non-equivalent mutants it is able to identify to the total number of non-equivalent mutants. This ratio can be used as a measure of test effectiveness. However, it can be expensive to calculate, due to the large number of different mutation operators that have been proposed for generating the mutants.In this paper, we address the problem of finding a small set of mutation operators which is still sufficient for measuring test effectiveness. We do this by defining a statistical analysis procedure that allows us to identify such a set, together with an associated linear model that predicts mutation adequacy with high accuracy. We confirm the validity of our procedure through cross-validation and the application of other, alternative statistical analyses.</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Targeted mutation: Efficient mutation analysis for testing non-functional properties</text:p>
          </table:table-cell>
          <table:table-cell office:value-type="string" calcext:value-type="string">
            <text:p>2017 IEEE International Conference on Software Testing, Verification and Validation Workshops (ICSTW)</text:p>
          </table:table-cell>
          <table:table-cell office:value-type="string" calcext:value-type="string">
            <text:p>Mutation analysis has proven to be a strong technique for software testing. Unfortunately, it is also computationally expensive and researchers have therefore proposed several different approaches to reduce the effort. None of these reduction techniques however, focuses on non-functional properties. Given that our goal is to create a strong test suite for testing a certain non-functional property, which mutants should be used? In this paper, we introduce the concept of targeted mutation, which focuses mutation effort to those parts of the code where a change can make a difference with respect to the targeted non-functional property. We show how targeted mutation can be applied to derive efficient test suites for estimating the Worst-Case Execution Time (WCET). We use program slicing to direct the mutations to the parts of the code that are likely to have the strongest influence on execution time. Finally, we outline an experimental procedure for how to evaluate the technique.</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Test Suite Reduction with Selective Redundancy</text:p>
          </table:table-cell>
          <table:table-cell office:value-type="string" calcext:value-type="string">
            <text:p>21st IEEE International Conference on Software Maintenance (ICSM'05)</text:p>
          </table:table-cell>
          <table:table-cell office:value-type="string" calcext:value-type="string">
            <text:p>Software testing is a critical part of software development. Test suite sizes may grow significantly with subsequent modifications to the software over time. Due to time and resource constraints for testing, test suite minimization techniques attempt to remove those test cases from the test suite that have become redundant over time since the requirements covered by them are also covered by other test cases in the test suite. Prior work has shown that test suite minimization techniques can severely compromise the fault detection effectiveness of test suites. In this paper, we present a novel approach to test suite reduction that attempts to selectively keep redundant tests in the reduced suites. We implemented our technique by modifying an existing heuristic for test suite minimization. Our experiments show that our approach can significantly improve the fault detection effectiveness of reduced suites without severely affecting the extent of test suite size reduction.</text:p>
          </table:table-cell>
          <table:table-cell table:style-name="ce6" office:value-type="boolean" office:boolean-value="false" calcext:value-type="boolean">
            <text:p>FALSE</text:p>
          </table:table-cell>
          <table:table-cell table:number-columns-repeated="1020"/>
        </table:table-row>
        <table:table-row table:style-name="ro5">
          <table:table-cell office:value-type="string" calcext:value-type="string">
            <text:p>Test case prioritization: a family of empirical studies</text:p>
          </table:table-cell>
          <table:table-cell office:value-type="string" calcext:value-type="string">
            <text:p>IEEE Transactions on Software Engineering</text:p>
          </table:table-cell>
          <table:table-cell office:value-type="string" calcext:value-type="string">
            <text:p>To reduce the cost of regression testing, software testers may prioritize their test cases so that those which are more important, by some measure, are run earlier in the regression testing process. One potential goal of such prioritization is to increase a test suite's rate of fault detection. Previous work reported results of studies that showed that prioritization techniques can significantly improve rate of fault detection. Those studies, however, raised several additional questions: 1) Can prioritization techniques be effective when targeted at specific modified versions; 2) what trade-offs exist between fine granularity and coarse granularity prioritization techniques; 3) can the incorporation of measures of fault proneness into prioritization techniques improve their effectiveness? To address these questions, we have performed several new studies in which we empirically compared prioritization techniques using both controlled experiments and case studies. The results of these studies show that each of the prioritization techniques considered can improve the rate of fault detection of test suites overall. Fine-granularity techniques typically outperformed coarse-granularity techniques, but only by a relatively small margin overall; in other words, the relative imprecision in coarse-granularity analysis did not dramatically reduce coarse-granularity techniques' ability to improve rate of fault detection. Incorporation of fault-proneness techniques produced relatively small improvements over other techniques in terms of rate of fault detection, a result which ran contrary to our expectations. Our studies also show that the relative effectiveness of various techniques can vary significantly across target programs. Furthermore, our analysis shows that whether the effectiveness differences observed will result in savings in practice varies substantially with the cost factors associated with particular testing processes. Further work to understand the sources of this variance and to incorporate such understanding into prioritization techniques and the choice of techniques would be beneficial.</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Test coverage of impacted code elements for detecting refactoring faults: An exploratory study</text:p>
          </table:table-cell>
          <table:table-cell office:value-type="string" calcext:value-type="string">
            <text:p>Journal of Systems and Software</text:p>
          </table:table-cell>
          <table:table-cell office:value-type="string" calcext:value-type="string">
            <text:p>Refactoring validation by testing is critical for quality in agile development. However, this activity may be misleading when a test suite is insufficiently robust for revealing faults. Particularly, refactoring faults can be tricky and difficult to detect. Coverage analysis is a standard practice to evaluate fault detection capability of test suites. However, there is usually a low correlation between coverage and fault detection. In this paper, we present an exploratory study on the use of coverage data of mostly impacted code elements to identify shortcomings in a test suite. We consider three real open source projects and their original test suites. The results show that a test suite not directly calling the refactored method and/or its callers increases the chance of missing the fault. Additional analysis of branch coverage on test cases shows that there are higher chances of detecting a refactoring fault when branch coverage is high. These results give evidence that a combination of impact analysis with branch coverage could be highly effective in detecting faults introduced by refactoring edits. Furthermore, we propose a statistic model that evidences the correlation of coverage over certain code elements and the suite’s capability of revealing refactoring faults.</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Test suite reduction for fault detection and localization: A combined approach</text:p>
          </table:table-cell>
          <table:table-cell office:value-type="string" calcext:value-type="string">
            <text:p>2014 Software Evolution Week - IEEE Conference on Software Maintenance, Reengineering, and Reverse Engineering (CSMR-WCRE)</text:p>
          </table:table-cell>
          <table:table-cell office:value-type="string" calcext:value-type="string">
            <text:p>The relation of test suites and actual faults in a software is of critical importance for timely product release. There are two particularily critical properties of test suites to this end: fault localization capability, to characterize the effort of finding the actually defective program elements, and fault detection capability which measures how probable is their manifestation and detection in the first place. While there are well established methods to predict fault detection capability (by measuring code coverage, for instance), characterization of fault localization is an emerging research topic. In this work, we investigate the effect of different test reduction methods on the performance of fault localization and detection techniques. We also provide new combined methods that incorporate both localization and detection aspects. We empirically evaluate the methods first by measuring detection and localization metrics of test suites with various reduction sizes, followed by how reduced test suites perform with actual faults. We experiment with SIR programs traditionally used in fault localization research, and extend the case study with large industrial software systems including GCC and WebKit.</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Test-suite reduction and prioritization for modified condition/decision coverage</text:p>
          </table:table-cell>
          <table:table-cell office:value-type="string" calcext:value-type="string">
            <text:p>Proceedings IEEE International Conference on Software Maintenance. ICSM 2001</text:p>
          </table:table-cell>
          <table:table-cell office:value-type="string" calcext:value-type="string">
            <text:p>Software testing is particularly expensive for developers of high-assurance software, such as software that is produced for commercial airborne systems. One reason for this expense is the Federal Aviation Administration's requirement that test suites be modified condition/decision coverage (MC/DC) adequate. Despite its cost, there is evidence that MC/DC is an effective verification technique, and can help to uncover safety faults. As the software is modified and new test cases are added to the test suite, the test suite grows, and the cost of regression testing increases. To address the test-suite size problem, researchers have investigated the use of test-suite reduction algorithms, which identify a reduced test suite that provides the same coverage of the software, according to some criterion, as the original test suite, and test-suite prioritization algorithms, which identify an ordering of the test cases in the test suite according to some criteria or goals. Existing test-suite reduction and prioritization techniques, however, may not be effective in reducing or prioritizing MC/DC-adequate test suites because they do not consider the complexity of the criterion. This paper presents new algorithms for test-suite reduction and prioritization that can be tailored effectively for use with MC/DC. The paper also presents the results of a case study of the test-suite reduction algorithm.</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Testing with fewer resources: An adaptive approach to performance-aware test case generation</text:p>
          </table:table-cell>
          <table:table-cell office:value-type="string" calcext:value-type="string">
            <text:p>IEEE Transactions on Software Engineering</text:p>
          </table:table-cell>
          <table:table-cell office:value-type="string" calcext:value-type="string">
            <text:p>Automated test case generation is an effective technique to yield high-coverage test suites. While the majority of research effort has been devoted to satisfying coverage criteria, a recent trend emerged towards optimizing other non-coverage aspects. In this regard, runtime and memory usage are two essential dimensions: less expensive tests reduce the resource demands for the generation process and later regression testing phases. This study shows that performance-aware test case generation requires solving two main challenges: providing a good approximation of resource usage with minimal overhead and avoiding detrimental effects on both final coverage and fault detection effectiveness. To tackle these challenges, we conceived a set of performance proxies -inspired by previous work on performance testing- that provide a reasonable estimation of the test execution costs (i.e., runtime and memory usage). Thus, we propose an adaptive strategy, called aDynaMOSA, which leverages these proxies by extending DynaMOSA, a state-of-the-art evolutionary algorithm in unit testing. Our empirical study -involving 110 non-trivial Java classes- reveals that our adaptive approach generates test suite with statistically significant improvements in runtime (-25%) and heap memory consumption (-15%) compared to DynaMOSA. Additionally, aDynaMOSA has comparable results to DynaMOSA over seven different coverage criteria and similar fault detection effectiveness. Our empirical investigation also highlights that the usage of performance proxies (i.e., without the adaptiveness) is not sufficient to generate more performant test cases without compromising the overall coverage.</text:p>
          </table:table-cell>
          <table:table-cell table:style-name="ce6" office:value-type="boolean" office:boolean-value="false" calcext:value-type="boolean">
            <text:p>FALSE</text:p>
          </table:table-cell>
          <table:table-cell table:number-columns-repeated="1020"/>
        </table:table-row>
        <table:table-row table:style-name="ro2">
          <table:table-cell office:value-type="string" calcext:value-type="string">
            <text:p>The impact of Test-First programming on branch coverage and mutation score indicator of unit tests: An experiment</text:p>
          </table:table-cell>
          <table:table-cell office:value-type="string" calcext:value-type="string">
            <text:p>Information and Software Technology</text:p>
          </table:table-cell>
          <table:table-cell office:value-type="string" calcext:value-type="string">
            <text:p>Background: Test-First programming is regarded as one of the software development practices that can make unit tests to be more rigorous, thorough and effective in fault detection. Code coverage measures can be useful as indicators of the thoroughness of unit test suites, while mutation testing turned out to be effective at finding faults. Objective: This paper presents an experiment in which Test-First vs. Test-Last programming practices are examined with regard to branch coverage and mutation score indicator of unit tests. Method: Student subjects were randomly assigned to Test-First and Test-Last groups. In order to further reduce pre-existing differences among subjects, and to get a more sensitive measure of our experimental effect, multivariate analysis of covariance was performed. Results: Multivariate tests results indicate that there is no statistically significant difference between Test-First and Test-Last practices on the combined dependent variables, i.e. branch coverage and mutation score indicator, (F(2,9)=.52, p&amp;gt;.05), even if we control for the pre-test results, the subjects' experience, and when the subjects who showed deviations from the assigned programming technique are excluded from the analysis. Conclusion: According to the preliminary results presented in this paper, the benefits of the Test-First practice in this specific context can be considered minor. Limitation: It is probably the first-ever experimental evaluation of the impact of Test-First programming on mutation score indicator of unit tests and further experimentation is needed to establish evidence.</text:p>
          </table:table-cell>
          <table:table-cell table:style-name="ce6" office:value-type="boolean" office:boolean-value="false" calcext:value-type="boolean">
            <text:p>FALSE</text:p>
          </table:table-cell>
          <table:table-cell table:number-columns-repeated="1020"/>
        </table:table-row>
        <table:table-row table:style-name="ro7">
          <table:table-cell office:value-type="string" calcext:value-type="string">
            <text:p>The impact of coverage on bug density in a large industrial software project.(2017)</text:p>
          </table:table-cell>
          <table:table-cell office:value-type="string" calcext:value-type="string">
            <text:p>2017 ACM/IEEE International Symposium on Empirical Software Engineering and Measurement (ESEM)</text:p>
          </table:table-cell>
          <table:table-cell office:value-type="string" calcext:value-type="string">
            <text:p>Measuring quality of test suites is one of the major challenges of software testing. Code coverage identifies tested and untested parts of code and is frequently used to approximate test suite quality. Multiple previous studies have investigated the relationship between coverage ratio and test suite quality, without a clear consent in the results. In this work we study whether covered code contains a smaller number of future bugs than uncovered code (assuming appropriate scaling). If this correlation holds and bug density is lower in covered code, coverage can be regarded as a meaningful metric to estimate the adequacy of testing.To this end we analyse 16000 internal bug reports and bug-fixes of SAP HANA, a large industrial software project. We found that the above-mentioned relationship indeed holds, and is statistically significant. Contrary to most previous works our study uses real bugs and real bug-fixes. Furthermore, our data is derived from a complex and large industrial project.</text:p>
          </table:table-cell>
          <table:table-cell table:style-name="ce6" office:value-type="boolean" office:boolean-value="false" calcext:value-type="boolean">
            <text:p>FALSE</text:p>
          </table:table-cell>
          <table:table-cell table:number-columns-repeated="1020"/>
        </table:table-row>
        <table:table-row table:style-name="ro10">
          <table:table-cell office:value-type="string" calcext:value-type="string">
            <text:p>The influence of size and coverage on test suite effectiveness</text:p>
          </table:table-cell>
          <table:table-cell office:value-type="string" calcext:value-type="string">
            <text:p>Proceedings of the eighteenth international symposium on Software testing and analysis - ISSTA '09</text:p>
          </table:table-cell>
          <table:table-cell office:value-type="string" calcext:value-type="string">
            <text:p>We study the relationship between three properties of test suites: size, structural coverage, and fault-finding effectiveness. In particular, we study the question of whether achieving high coverage leads directly to greater effectiveness, or only indirectly through forcing a test suite to be larger. Our experiments indicate that coverage is sometimes correlated with effectiveness when size is controlled for, and that using both size and coverage yields a more accurate prediction of effectiveness than size alone. This in turn suggests that both size and coverage are important to test suite effectiveness. Our experiments also indicate that no linear relationship exists among the three variables of size, coverage and effectiveness, but that a nonlinear relationship does exist.</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The ratio of equivalent mutants: A key to analyzing mutation equivalence</text:p>
          </table:table-cell>
          <table:table-cell office:value-type="string" calcext:value-type="string">
            <text:p>Journal of Systems and Software</text:p>
          </table:table-cell>
          <table:table-cell office:value-type="string" calcext:value-type="string">
            <text:p>Mutation testing is the art of generating syntactic versions (called mutants) of a base program, and is widely used in software testing, most notably the assessment of test suites. Mutants are useful only to the extent that they are semantically distinct from the base program, but some may well be semantically equivalent to the base program, despite being syntactically distinct. Much research has been devoted to identifying, and weeding out, equivalent mutants, but determining whether two programs are semantically equivalent is a non-trivial, tedious, error-prone task. Yet in practice it is not necessary to identify equivalent mutants individually; for most intents and purposes, it suffices to estimate their number. In this paper, we are interested to estimate, for a given number of mutants generated from a program, the ratio of those that are equivalent to the base program; we refer to this as the Ratio of Equivalent Mutants (REM, for short). We argue, on the basis of analytical grounds, that the REM of a program may be estimated from a static analysis of the program, and that it can be used to analyze many mutation related properties of a program. The purpose/ aspiration of this paper is to draw attention to this potentially cost-effective approach to a longstanding stubborn problem.</text:p>
          </table:table-cell>
          <table:table-cell table:style-name="ce6" office:value-type="boolean" office:boolean-value="false" calcext:value-type="boolean">
            <text:p>FALSE</text:p>
          </table:table-cell>
          <table:table-cell table:number-columns-repeated="1020"/>
        </table:table-row>
        <table:table-row table:style-name="ro3">
          <table:table-cell office:value-type="string" calcext:value-type="string">
            <text:p>The use of mutation in testing experiments and its sensitivity to external threats</text:p>
          </table:table-cell>
          <table:table-cell office:value-type="string" calcext:value-type="string">
            <text:p>Proceedings of the 2011 International Symposium on Software Testing and Analysis - ISSTA '11</text:p>
          </table:table-cell>
          <table:table-cell office:value-type="string" calcext:value-type="string">
            <text:p>Mutation analysts has emerged as a standard approach for empirical assessment of testing techniques. The test practitioners decide about cost-effectiveness of testing strategies based on the number of mutants the testing techniques detect. Though fundamental rigor to empirical software testing, the use of mutants in the absence of real-world faults has raised the concern of whether mutants and real faults exhibit similar properties. This paper revisits this important concern and disseminates interesting findings regarding mutants and whether these synthetic faults can predict fault detection ability of test suites. The results of controlled experiments conducted in this paper show that mutation when used in testing experiments is highly sensitive to external threats caused by some influential factors including mutation operators, test suite size, and programming languages. This paper raises the awareness message of the use of mutation in testing experiment and suggests that any interpretation or generalization of experimental findings based on mutation should be justified according to the influential factors involved.</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Towards effective mutation testing for ATL</text:p>
          </table:table-cell>
          <table:table-cell office:value-type="string" calcext:value-type="string">
            <text:p>2019 ACM/IEEE 22nd International Conference on Model Driven Engineering Languages and Systems (MODELS)</text:p>
          </table:table-cell>
          <table:table-cell office:value-type="string" calcext:value-type="string">
            <text:p>The correctness of model transformations is crucial to obtain high-quality solutions in model-driven engineering. Testing is a common approach to detect errors in transformations, which requires having methods to assess the effectiveness of the test cases and improve their quality. Mutation testing permits assessing the quality of a test suite by injecting artificial faults in the system under test. These emulate common errors made by competent developers and are modelled using mutation operators. Some researchers have proposed sets of mutation operators for transformation languages like ATL. However, their suitability for an effective mutation testing process has not been investigated, and there is no automated mechanism to generate test models that increase the quality of the tests. In this paper, we use transformations created by third parties to evaluate the effectiveness ATL mutation operators proposed in the literature, and other operators that we have devised based on empirical evidence on real errors made by developers. Likewise, we evaluate the effectiveness of commonly used test model generation techniques. For the cases in which a test suite does not detect an injected fault, we synthesize test models able to detect it. As a technical contribution, we make available a framework that automates this process for ATL.</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Towards the practical mutation testing of AspectJ programs</text:p>
          </table:table-cell>
          <table:table-cell office:value-type="string" calcext:value-type="string">
            <text:p>Science of Computer Programming</text:p>
          </table:table-cell>
          <table:table-cell office:value-type="string" calcext:value-type="string">
            <text:p>Aspect-oriented programming (AOP) is a programmatic methodology to handle better modularized code by separating crosscutting concerns from the traditional abstraction boundaries. Automated testing, as one of the most demanding needs of the software development to reduce both human effort and costs, is a delicate issue in testing aspect-oriented programs. Prior studies in the automated test generation for aspect-oriented programs have been very limited with respect to the need for both adequate tool support and capability concerning effectiveness and efficiency. This paper describes a new AOP-specific tool for testing aspect-oriented programs, called RAMBUTANS . The RAMBUTANS tool uses a directed random testing technique that is especially well suited for generating tests for aspectual features in AspectJ. The directed random aspect of the tool is parameterized by associating weights to aspects, advice, methods, and classes by controlling object and joint point creations during the test generation process. We present a comprehensive empirical evaluation of our tool against the current AOP test generation approaches on three industrial aspect-oriented projects. The results of the experimental and statistical tests showed that RAMBUTANS tool produces test suites that have higher fault-detection capability and efficiency for AspectJ-like programs.</text:p>
          </table:table-cell>
          <table:table-cell table:style-name="ce6" office:value-type="boolean" office:boolean-value="false" calcext:value-type="boolean">
            <text:p>FALSE</text:p>
          </table:table-cell>
          <table:table-cell office:value-type="string" calcext:value-type="string">
            <text:p>duplicate</text:p>
          </table:table-cell>
          <table:table-cell table:number-columns-repeated="1019"/>
        </table:table-row>
        <table:table-row table:style-name="ro2">
          <table:table-cell office:value-type="string" calcext:value-type="string">
            <text:p>Transitioning from manual to automated software regression testing: Experience from the banking domain</text:p>
          </table:table-cell>
          <table:table-cell office:value-type="string" calcext:value-type="string">
            <text:p>2018 25th Asia-Pacific Software Engineering Conference (APSEC)</text:p>
          </table:table-cell>
          <table:table-cell office:value-type="string" calcext:value-type="string">
            <text:p>Regression testing is needed when a software or the environment hosting that software changes. Motivated by a real-world industrial need in the context of a large financial (banking) corporation in Turkey, the authors and their colleagues developed and introduced an automated regression testing infrastructure for automated testing of one of the main mobile applications of the company. Before this project, regression testing was conducted manually which incurred a lot of costs and was by nature subjective. We report in this paper our experience in 'transitioning' from manual to automated regression testing, and in developing and introducing a set of large automated test suites (more than 16 KLOC in total), using best practices in state-of-the art and -practice, and to report its observed benefits by conducting cost-benefit analysis. The project was conducted based on the principles of case-study and 'action research' in which the real industrial needs drove the research. Among the best practices that we used are the followings: (1) modularity in test code, (2) creating test-specific libraries, and (3) separating test data from test logic. By serving as a success story and experience report in development and introduction of automated test suites in an industrial setting, this paper adds to the body of evidence in this area and it aims at sharing both technical (e.g., using automated test patterns) and process aspects (e.g., test process improvement) from our project with other practitioners and researchers.</text:p>
          </table:table-cell>
          <table:table-cell table:style-name="ce6" office:value-type="boolean" office:boolean-value="false" calcext:value-type="boolean">
            <text:p>FALSE</text:p>
          </table:table-cell>
          <table:table-cell table:number-columns-repeated="1020"/>
        </table:table-row>
        <table:table-row table:style-name="ro11">
          <table:table-cell office:value-type="string" calcext:value-type="string">
            <text:p>Using mutation analysis for assessing and comparing testing coverage criteria</text:p>
          </table:table-cell>
          <table:table-cell office:value-type="string" calcext:value-type="string">
            <text:p>IEEE Transactions on Software Engineering</text:p>
          </table:table-cell>
          <table:table-cell office:value-type="string" calcext:value-type="string">
            <text:p>The empirical assessment of test techniques plays an important role in software testing research. One common practice is to seed faults in subject software, either manually or by using a program that generates all possible mutants based on a set of mutation operators. The latter allows the systematic, repeatable seeding of large numbers of faults, thus facilitating the statistical analysis of fault detection effectiveness of test suites; however, we do not know whether empirical results obtained this way lead to valid, representative conclusions. Focusing on four common control and data flow criteria (Block, Decision, C-Use, and P-Use), this paper investigates this important issue based on a middle size industrial program with a comprehensive pool of test cases and known faults. Based on the data available thus far, the results are very consistent across the investigated criteria as they show that the use of mutation operators is yielding trustworthy results: Generated mutants can be used to predict the detection effectiveness of real faults. Applying such a mutation analysis, we then investigate the relative cost and effectiveness of the above-mentioned criteria by revisiting fundamental questions regarding the relationships between fault detection, test suite size, and control/data flow coverage. Although such questions have been partially investigated in previous studies, we can use a large number of mutants, which helps decrease the impact of random variation in our analysis and allows us to use a different analysis approach. Our results are then compared with published studies, plausible reasons for the differences are provided, and the research leads us to suggest a way to tune the mutation analysis process to possible differences in fault detection probabilities in a specific environment.</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Using the city metaphor for visualizing test-related metrics</text:p>
          </table:table-cell>
          <table:table-cell office:value-type="string" calcext:value-type="string">
            <text:p>2016 IEEE 23rd International Conference on Software Analysis, Evolution, and Reengineering (SANER)</text:p>
          </table:table-cell>
          <table:table-cell office:value-type="string" calcext:value-type="string">
            <text:p>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text:p>
          </table:table-cell>
          <table:table-cell table:style-name="ce6" office:value-type="boolean" office:boolean-value="false" calcext:value-type="boolean">
            <text:p>FALSE</text:p>
          </table:table-cell>
          <table:table-cell table:number-columns-repeated="1020"/>
        </table:table-row>
        <table:table-row table:style-name="ro8">
          <table:table-cell office:value-type="string" calcext:value-type="string">
            <text:p>Whole Test Suite Generation</text:p>
          </table:table-cell>
          <table:table-cell office:value-type="string" calcext:value-type="string">
            <text:p>IEEE Transactions on Software Engineering</text:p>
            <text:p/>
          </table:table-cell>
          <table:table-cell office:value-type="string" calcext:value-type="string">
            <text:p>Not all bugs lead to program crashes, and not always is there a formal specification to check the correctness of a software test's outcome. A common scenario in software testing is therefore that test data are generated, and a tester manually adds test oracles. As this is a difficult task, it is important to produce small yet representative test sets, and this representativeness is typically measured using code coverage. There is, however, a fundamental problem with the common approach of targeting one coverage goal at a time: Coverage goals are not independent, not equally difficult, and sometimes infeasible-the result of test generation is therefore dependent on the order of coverage goals and how many of them are feasible. To overcome this problem, we propose a novel paradigm in which whole test suites are evolved with the aim of covering all coverage goals at the same time while keeping the total size as small as possible. This approach has several advantages, as for example, its effectiveness is not affected by the number of infeasible targets in the code. We have implemented this novel approach in the EvoSuite tool, and compared it to the common approach of addressing one goal at a time. Evaluated on open source libraries and an industrial case study for a total of 1,741 classes, we show that EvoSuite achieved up to 188 times the branch coverage of a traditional approach targeting single branches, with up to 62 percent smaller test suites.</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You are the only possible oracle: Effective test selection for end users of interactive machine learning systems</text:p>
          </table:table-cell>
          <table:table-cell office:value-type="string" calcext:value-type="string">
            <text:p>IEEE Transactions on Software Engineering</text:p>
          </table:table-cell>
          <table:table-cell office:value-type="string" calcext:value-type="string">
            <text:p>How do you test a program when only a single user, with no expertise in software testing, is able to determine if the program is performing correctly? Such programs are common today in the form of machine-learned classifiers. We consider the problem of testing this common kind of machine-generated program when the only oracle is an end user: e.g., only you can determine if your email is properly filed. We present test selection methods that provide very good failure rates even for small test suites, and show that these methods work in both large-scale random experiments using a “gold standard” and in studies with real users. Our methods are inexpensive and largely algorithm-independent. Key to our methods is an exploitation of properties of classifiers that is not possible in traditional software testing. Our results suggest that it is plausible for time-pressured end users to interactively detect failures—even very hard-to-find failures—without wading through a large number of successful (and thus less useful) tests. We additionally show that some methods are able to find the arguably most difficult-to-detect faults of classifiers: cases where machine learning algorithms have high confidence in an incorrect result.</text:p>
          </table:table-cell>
          <table:table-cell table:style-name="ce6" office:value-type="boolean" office:boolean-value="false" calcext:value-type="boolean">
            <text:p>FALSE</text:p>
          </table:table-cell>
          <table:table-cell table:number-columns-repeated="1020"/>
        </table:table-row>
        <table:table-row table:style-name="ro4">
          <table:table-cell office:value-type="string" calcext:value-type="string">
            <text:p>mrstudyr: Retrospectively studying the effectiveness of mutant reduction techniques</text:p>
          </table:table-cell>
          <table:table-cell office:value-type="string" calcext:value-type="string">
            <text:p>2016 IEEE International Conference on Software Maintenance and Evolution (ICSME)</text:p>
          </table:table-cell>
          <table:table-cell office:value-type="string" calcext:value-type="string">
            <text:p>Mutation testing is a well-known method for measuring a test suite's quality. However, due to its computational expense and intrinsic difficulties (e.g., detecting equivalent mutants and potentially checking a mutant's status for each test), mutation testing is often challenging to practically use. To control the computational cost of mutation testing, many reduction strategies have been proposed (e.g., uniform random sampling over mutants). Yet, a stand-alone tool to compare the efficiency and effectiveness of these methods is heretofore unavailable. Since existing mutation testing tools are often complex and language-dependent, this paper presents a tool, called mrstudyr, that enables the "retrospective" study of mutant reduction methods using the data collected from a prior analysis of all mutants. Focusing on the mutation operators and the mutants that they produce, the presented tool allows developers to prototype and evaluate mutant reducers without being burdened by the implementation details of mutation testing tools. Along with describing mrstudyr's design and overviewing the experimental results from using it, this paper inaugurates the public release of this open-source tool.</text:p>
          </table:table-cell>
          <table:table-cell table:style-name="ce6" office:value-type="boolean" office:boolean-value="false" calcext:value-type="boolean">
            <text:p>FALSE</text:p>
          </table:table-cell>
          <table:table-cell table:number-columns-repeated="1020"/>
        </table:table-row>
        <table:table-row table:style-name="ro1" table:number-rows-repeated="10484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7">00/00/0000</text:date>, <text:time style:data-style-name="N2" text:time-value="21:35:11.4277519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1-17T21:36:16.697046989</dc:date>
    <meta:editing-duration>PT14H41M30S</meta:editing-duration>
    <meta:editing-cycles>176</meta:editing-cycles>
    <meta:document-statistic meta:table-count="1" meta:cell-count="650" meta:object-count="0"/>
  </office:meta>
</office:document-meta>
</file>